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000000"/>
    </style:style>
    <style:style style:name="ce12" style:family="table-cell" style:parent-style-name="Default" style:data-style-name="N0">
      <style:table-cell-properties fo:background-color="#b2b2b2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ackground-color="#000000"/>
    </style:style>
    <style:style style:name="ce15" style:family="table-cell" style:parent-style-name="Default" style:data-style-name="N11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0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0"/>
        <table:table-column table:style-name="co7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Contract deployment cost (gas)</text:p>
          </table:table-cell>
          <table:table-cell office:value-type="float" office:value="3164385" calcext:value-type="float">
            <text:p>3164385</text:p>
          </table:table-cell>
          <table:table-cell table:number-columns-repeated="18"/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ocktime (s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System</text:p>
          </table:table-cell>
          <table:table-cell office:value-type="string" calcext:value-type="string">
            <text:p>CS Size (B)</text:p>
          </table:table-cell>
          <table:table-cell office:value-type="string" calcext:value-type="string">
            <text:p>CS variables / constraints</text:p>
          </table:table-cell>
          <table:table-cell office:value-type="string" calcext:value-type="string">
            <text:p>User #</text:p>
          </table:table-cell>
          <table:table-cell office:value-type="string" calcext:value-type="string">
            <text:p>Runtime (s)</text:p>
          </table:table-cell>
          <table:table-cell office:value-type="string" calcext:value-type="string">
            <text:p>Event Filters (s)</text:p>
          </table:table-cell>
          <table:table-cell office:value-type="string" calcext:value-type="string">
            <text:p>Event Filters (%)</text:p>
          </table:table-cell>
          <table:table-cell office:value-type="string" calcext:value-type="string">
            <text:p>Input wait (s)</text:p>
          </table:table-cell>
          <table:table-cell office:value-type="string" calcext:value-type="string">
            <text:p>Input wait (%)</text:p>
          </table:table-cell>
          <table:table-cell office:value-type="string" calcext:value-type="string">
            <text:p>Net execution time (s)</text:p>
          </table:table-cell>
          <table:table-cell office:value-type="string" calcext:value-type="string">
            <text:p>Net execution time (%)</text:p>
          </table:table-cell>
          <table:table-cell office:value-type="string" calcext:value-type="string">
            <text:p>Net vs Events (%)</text:p>
          </table:table-cell>
          <table:table-cell office:value-type="string" calcext:value-type="string">
            <text:p>Total size (B)</text:p>
          </table:table-cell>
          <table:table-cell office:value-type="string" calcext:value-type="string">
            <text:p>Total gas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Nizks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Stage2</text:p>
          </table:table-cell>
          <table:table-cell office:value-type="string" calcext:value-type="string">
            <text:p>Stage3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Execution tim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68">
            <text:p>add.code</text:p>
          </table:table-cell>
          <table:table-cell table:style-name="ce1" office:value-type="float" office:value="1768" calcext:value-type="float" table:number-columns-spanned="1" table:number-rows-spanned="68">
            <text:p>1768</text:p>
          </table:table-cell>
          <table:table-cell table:style-name="ce1" office:value-type="string" calcext:value-type="string" table:number-columns-spanned="1" table:number-rows-spanned="68">
            <text:p>1 / 1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17s</text:p>
          </table:table-cell>
          <table:table-cell office:value-type="float" office:value="109" calcext:value-type="float">
            <text:p>109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6.75%/93.25%</text:p>
          </table:table-cell>
          <table:table-cell office:value-type="float" office:value="20651" calcext:value-type="float">
            <text:p>20651</text:p>
          </table:table-cell>
          <table:table-cell table:formula="of:=SUM([.O4:.U4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4]+[.J4]" office:value-type="float" office:value="116" calcext:value-type="float">
            <text:p>11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14s</text:p>
          </table:table-cell>
          <table:table-cell office:value-type="float" office:value="106" calcext:value-type="float">
            <text:p>106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6.93%/93.07%</text:p>
          </table:table-cell>
          <table:table-cell office:value-type="float" office:value="20651" calcext:value-type="float">
            <text:p>20651</text:p>
          </table:table-cell>
          <table:table-cell table:formula="of:=SUM([.O5:.U5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5]+[.J5]"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float" office:value="103" calcext:value-type="float">
            <text:p>103</text:p>
          </table:table-cell>
          <table:table-cell office:value-type="float" office:value="0.0927" calcext:value-type="float">
            <text:p>0.0927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table:formula="of:=SUM([.O6:.U6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6]+[.J6]" office:value-type="float" office:value="109" calcext:value-type="float">
            <text:p>10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19s</text:p>
          </table:table-cell>
          <table:table-cell office:value-type="float" office:value="112" calcext:value-type="float">
            <text:p>112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5.80%/94.20%</text:p>
          </table:table-cell>
          <table:table-cell office:value-type="float" office:value="20651" calcext:value-type="float">
            <text:p>20651</text:p>
          </table:table-cell>
          <table:table-cell table:formula="of:=SUM([.O7:.U7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7]+[.J7]" office:value-type="float" office:value="118" calcext:value-type="float">
            <text:p>118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float" office:value="103" calcext:value-type="float">
            <text:p>103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table:formula="of:=SUM([.O8:.U8])"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/>
          <table:table-cell office:value-type="string" calcext:value-type="string">
            <text:p>Why different cost for commit?</text:p>
          </table:table-cell>
          <table:table-cell table:number-columns-repeated="2"/>
          <table:table-cell table:formula="of:=[.F8]+[.J8]" office:value-type="float" office:value="109" calcext:value-type="float">
            <text:p>109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5"/>
          <table:table-cell table:style-name="ce2" table:number-columns-repeated="2"/>
          <table:table-cell table:style-name="ce11"/>
          <table:table-cell table:style-name="ce2"/>
          <table:table-cell table:style-name="ce14"/>
          <table:table-cell table:style-name="ce2"/>
          <table:table-cell table:style-name="ce11"/>
          <table:table-cell table:style-name="ce2" table:number-columns-repeated="2"/>
          <table:table-cell table:style-name="ce2" table:formula="of:=SUM([.O9:.U9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81s</text:p>
          </table:table-cell>
          <table:table-cell table:style-name="ce3" office:value-type="float" office:value="172" calcext:value-type="float">
            <text:p>172</text:p>
          </table:table-cell>
          <table:table-cell table:style-name="ce12"/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4.61" calcext:value-type="float">
            <text:p>4.61</text:p>
          </table:table-cell>
          <table:table-cell table:style-name="ce3" office:value-type="string" calcext:value-type="string">
            <text:p>4.61%/95.39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10:.U10])" office:value-type="float" office:value="934832" calcext:value-type="float">
            <text:p>934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93721-[.Q11]" office:value-type="float" office:value="102069" calcext:value-type="float">
            <text:p>102069</text:p>
          </table:table-cell>
          <table:table-cell table:style-name="ce3" table:formula="of:=190890-[.R11]" office:value-type="float" office:value="99831" calcext:value-type="float">
            <text:p>9983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0]+[.J10]" office:value-type="float" office:value="180" calcext:value-type="float">
            <text:p>180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67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3.82%/96.18%</text:p>
          </table:table-cell>
          <table:table-cell office:value-type="float" office:value="10119" calcext:value-type="float">
            <text:p>10119</text:p>
          </table:table-cell>
          <table:table-cell table:formula="of:=SUM([.O11:.U11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1]+[.J11]" office:value-type="float" office:value="166" calcext:value-type="float">
            <text:p>166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81s</text:p>
          </table:table-cell>
          <table:table-cell table:style-name="ce3" office:value-type="float" office:value="172" calcext:value-type="float">
            <text:p>172</text:p>
          </table:table-cell>
          <table:table-cell table:style-name="ce12"/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4.6" calcext:value-type="float">
            <text:p>4.6</text:p>
          </table:table-cell>
          <table:table-cell table:style-name="ce3" office:value-type="string" calcext:value-type="string">
            <text:p>4.60%/95.40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12:.U12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2]+[.J12]" office:value-type="float" office:value="180" calcext:value-type="float">
            <text:p>180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4.36%/95.64%</text:p>
          </table:table-cell>
          <table:table-cell office:value-type="float" office:value="10119" calcext:value-type="float">
            <text:p>10119</text:p>
          </table:table-cell>
          <table:table-cell table:formula="of:=SUM([.O13:.U13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12]" office:value-type="float" office:value="102895" calcext:value-type="float">
            <text:p>102895</text:p>
          </table:table-cell>
          <table:table-cell table:formula="of:=192958-[.R12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3]+[.J13]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81s</text:p>
          </table:table-cell>
          <table:table-cell table:style-name="ce3" office:value-type="float" office:value="172" calcext:value-type="float">
            <text:p>172</text:p>
          </table:table-cell>
          <table:table-cell table:style-name="ce12"/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4.61" calcext:value-type="float">
            <text:p>4.61</text:p>
          </table:table-cell>
          <table:table-cell table:style-name="ce3" office:value-type="string" calcext:value-type="string">
            <text:p>4.61%/95.39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14:.U14])" office:value-type="float" office:value="934832" calcext:value-type="float">
            <text:p>934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93721-[.Q15]" office:value-type="float" office:value="102069" calcext:value-type="float">
            <text:p>102069</text:p>
          </table:table-cell>
          <table:table-cell table:style-name="ce3" table:formula="of:=190890-[.R15]" office:value-type="float" office:value="99831" calcext:value-type="float">
            <text:p>9983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4]+[.J14]" office:value-type="float" office:value="180" calcext:value-type="float">
            <text:p>180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68s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3.79%/96.21%</text:p>
          </table:table-cell>
          <table:table-cell office:value-type="float" office:value="10119" calcext:value-type="float">
            <text:p>10119</text:p>
          </table:table-cell>
          <table:table-cell table:formula="of:=SUM([.O15:.U15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5]+[.J15]" office:value-type="float" office:value="167" calcext:value-type="float">
            <text:p>167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82s</text:p>
          </table:table-cell>
          <table:table-cell table:style-name="ce3" office:value-type="float" office:value="174" calcext:value-type="float">
            <text:p>174</text:p>
          </table:table-cell>
          <table:table-cell table:style-name="ce12"/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4.03" calcext:value-type="float">
            <text:p>4.03</text:p>
          </table:table-cell>
          <table:table-cell table:style-name="ce3" office:value-type="string" calcext:value-type="string">
            <text:p>4.03%/95.97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16:.U16])" office:value-type="float" office:value="934768" calcext:value-type="float">
            <text:p>934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30" calcext:value-type="float">
            <text:p>94030</text:p>
          </table:table-cell>
          <table:table-cell table:style-name="ce3" table:formula="of:=193721-[.Q17]" office:value-type="float" office:value="102069" calcext:value-type="float">
            <text:p>102069</text:p>
          </table:table-cell>
          <table:table-cell table:style-name="ce3" table:formula="of:=190890-[.R17]" office:value-type="float" office:value="99831" calcext:value-type="float">
            <text:p>9983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/>
          <table:table-cell table:style-name="ce3" office:value-type="string" calcext:value-type="string">
            <text:p>Why different cost for commit?</text:p>
          </table:table-cell>
          <table:table-cell table:style-name="ce3" table:number-columns-repeated="2"/>
          <table:table-cell table:formula="of:=[.F16]+[.J16]" office:value-type="float" office:value="181" calcext:value-type="float">
            <text:p>181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4.37%/95.63%</text:p>
          </table:table-cell>
          <table:table-cell office:value-type="float" office:value="10119" calcext:value-type="float">
            <text:p>10119</text:p>
          </table:table-cell>
          <table:table-cell table:formula="of:=SUM([.O17:.U17])" office:value-type="float" office:value="677701" calcext:value-type="float">
            <text:p>677701</text:p>
          </table:table-cell>
          <table:table-cell office:value-type="float" office:value="50053" calcext:value-type="float">
            <text:p>50053</text:p>
          </table:table-cell>
          <table:table-cell office:value-type="float" office:value="80410" calcext:value-type="float">
            <text:p>8041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7]+[.J17]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82s</text:p>
          </table:table-cell>
          <table:table-cell table:style-name="ce3" office:value-type="float" office:value="173" calcext:value-type="float">
            <text:p>173</text:p>
          </table:table-cell>
          <table:table-cell table:style-name="ce12"/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4.58" calcext:value-type="float">
            <text:p>4.58</text:p>
          </table:table-cell>
          <table:table-cell table:style-name="ce3" office:value-type="string" calcext:value-type="string">
            <text:p>4.58%/95.42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18:.U18])" office:value-type="float" office:value="934832" calcext:value-type="float">
            <text:p>934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93721-[.Q19]" office:value-type="float" office:value="102069" calcext:value-type="float">
            <text:p>102069</text:p>
          </table:table-cell>
          <table:table-cell table:style-name="ce3" table:formula="of:=190890-[.R19]" office:value-type="float" office:value="99831" calcext:value-type="float">
            <text:p>9983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8]+[.J18]" office:value-type="float" office:value="181" calcext:value-type="float">
            <text:p>181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3.77%/96.23%</text:p>
          </table:table-cell>
          <table:table-cell office:value-type="float" office:value="10119" calcext:value-type="float">
            <text:p>10119</text:p>
          </table:table-cell>
          <table:table-cell table:formula="of:=SUM([.O19:.U19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9]+[.J19]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8"/>
          <table:table-cell table:style-name="ce2" table:number-columns-repeated="2"/>
          <table:table-cell table:style-name="ce11"/>
          <table:table-cell table:style-name="ce2"/>
          <table:table-cell table:style-name="ce14"/>
          <table:table-cell table:style-name="ce2"/>
          <table:table-cell table:style-name="ce11"/>
          <table:table-cell table:style-name="ce2" table:number-columns-repeated="2"/>
          <table:table-cell table:style-name="ce2" table:formula="of:=SUM([.O20:.U20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265s</text:p>
          </table:table-cell>
          <table:table-cell table:style-name="ce3" office:value-type="float" office:value="251" calcext:value-type="float">
            <text:p>251</text:p>
          </table:table-cell>
          <table:table-cell table:style-name="ce12" office:value-type="float" office:value="94.99" calcext:value-type="float">
            <text:p>94.99</text:p>
          </table:table-cell>
          <table:table-cell table:style-name="ce3" office:value-type="string" calcext:value-type="string">
            <text:p>2s</text:p>
          </table:table-cell>
          <table:table-cell table:style-name="ce15" office:value-type="percentage" office:value="0.0109" calcext:value-type="percentage">
            <text:p>1.09%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3.92" calcext:value-type="float">
            <text:p>3.92</text:p>
          </table:table-cell>
          <table:table-cell table:style-name="ce3" office:value-type="string" calcext:value-type="string">
            <text:p>3.97%/96.03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21:.U21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table:formula="of:=184186-[.R23]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21]+[.J21]" office:value-type="float" office:value="261" calcext:value-type="float">
            <text:p>261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float" office:value="243" calcext:value-type="float">
            <text:p>243</text:p>
          </table:table-cell>
          <table:table-cell office:value-type="float" office:value="95.56" calcext:value-type="float">
            <text:p>95.56</text:p>
          </table:table-cell>
          <table:table-cell office:value-type="string" calcext:value-type="string">
            <text:p>3s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float" office:value="8" calcext:value-type="float">
            <text:p>8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table:formula="of:=SUM([.O22:.U22])" office:value-type="float" office:value="671300" calcext:value-type="float">
            <text:p>671300</text:p>
          </table:table-cell>
          <table:table-cell office:value-type="float" office:value="50053" calcext:value-type="float">
            <text:p>50053</text:p>
          </table:table-cell>
          <table:table-cell table:formula="of:=149072-[.P23]" office:value-type="float" office:value="75897" calcext:value-type="float">
            <text:p>75897</text:p>
          </table:table-cell>
          <table:table-cell table:formula="of:=191769-[.Q21]" office:value-type="float" office:value="97846" calcext:value-type="float">
            <text:p>97846</text:p>
          </table:table-cell>
          <table:table-cell table:formula="of:=383758-[.R21]-[.R23]-[.R24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22]+[.J22]" office:value-type="float" office:value="251" calcext:value-type="float">
            <text:p>25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254s</text:p>
          </table:table-cell>
          <table:table-cell office:value-type="float" office:value="240" calcext:value-type="float">
            <text:p>240</text:p>
          </table:table-cell>
          <table:table-cell office:value-type="float" office:value="94.76" calcext:value-type="float">
            <text:p>94.76</text:p>
          </table:table-cell>
          <table:table-cell office:value-type="string" calcext:value-type="string">
            <text:p>3s</text:p>
          </table:table-cell>
          <table:table-cell table:style-name="ce13" office:value-type="percentage" office:value="0.0154" calcext:value-type="percentage">
            <text:p>1.54%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3.76%/96.24%</text:p>
          </table:table-cell>
          <table:table-cell office:value-type="float" office:value="10119" calcext:value-type="float">
            <text:p>10119</text:p>
          </table:table-cell>
          <table:table-cell table:formula="of:=SUM([.O23:.U23])" office:value-type="float" office:value="665381" calcext:value-type="float">
            <text:p>665381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table:formula="of:=293538-SUM([.Q21];[.Q22])" office:value-type="float" office:value="101769" calcext:value-type="float">
            <text:p>101769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23]+[.J23]" office:value-type="float" office:value="249" calcext:value-type="float">
            <text:p>24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252s</text:p>
          </table:table-cell>
          <table:table-cell office:value-type="float" office:value="238" calcext:value-type="float">
            <text:p>238</text:p>
          </table:table-cell>
          <table:table-cell office:value-type="float" office:value="94.71" calcext:value-type="float">
            <text:p>94.71</text:p>
          </table:table-cell>
          <table:table-cell office:value-type="string" calcext:value-type="string">
            <text:p>4s</text:p>
          </table:table-cell>
          <table:table-cell table:style-name="ce13" office:value-type="percentage" office:value="0.0173" calcext:value-type="percentage">
            <text:p>1.73%</text:p>
          </table:table-cell>
          <table:table-cell office:value-type="float" office:value="8" calcext:value-type="float">
            <text:p>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3.62%/96.38%</text:p>
          </table:table-cell>
          <table:table-cell office:value-type="float" office:value="10119" calcext:value-type="float">
            <text:p>10119</text:p>
          </table:table-cell>
          <table:table-cell table:formula="of:=SUM([.O24:.U24])" office:value-type="float" office:value="717350" calcext:value-type="float">
            <text:p>717350</text:p>
          </table:table-cell>
          <table:table-cell office:value-type="float" office:value="51717" calcext:value-type="float">
            <text:p>51717</text:p>
          </table:table-cell>
          <table:table-cell table:formula="of:=234746-SUM([.P22];[.P23])" office:value-type="float" office:value="85674" calcext:value-type="float">
            <text:p>85674</text:p>
          </table:table-cell>
          <table:table-cell table:formula="of:=404279-[.Q21]-[.Q22]-[.Q23]" office:value-type="float" office:value="110741" calcext:value-type="float">
            <text:p>110741</text:p>
          </table:table-cell>
          <table:table-cell table:formula="of:=278965-[.R23]-[.R21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24]+[.J24]" office:value-type="float" office:value="246" calcext:value-type="float">
            <text:p>246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266s</text:p>
          </table:table-cell>
          <table:table-cell table:style-name="ce3" office:value-type="float" office:value="254" calcext:value-type="float">
            <text:p>254</text:p>
          </table:table-cell>
          <table:table-cell table:style-name="ce12" office:value-type="float" office:value="95.76" calcext:value-type="float">
            <text:p>95.76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11" calcext:value-type="float">
            <text:p>11</text:p>
          </table:table-cell>
          <table:table-cell table:style-name="ce12" office:value-type="float" office:value="4.24" calcext:value-type="float">
            <text:p>4.24</text:p>
          </table:table-cell>
          <table:table-cell table:style-name="ce3" office:value-type="string" calcext:value-type="string">
            <text:p>4.24%/95.76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25:.U25])" office:value-type="float" office:value="922253" calcext:value-type="float">
            <text:p>922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281976-[.Q26]-[.Q28]" office:value-type="float" office:value="97020" calcext:value-type="float">
            <text:p>97020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25]+[.J25]" office:value-type="float" office:value="265" calcext:value-type="float">
            <text:p>265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3.65%/96.35%</text:p>
          </table:table-cell>
          <table:table-cell office:value-type="float" office:value="10119" calcext:value-type="float">
            <text:p>10119</text:p>
          </table:table-cell>
          <table:table-cell table:formula="of:=SUM([.O26:.U26])" office:value-type="float" office:value="663633" calcext:value-type="float">
            <text:p>663633</text:p>
          </table:table-cell>
          <table:table-cell office:value-type="float" office:value="50053" calcext:value-type="float">
            <text:p>50053</text:p>
          </table:table-cell>
          <table:table-cell table:formula="of:=231198-SUM([.P27];[.P28])" office:value-type="float" office:value="84022" calcext:value-type="float">
            <text:p>84022</text:p>
          </table:table-cell>
          <table:table-cell table:formula="of:=184956-[.Q28]" office:value-type="float" office:value="91652" calcext:value-type="float">
            <text:p>91652</text:p>
          </table:table-cell>
          <table:table-cell table:formula="of:=187496-[.R25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26]+[.J26]" office:value-type="float" office:value="254" calcext:value-type="float">
            <text:p>25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251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3.71%/96.29%</text:p>
          </table:table-cell>
          <table:table-cell office:value-type="float" office:value="10119" calcext:value-type="float">
            <text:p>10119</text:p>
          </table:table-cell>
          <table:table-cell table:formula="of:=SUM([.O27:.U27])" office:value-type="float" office:value="687261" calcext:value-type="float">
            <text:p>687261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table:formula="of:=391891-[.Q25]-[.Q26]-[.Q28]" office:value-type="float" office:value="109915" calcext:value-type="float">
            <text:p>109915</text:p>
          </table:table-cell>
          <table:table-cell table:formula="of:=389962-[.R26]-[.R25]-[.R28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27]+[.J27]" office:value-type="float" office:value="250" calcext:value-type="float">
            <text:p>25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249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3.74%/96.26%</text:p>
          </table:table-cell>
          <table:table-cell office:value-type="float" office:value="10119" calcext:value-type="float">
            <text:p>10119</text:p>
          </table:table-cell>
          <table:table-cell table:formula="of:=SUM([.O28:.U28])" office:value-type="float" office:value="690308" calcext:value-type="float">
            <text:p>690308</text:p>
          </table:table-cell>
          <table:table-cell office:value-type="float" office:value="51717" calcext:value-type="float">
            <text:p>51717</text:p>
          </table:table-cell>
          <table:table-cell table:formula="of:=147176-[.P27]" office:value-type="float" office:value="74001" calcext:value-type="float">
            <text:p>74001</text:p>
          </table:table-cell>
          <table:table-cell office:value-type="float" office:value="93304" calcext:value-type="float">
            <text:p>93304</text:p>
          </table:table-cell>
          <table:table-cell table:formula="of:=284343-[.R25]-[.R26]" office:value-type="float" office:value="96847" calcext:value-type="float">
            <text:p>96847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28]+[.J28]" office:value-type="float" office:value="248" calcext:value-type="float">
            <text:p>248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269s</text:p>
          </table:table-cell>
          <table:table-cell table:style-name="ce3" office:value-type="float" office:value="258" calcext:value-type="float">
            <text:p>258</text:p>
          </table:table-cell>
          <table:table-cell table:style-name="ce12" office:value-type="string" calcext:value-type="string">
            <text:p>s.r.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3.82" calcext:value-type="float">
            <text:p>3.82</text:p>
          </table:table-cell>
          <table:table-cell table:style-name="ce3" office:value-type="string" calcext:value-type="string">
            <text:p>3.82%/96.18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29:.U29])" office:value-type="float" office:value="945162" calcext:value-type="float">
            <text:p>945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385697-[.Q30]-[.Q31]-[.Q32]" office:value-type="float" office:value="108263" calcext:value-type="float">
            <text:p>108263</text:p>
          </table:table-cell>
          <table:table-cell table:style-name="ce3" table:formula="of:=379622-[.R30]-[.R31]-[.R32]" office:value-type="float" office:value="103967" calcext:value-type="float">
            <text:p>103967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29]+[.J29]" office:value-type="float" office:value="268" calcext:value-type="float">
            <text:p>268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3.25%/96.75%</text:p>
          </table:table-cell>
          <table:table-cell office:value-type="float" office:value="10119" calcext:value-type="float">
            <text:p>10119</text:p>
          </table:table-cell>
          <table:table-cell table:formula="of:=SUM([.O30:.U30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office:value-type="float" office:value="91652" calcext:value-type="float">
            <text:p>91652</text:p>
          </table:table-cell>
          <table:table-cell table:formula="of:=183770-[.R32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30]+[.J30]"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table:formula="of:=SUM([.O31:.U31])" office:value-type="float" office:value="659638" calcext:value-type="float">
            <text:p>659638</text:p>
          </table:table-cell>
          <table:table-cell office:value-type="float" office:value="50885" calcext:value-type="float">
            <text:p>50885</text:p>
          </table:table-cell>
          <table:table-cell table:formula="of:=150846-[.P30]" office:value-type="float" office:value="76723" calcext:value-type="float">
            <text:p>76723</text:p>
          </table:table-cell>
          <table:table-cell table:formula="of:=277434-[.Q32]-[.Q30]" office:value-type="float" office:value="92478" calcext:value-type="float">
            <text:p>92478</text:p>
          </table:table-cell>
          <table:table-cell table:formula="of:=275655-[.R30]-[.R32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31]+[.J31]" office:value-type="float" office:value="254" calcext:value-type="float">
            <text:p>25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table:formula="of:=SUM([.O32:.U32])" office:value-type="float" office:value="697845" calcext:value-type="float">
            <text:p>697845</text:p>
          </table:table-cell>
          <table:table-cell office:value-type="float" office:value="51717" calcext:value-type="float">
            <text:p>51717</text:p>
          </table:table-cell>
          <table:table-cell table:formula="of:=236520-SUM([.P30:.P31])" office:value-type="float" office:value="85674" calcext:value-type="float">
            <text:p>85674</text:p>
          </table:table-cell>
          <table:table-cell table:formula="of:=184956-[.Q30]" office:value-type="float" office:value="93304" calcext:value-type="float">
            <text:p>93304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32]+[.J32]" office:value-type="float" office:value="253" calcext:value-type="float">
            <text:p>253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269s</text:p>
          </table:table-cell>
          <table:table-cell table:style-name="ce3" office:value-type="float" office:value="246" calcext:value-type="float">
            <text:p>246</text:p>
          </table:table-cell>
          <table:table-cell table:style-name="ce12" office:value-type="string" calcext:value-type="string">
            <text:p>s.r.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22" calcext:value-type="float">
            <text:p>22</text:p>
          </table:table-cell>
          <table:table-cell table:style-name="ce12" office:value-type="float" office:value="8.29" calcext:value-type="float">
            <text:p>8.29</text:p>
          </table:table-cell>
          <table:table-cell table:style-name="ce3" office:value-type="string" calcext:value-type="string">
            <text:p>8.29%/91.71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33:.U33])" office:value-type="float" office:value="945162" calcext:value-type="float">
            <text:p>945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385697-[.Q34]-[.Q35]-[.Q36]" office:value-type="float" office:value="108263" calcext:value-type="float">
            <text:p>108263</text:p>
          </table:table-cell>
          <table:table-cell table:style-name="ce3" table:formula="of:=379622-[.R34]-[.R35]-[.R36]" office:value-type="float" office:value="103967" calcext:value-type="float">
            <text:p>103967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33]+[.J33]" office:value-type="float" office:value="268" calcext:value-type="float">
            <text:p>268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57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7" calcext:value-type="float">
            <text:p>17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6.74%/93.26%</text:p>
          </table:table-cell>
          <table:table-cell office:value-type="float" office:value="10119" calcext:value-type="float">
            <text:p>10119</text:p>
          </table:table-cell>
          <table:table-cell table:formula="of:=SUM([.O34:.U34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77434-[.Q35]-[.Q36]"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34]+[.J34]" office:value-type="float" office:value="256" calcext:value-type="float">
            <text:p>25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256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8" calcext:value-type="float">
            <text:p>18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7.16%/92.84%</text:p>
          </table:table-cell>
          <table:table-cell office:value-type="float" office:value="10119" calcext:value-type="float">
            <text:p>10119</text:p>
          </table:table-cell>
          <table:table-cell table:formula="of:=SUM([.O35:.U35])" office:value-type="float" office:value="667763" calcext:value-type="float">
            <text:p>667763</text:p>
          </table:table-cell>
          <table:table-cell office:value-type="float" office:value="50885" calcext:value-type="float">
            <text:p>50885</text:p>
          </table:table-cell>
          <table:table-cell table:formula="of:=234746-SUM([.P34];[.P36])" office:value-type="float" office:value="84848" calcext:value-type="float">
            <text:p>84848</text:p>
          </table:table-cell>
          <table:table-cell office:value-type="float" office:value="92478" calcext:value-type="float">
            <text:p>92478</text:p>
          </table:table-cell>
          <table:table-cell table:formula="of:=275655-[.R36]-[.R34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35]+[.J35]"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7.61%/92.39%</text:p>
          </table:table-cell>
          <table:table-cell office:value-type="float" office:value="10119" calcext:value-type="float">
            <text:p>10119</text:p>
          </table:table-cell>
          <table:table-cell table:formula="of:=SUM([.O36:.U36])" office:value-type="float" office:value="687946" calcext:value-type="float">
            <text:p>687946</text:p>
          </table:table-cell>
          <table:table-cell office:value-type="float" office:value="51717" calcext:value-type="float">
            <text:p>51717</text:p>
          </table:table-cell>
          <table:table-cell table:formula="of:=149898-[.P34]" office:value-type="float" office:value="75775" calcext:value-type="float">
            <text:p>75775</text:p>
          </table:table-cell>
          <table:table-cell table:formula="of:=185782-[.Q35]" office:value-type="float" office:value="93304" calcext:value-type="float">
            <text:p>93304</text:p>
          </table:table-cell>
          <table:table-cell table:formula="of:=183770-[.R34]"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36]+[.J36]" office:value-type="float" office:value="253" calcext:value-type="float">
            <text:p>253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272s</text:p>
          </table:table-cell>
          <table:table-cell table:style-name="ce3" office:value-type="float" office:value="262" calcext:value-type="float">
            <text:p>262</text:p>
          </table:table-cell>
          <table:table-cell table:style-name="ce12" office:value-type="string" calcext:value-type="string">
            <text:p>s.r.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3.43" calcext:value-type="float">
            <text:p>3.43</text:p>
          </table:table-cell>
          <table:table-cell table:style-name="ce3" office:value-type="string" calcext:value-type="string">
            <text:p>3.43%/96.57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37:.U37])" office:value-type="float" office:value="935436" calcext:value-type="float">
            <text:p>935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66" calcext:value-type="float">
            <text:p>93966</text:p>
          </table:table-cell>
          <table:table-cell table:style-name="ce3" table:formula="of:=385697-[.Q38]-[.Q39]-[.Q40]" office:value-type="float" office:value="108263" calcext:value-type="float">
            <text:p>108263</text:p>
          </table:table-cell>
          <table:table-cell table:style-name="ce3" table:formula="of:=278139-[.R38]-[.R40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37]+[.J37]" office:value-type="float" office:value="271" calcext:value-type="float">
            <text:p>271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table:formula="of:=SUM([.O38:.U38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77434-[.Q39]-[.Q40]"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38]+[.J38]"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3.28%/96.72%</text:p>
          </table:table-cell>
          <table:table-cell office:value-type="float" office:value="10119" calcext:value-type="float">
            <text:p>10119</text:p>
          </table:table-cell>
          <table:table-cell table:formula="of:=SUM([.O39:.U39])" office:value-type="float" office:value="681497" calcext:value-type="float">
            <text:p>681497</text:p>
          </table:table-cell>
          <table:table-cell office:value-type="float" office:value="50885" calcext:value-type="float">
            <text:p>50885</text:p>
          </table:table-cell>
          <table:table-cell table:formula="of:=234746-SUM([.P38];[.P40])" office:value-type="float" office:value="84848" calcext:value-type="float">
            <text:p>84848</text:p>
          </table:table-cell>
          <table:table-cell office:value-type="float" office:value="92478" calcext:value-type="float">
            <text:p>92478</text:p>
          </table:table-cell>
          <table:table-cell table:formula="of:=383758-[.R38]-[.R37]-[.R40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39]+[.J39]" office:value-type="float" office:value="254" calcext:value-type="float">
            <text:p>25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255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3.68%/96.32%</text:p>
          </table:table-cell>
          <table:table-cell office:value-type="float" office:value="10119" calcext:value-type="float">
            <text:p>10119</text:p>
          </table:table-cell>
          <table:table-cell table:formula="of:=SUM([.O40:.U40])" office:value-type="float" office:value="687946" calcext:value-type="float">
            <text:p>687946</text:p>
          </table:table-cell>
          <table:table-cell office:value-type="float" office:value="51717" calcext:value-type="float">
            <text:p>51717</text:p>
          </table:table-cell>
          <table:table-cell table:formula="of:=149898-[.P38]" office:value-type="float" office:value="75775" calcext:value-type="float">
            <text:p>75775</text:p>
          </table:table-cell>
          <table:table-cell table:formula="of:=185782-[.Q39]" office:value-type="float" office:value="93304" calcext:value-type="float">
            <text:p>93304</text:p>
          </table:table-cell>
          <table:table-cell table:formula="of:=183770-[.R38]"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40]+[.J40]" office:value-type="float" office:value="254" calcext:value-type="float">
            <text:p>254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8"/>
          <table:table-cell table:style-name="ce2" table:number-columns-repeated="2"/>
          <table:table-cell table:style-name="ce11"/>
          <table:table-cell table:style-name="ce2"/>
          <table:table-cell table:style-name="ce14"/>
          <table:table-cell table:style-name="ce2"/>
          <table:table-cell table:style-name="ce11"/>
          <table:table-cell table:style-name="ce2" table:number-columns-repeated="2"/>
          <table:table-cell table:style-name="ce2" table:formula="of:=SUM([.O41:.U41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367s</text:p>
          </table:table-cell>
          <table:table-cell table:style-name="ce3" office:value-type="float" office:value="334" calcext:value-type="float">
            <text:p>334</text:p>
          </table:table-cell>
          <table:table-cell table:style-name="ce12" office:value-type="float" office:value="0.9122" calcext:value-type="float">
            <text:p>0.9122</text:p>
          </table:table-cell>
          <table:table-cell table:style-name="ce3" office:value-type="string" calcext:value-type="string">
            <text:p>20s</text:p>
          </table:table-cell>
          <table:table-cell table:style-name="ce3" office:value-type="float" office:value="0.0548" calcext:value-type="float">
            <text:p>0.0548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float" office:value="3.29" calcext:value-type="float">
            <text:p>3.29</text:p>
          </table:table-cell>
          <table:table-cell table:style-name="ce3" office:value-type="string" calcext:value-type="string">
            <text:p>3.49%/96.51%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42:.U42])" office:value-type="float" office:value="931545" calcext:value-type="float">
            <text:p>931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477876-[.Q43]-[.Q44]-[.Q45]-[.Q46]" office:value-type="float" office:value="106312" calcext:value-type="float">
            <text:p>106312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42]+[.J42]" office:value-type="float" office:value="346" calcext:value-type="float">
            <text:p>346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359s</text:p>
          </table:table-cell>
          <table:table-cell office:value-type="float" office:value="332" calcext:value-type="float">
            <text:p>332</text:p>
          </table:table-cell>
          <table:table-cell office:value-type="float" office:value="0.9269" calcext:value-type="float">
            <text:p>0.9269</text:p>
          </table:table-cell>
          <table:table-cell office:value-type="string" calcext:value-type="string">
            <text:p>15s</text:p>
          </table:table-cell>
          <table:table-cell office:value-type="float" office:value="0.044" calcext:value-type="float">
            <text:p>0.044</text:p>
          </table:table-cell>
          <table:table-cell office:value-type="float" office:value="10" calcext:value-type="float">
            <text:p>10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3.05%/96.95%</text:p>
          </table:table-cell>
          <table:table-cell office:value-type="float" office:value="10119" calcext:value-type="float">
            <text:p>10119</text:p>
          </table:table-cell>
          <table:table-cell table:formula="of:=SUM([.O43:.U43])" office:value-type="float" office:value="655444" calcext:value-type="float">
            <text:p>655444</text:p>
          </table:table-cell>
          <table:table-cell office:value-type="float" office:value="50053" calcext:value-type="float">
            <text:p>50053</text:p>
          </table:table-cell>
          <table:table-cell table:formula="of:=224661-[.P44]-[.P47]" office:value-type="float" office:value="75833" calcext:value-type="float">
            <text:p>75833</text:p>
          </table:table-cell>
          <table:table-cell table:formula="of:=277434-[.Q44]-[.Q45]" office:value-type="float" office:value="91652" calcext:value-type="float">
            <text:p>91652</text:p>
          </table:table-cell>
          <table:table-cell table:formula="of:=187496-[.R42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43]+[.J43]" office:value-type="float" office:value="342" calcext:value-type="float">
            <text:p>34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358s</text:p>
          </table:table-cell>
          <table:table-cell office:value-type="float" office:value="331" calcext:value-type="float">
            <text:p>331</text:p>
          </table:table-cell>
          <table:table-cell office:value-type="float" office:value="0.9267" calcext:value-type="float">
            <text:p>0.9267</text:p>
          </table:table-cell>
          <table:table-cell office:value-type="string" calcext:value-type="string">
            <text:p>15s</text:p>
          </table:table-cell>
          <table:table-cell office:value-type="float" office:value="0.0442" calcext:value-type="float">
            <text:p>0.0442</text:p>
          </table:table-cell>
          <table:table-cell office:value-type="float" office:value="10" calcext:value-type="float">
            <text:p>10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3.04%/96.96%</text:p>
          </table:table-cell>
          <table:table-cell office:value-type="float" office:value="10119" calcext:value-type="float">
            <text:p>10119</text:p>
          </table:table-cell>
          <table:table-cell table:formula="of:=SUM([.O44:.U44])" office:value-type="float" office:value="662294" calcext:value-type="float">
            <text:p>662294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table:formula="of:=285585-[.R42]-[.R43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44]+[.J44]" office:value-type="float" office:value="341" calcext:value-type="float">
            <text:p>34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357s</text:p>
          </table:table-cell>
          <table:table-cell office:value-type="float" office:value="327" calcext:value-type="float">
            <text:p>327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17s</text:p>
          </table:table-cell>
          <table:table-cell office:value-type="float" office:value="0.0485" calcext:value-type="float">
            <text:p>0.0485</text:p>
          </table:table-cell>
          <table:table-cell office:value-type="float" office:value="11" calcext:value-type="float">
            <text:p>11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3.52%/96.48%</text:p>
          </table:table-cell>
          <table:table-cell office:value-type="float" office:value="10119" calcext:value-type="float">
            <text:p>10119</text:p>
          </table:table-cell>
          <table:table-cell table:formula="of:=SUM([.O45:.U45])" office:value-type="float" office:value="677886" calcext:value-type="float">
            <text:p>677886</text:p>
          </table:table-cell>
          <table:table-cell office:value-type="float" office:value="51717" calcext:value-type="float">
            <text:p>51717</text:p>
          </table:table-cell>
          <table:table-cell table:formula="of:=303920-[.P43]-[.P44]-[.P47]" office:value-type="float" office:value="79259" calcext:value-type="float">
            <text:p>79259</text:p>
          </table:table-cell>
          <table:table-cell table:formula="of:=185782-[.Q44]" office:value-type="float" office:value="93304" calcext:value-type="float">
            <text:p>93304</text:p>
          </table:table-cell>
          <table:table-cell table:formula="of:=487135-[.R42]-[.R43]-[.R44]-[.R47]" office:value-type="float" office:value="100983" calcext:value-type="float">
            <text:p>100983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45]+[.J45]" office:value-type="float" office:value="338" calcext:value-type="float">
            <text:p>338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float" office:value="325" calcext:value-type="float">
            <text:p>325</text:p>
          </table:table-cell>
          <table:table-cell office:value-type="float" office:value="0.9497" calcext:value-type="float">
            <text:p>0.9497</text:p>
          </table:table-cell>
          <table:table-cell office:value-type="string" calcext:value-type="string">
            <text:p>4s</text:p>
          </table:table-cell>
          <table:table-cell office:value-type="float" office:value="0.0142" calcext:value-type="float">
            <text:p>0.0142</text:p>
          </table:table-cell>
          <table:table-cell office:value-type="float" office:value="12" calcext:value-type="float">
            <text:p>12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3.66%/96.34%</text:p>
          </table:table-cell>
          <table:table-cell office:value-type="float" office:value="10119" calcext:value-type="float">
            <text:p>10119</text:p>
          </table:table-cell>
          <table:table-cell table:formula="of:=SUM([.O46:.U46])" office:value-type="float" office:value="705713" calcext:value-type="float">
            <text:p>705713</text:p>
          </table:table-cell>
          <table:table-cell office:value-type="float" office:value="52549" calcext:value-type="float">
            <text:p>52549</text:p>
          </table:table-cell>
          <table:table-cell table:formula="of:=393968-[.P43]-[.P44]-[.P45]-[.P47]" office:value-type="float" office:value="90048" calcext:value-type="float">
            <text:p>90048</text:p>
          </table:table-cell>
          <table:table-cell table:formula="of:=371564-[.Q43]-[.Q44]-[.Q45]" office:value-type="float" office:value="94130" calcext:value-type="float">
            <text:p>94130</text:p>
          </table:table-cell>
          <table:table-cell table:formula="of:=598542-[.R42]-[.R43]-[.R44]-[.R45]-[.R47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/>
          <table:table-cell office:value-type="string" calcext:value-type="string">
            <text:p>Why different gas cost here? 3 were joining in the same block, 2 in the next one??</text:p>
          </table:table-cell>
          <table:table-cell table:number-columns-repeated="2"/>
          <table:table-cell table:formula="of:=[.F46]+[.J46]" office:value-type="float" office:value="337" calcext:value-type="float">
            <text:p>33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43s</text:p>
          </table:table-cell>
          <table:table-cell office:value-type="float" office:value="324" calcext:value-type="float">
            <text:p>324</text:p>
          </table:table-cell>
          <table:table-cell office:value-type="float" office:value="0.9468" calcext:value-type="float">
            <text:p>0.9468</text:p>
          </table:table-cell>
          <table:table-cell office:value-type="string" calcext:value-type="string">
            <text:p>6s</text:p>
          </table:table-cell>
          <table:table-cell office:value-type="float" office:value="0.0178" calcext:value-type="float">
            <text:p>0.0178</text:p>
          </table:table-cell>
          <table:table-cell office:value-type="float" office:value="12" calcext:value-type="float">
            <text:p>12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3.61%/96.39%</text:p>
          </table:table-cell>
          <table:table-cell office:value-type="float" office:value="10119" calcext:value-type="float">
            <text:p>10119</text:p>
          </table:table-cell>
          <table:table-cell table:formula="of:=SUM([.O47:.U47])" office:value-type="float" office:value="732540" calcext:value-type="float">
            <text:p>732540</text:p>
          </table:table-cell>
          <table:table-cell office:value-type="float" office:value="53381" calcext:value-type="float">
            <text:p>53381</text:p>
          </table:table-cell>
          <table:table-cell table:formula="of:=148828-[.P44]" office:value-type="float" office:value="75653" calcext:value-type="float">
            <text:p>75653</text:p>
          </table:table-cell>
          <table:table-cell table:formula="of:=596464-[.Q46]-[.Q45]-[.Q44]-[.Q43]-[.Q42]" office:value-type="float" office:value="118588" calcext:value-type="float">
            <text:p>118588</text:p>
          </table:table-cell>
          <table:table-cell table:formula="of:=386152-[.R42]-[.R43]-[.R44]" office:value-type="float" office:value="100567" calcext:value-type="float">
            <text:p>100567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47]+[.J47]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357s</text:p>
          </table:table-cell>
          <table:table-cell table:style-name="ce3" office:value-type="float" office:value="343" calcext:value-type="float">
            <text:p>343</text:p>
          </table:table-cell>
          <table:table-cell table:style-name="ce12" office:value-type="float" office:value="0.9629" calcext:value-type="float">
            <text:p>0.9629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13" calcext:value-type="float">
            <text:p>13</text:p>
          </table:table-cell>
          <table:table-cell table:style-name="ce12" office:value-type="float" office:value="3.71" calcext:value-type="float">
            <text:p>3.71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48:.U48])" office:value-type="float" office:value="943827" calcext:value-type="float">
            <text:p>943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580978-[.Q49]-[.Q50]-[.Q51]-[.Q52]-[.Q53]" office:value-type="float" office:value="114458" calcext:value-type="float">
            <text:p>114458</text:p>
          </table:table-cell>
          <table:table-cell table:style-name="ce3" table:formula="of:=372918-[.R49]-[.R50]-[.R51]" office:value-type="float" office:value="96437" calcext:value-type="float">
            <text:p>96437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48]+[.J48]" office:value-type="float" office:value="356" calcext:value-type="float">
            <text:p>356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347s</text:p>
          </table:table-cell>
          <table:table-cell office:value-type="float" office:value="334" calcext:value-type="float">
            <text:p>334</text:p>
          </table:table-cell>
          <table:table-cell office:value-type="float" office:value="0.9647" calcext:value-type="float">
            <text:p>0.9647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49:.U49])" office:value-type="float" office:value="663045" calcext:value-type="float">
            <text:p>663045</text:p>
          </table:table-cell>
          <table:table-cell office:value-type="float" office:value="50053" calcext:value-type="float">
            <text:p>50053</text:p>
          </table:table-cell>
          <table:table-cell table:formula="of:=373216-[.P50]-[.P51]-[.P52]-[.P53]" office:value-type="float" office:value="75560" calcext:value-type="float">
            <text:p>75560</text:p>
          </table:table-cell>
          <table:table-cell table:formula="of:=385226-[.Q50]-[.Q51]-[.Q52]" office:value-type="float" office:value="103662" calcext:value-type="float">
            <text:p>103662</text:p>
          </table:table-cell>
          <table:table-cell table:formula="of:=184596-[.R50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49]+[.J49]" office:value-type="float" office:value="346" calcext:value-type="float">
            <text:p>34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348s</text:p>
          </table:table-cell>
          <table:table-cell office:value-type="float" office:value="336" calcext:value-type="float">
            <text:p>336</text:p>
          </table:table-cell>
          <table:table-cell office:value-type="float" office:value="0.9676" calcext:value-type="float">
            <text:p>0.9676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0:.U50])" office:value-type="float" office:value="670958" calcext:value-type="float">
            <text:p>670958</text:p>
          </table:table-cell>
          <table:table-cell office:value-type="float" office:value="50885" calcext:value-type="float">
            <text:p>50885</text:p>
          </table:table-cell>
          <table:table-cell office:value-type="float" office:value="74827" calcext:value-type="float">
            <text:p>74827</text:p>
          </table:table-cell>
          <table:table-cell office:value-type="float" office:value="94130" calcext:value-type="float">
            <text:p>94130</text:p>
          </table:table-cell>
          <table:table-cell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50]+[.J50]" office:value-type="float" office:value="347" calcext:value-type="float">
            <text:p>34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347s</text:p>
          </table:table-cell>
          <table:table-cell office:value-type="float" office:value="334" calcext:value-type="float">
            <text:p>334</text:p>
          </table:table-cell>
          <table:table-cell office:value-type="float" office:value="0.9646" calcext:value-type="float">
            <text:p>0.9646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354" calcext:value-type="float">
            <text:p>3.354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1:.U51])" office:value-type="float" office:value="656922" calcext:value-type="float">
            <text:p>656922</text:p>
          </table:table-cell>
          <table:table-cell office:value-type="float" office:value="51717" calcext:value-type="float">
            <text:p>51717</text:p>
          </table:table-cell>
          <table:table-cell table:formula="of:=148002-[.P50]" office:value-type="float" office:value="73175" calcext:value-type="float">
            <text:p>73175</text:p>
          </table:table-cell>
          <table:table-cell table:formula="of:=186608-[.Q50]" office:value-type="float" office:value="92478" calcext:value-type="float">
            <text:p>92478</text:p>
          </table:table-cell>
          <table:table-cell table:formula="of:=276481-[.R49]-[.R50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51]+[.J51]" office:value-type="float" office:value="346" calcext:value-type="float">
            <text:p>34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347s</text:p>
          </table:table-cell>
          <table:table-cell office:value-type="float" office:value="334" calcext:value-type="float">
            <text:p>334</text:p>
          </table:table-cell>
          <table:table-cell office:value-type="float" office:value="0.9647" calcext:value-type="float">
            <text:p>0.9647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353" calcext:value-type="float">
            <text:p>3.353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2:.U52])" office:value-type="float" office:value="719742" calcext:value-type="float">
            <text:p>719742</text:p>
          </table:table-cell>
          <table:table-cell office:value-type="float" office:value="52549" calcext:value-type="float">
            <text:p>52549</text:p>
          </table:table-cell>
          <table:table-cell table:formula="of:=223655-[.P50]-[.P51]" office:value-type="float" office:value="75653" calcext:value-type="float">
            <text:p>75653</text:p>
          </table:table-cell>
          <table:table-cell table:formula="of:=281564-[.Q50]-[.Q51]" office:value-type="float" office:value="94956" calcext:value-type="float">
            <text:p>94956</text:p>
          </table:table-cell>
          <table:table-cell table:formula="of:=588202-[.R48]-[.R49]-[.R50]-[.R51]-[.R53]" office:value-type="float" office:value="112233" calcext:value-type="float">
            <text:p>11223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52]+[.J52]" office:value-type="float" office:value="346" calcext:value-type="float">
            <text:p>34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46s</text:p>
          </table:table-cell>
          <table:table-cell office:value-type="float" office:value="333" calcext:value-type="float">
            <text:p>333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3:.U53])" office:value-type="float" office:value="664350" calcext:value-type="float">
            <text:p>664350</text:p>
          </table:table-cell>
          <table:table-cell office:value-type="float" office:value="53381" calcext:value-type="float">
            <text:p>53381</text:p>
          </table:table-cell>
          <table:table-cell table:formula="of:=297656-[.P50]-[.P51]-[.P52]" office:value-type="float" office:value="74001" calcext:value-type="float">
            <text:p>74001</text:p>
          </table:table-cell>
          <table:table-cell table:formula="of:=466520-[.Q50]-[.Q51]-[.Q52]-[.Q49]" office:value-type="float" office:value="81294" calcext:value-type="float">
            <text:p>81294</text:p>
          </table:table-cell>
          <table:table-cell table:formula="of:=475969-[.R48]-[.R49]-[.R50]-[.R51]" office:value-type="float" office:value="103051" calcext:value-type="float">
            <text:p>10305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53]+[.J53]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316s</text:p>
          </table:table-cell>
          <table:table-cell table:style-name="ce3" office:value-type="float" office:value="348" calcext:value-type="float">
            <text:p>348</text:p>
          </table:table-cell>
          <table:table-cell table:style-name="ce12" office:value-type="float" office:value="0.9661" calcext:value-type="float">
            <text:p>0.9661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float" office:value="3.39" calcext:value-type="float">
            <text:p>3.39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54:.U54])" office:value-type="float" office:value="924257" calcext:value-type="float">
            <text:p>924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30" calcext:value-type="float">
            <text:p>94030</text:p>
          </table:table-cell>
          <table:table-cell table:style-name="ce3" table:formula="of:=282802-[.Q55]-[.Q56]" office:value-type="float" office:value="97020" calcext:value-type="float">
            <text:p>97020</text:p>
          </table:table-cell>
          <table:table-cell table:style-name="ce3" table:formula="of:=278965-[.R55]-[.R56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54]+[.J54]" office:value-type="float" office:value="360" calcext:value-type="float">
            <text:p>360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347s</text:p>
          </table:table-cell>
          <table:table-cell office:value-type="float" office:value="335" calcext:value-type="float">
            <text:p>335</text:p>
          </table:table-cell>
          <table:table-cell office:value-type="float" office:value="0.9675" calcext:value-type="float">
            <text:p>0.9675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5:.U55])" office:value-type="float" office:value="649472" calcext:value-type="float">
            <text:p>649472</text:p>
          </table:table-cell>
          <table:table-cell office:value-type="float" office:value="50053" calcext:value-type="float">
            <text:p>50053</text:p>
          </table:table-cell>
          <table:table-cell table:formula="of:=149776-[.P58]" office:value-type="float" office:value="74123" calcext:value-type="float">
            <text:p>74123</text:p>
          </table:table-cell>
          <table:table-cell office:value-type="float" office:value="91526" calcext:value-type="float">
            <text:p>91526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55]+[.J55]" office:value-type="float" office:value="346" calcext:value-type="float">
            <text:p>34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344s</text:p>
          </table:table-cell>
          <table:table-cell office:value-type="float" office:value="332" calcext:value-type="float">
            <text:p>332</text:p>
          </table:table-cell>
          <table:table-cell office:value-type="float" office:value="0.9673" calcext:value-type="float">
            <text:p>0.967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6:.U56])" office:value-type="float" office:value="672858" calcext:value-type="float">
            <text:p>672858</text:p>
          </table:table-cell>
          <table:table-cell office:value-type="float" office:value="50885" calcext:value-type="float">
            <text:p>50885</text:p>
          </table:table-cell>
          <table:table-cell table:formula="of:=226377-[.P55]-[.P58]" office:value-type="float" office:value="76601" calcext:value-type="float">
            <text:p>76601</text:p>
          </table:table-cell>
          <table:table-cell table:formula="of:=185782-[.Q55]" office:value-type="float" office:value="94256" calcext:value-type="float">
            <text:p>94256</text:p>
          </table:table-cell>
          <table:table-cell table:formula="of:=184596-[.R55]"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56]+[.J56]"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344s</text:p>
          </table:table-cell>
          <table:table-cell office:value-type="float" office:value="331" calcext:value-type="float">
            <text:p>331</text:p>
          </table:table-cell>
          <table:table-cell office:value-type="float" office:value="0.9644" calcext:value-type="float">
            <text:p>0.9644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7:.U57])" office:value-type="float" office:value="675965" calcext:value-type="float">
            <text:p>675965</text:p>
          </table:table-cell>
          <table:table-cell office:value-type="float" office:value="51717" calcext:value-type="float">
            <text:p>51717</text:p>
          </table:table-cell>
          <table:table-cell table:formula="of:=303100-[.P55]-[.P56]-[.P58]" office:value-type="float" office:value="76723" calcext:value-type="float">
            <text:p>76723</text:p>
          </table:table-cell>
          <table:table-cell table:formula="of:=384571-[.Q54]-[.Q55]-[.Q56]" office:value-type="float" office:value="101769" calcext:value-type="float">
            <text:p>101769</text:p>
          </table:table-cell>
          <table:table-cell table:formula="of:=377054-[.R54]-[.R55]-[.R56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57]+[.J57]"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float" office:value="330" calcext:value-type="float">
            <text:p>330</text:p>
          </table:table-cell>
          <table:table-cell office:value-type="float" office:value="0.9643" calcext:value-type="float">
            <text:p>0.964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8:.U58])" office:value-type="float" office:value="743374" calcext:value-type="float">
            <text:p>743374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table:formula="of:=611949-[.Q54]-[.Q55]-[.Q56]-[.Q57]-[.Q59]" office:value-type="float" office:value="118588" calcext:value-type="float">
            <text:p>118588</text:p>
          </table:table-cell>
          <table:table-cell table:formula="of:=592338-[.R54]-[.R55]-[.R56]-[.R57]-[.R59]" office:value-type="float" office:value="112233" calcext:value-type="float">
            <text:p>11223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58]+[.J58]" office:value-type="float" office:value="342" calcext:value-type="float">
            <text:p>34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41s</text:p>
          </table:table-cell>
          <table:table-cell office:value-type="float" office:value="329" calcext:value-type="float">
            <text:p>329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9:.U59])" office:value-type="float" office:value="707003" calcext:value-type="float">
            <text:p>707003</text:p>
          </table:table-cell>
          <table:table-cell office:value-type="float" office:value="53381" calcext:value-type="float">
            <text:p>53381</text:p>
          </table:table-cell>
          <table:table-cell table:formula="of:=392258-[.P55]-[.P56]-[.P57]-[.P58]" office:value-type="float" office:value="89158" calcext:value-type="float">
            <text:p>89158</text:p>
          </table:table-cell>
          <table:table-cell table:formula="of:=493361-[.Q54]-[.Q55]-[.Q56]-[.Q57]" office:value-type="float" office:value="108790" calcext:value-type="float">
            <text:p>108790</text:p>
          </table:table-cell>
          <table:table-cell table:formula="of:=480105-[.R54]-[.R55]-[.R56]-[.R57]" office:value-type="float" office:value="103051" calcext:value-type="float">
            <text:p>10305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59]+[.J59]" office:value-type="float" office:value="340" calcext:value-type="float">
            <text:p>340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357s</text:p>
          </table:table-cell>
          <table:table-cell table:style-name="ce3" office:value-type="float" office:value="344" calcext:value-type="float">
            <text:p>344</text:p>
          </table:table-cell>
          <table:table-cell table:style-name="ce12" office:value-type="float" office:value="0.9658" calcext:value-type="float">
            <text:p>0.9658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float" office:value="3.42" calcext:value-type="float">
            <text:p>3.42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60:.U60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88879-[.Q64]" office:value-type="float" office:value="93923" calcext:value-type="float">
            <text:p>93923</text:p>
          </table:table-cell>
          <table:table-cell table:style-name="ce3" table:formula="of:=185012-[.R65]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60]+[.J60]" office:value-type="float" office:value="356" calcext:value-type="float">
            <text:p>356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344s</text:p>
          </table:table-cell>
          <table:table-cell office:value-type="float" office:value="332" calcext:value-type="float">
            <text:p>332</text:p>
          </table:table-cell>
          <table:table-cell office:value-type="float" office:value="0.9673" calcext:value-type="float">
            <text:p>0.967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1:.U61])" office:value-type="float" office:value="661702" calcext:value-type="float">
            <text:p>661702</text:p>
          </table:table-cell>
          <table:table-cell office:value-type="float" office:value="50053" calcext:value-type="float">
            <text:p>50053</text:p>
          </table:table-cell>
          <table:table-cell table:formula="of:=224725-[.P63]-[.P64]" office:value-type="float" office:value="75897" calcext:value-type="float">
            <text:p>75897</text:p>
          </table:table-cell>
          <table:table-cell table:formula="of:=286725-[.Q60]-[.Q64]" office:value-type="float" office:value="97846" calcext:value-type="float">
            <text:p>97846</text:p>
          </table:table-cell>
          <table:table-cell table:formula="of:=375812-[.R60]-[.R62]-[.R65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61]+[.J61]"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343s</text:p>
          </table:table-cell>
          <table:table-cell office:value-type="float" office:value="330" calcext:value-type="float">
            <text:p>330</text:p>
          </table:table-cell>
          <table:table-cell office:value-type="float" office:value="0.9643" calcext:value-type="float">
            <text:p>0.964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2:.U62])" office:value-type="float" office:value="694441" calcext:value-type="float">
            <text:p>694441</text:p>
          </table:table-cell>
          <table:table-cell office:value-type="float" office:value="50885" calcext:value-type="float">
            <text:p>50885</text:p>
          </table:table-cell>
          <table:table-cell table:formula="of:=394096-[.P61]-[.P63]-[.P64]-[.P65]" office:value-type="float" office:value="90048" calcext:value-type="float">
            <text:p>90048</text:p>
          </table:table-cell>
          <table:table-cell table:formula="of:=387049-[.Q60]-[.Q61]-[.Q64]" office:value-type="float" office:value="100324" calcext:value-type="float">
            <text:p>100324</text:p>
          </table:table-cell>
          <table:table-cell table:formula="of:=280617-[.R60]-[.R65]" office:value-type="float" office:value="95605" calcext:value-type="float">
            <text:p>95605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62]+[.J62]" office:value-type="float" office:value="342" calcext:value-type="float">
            <text:p>34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342s</text:p>
          </table:table-cell>
          <table:table-cell office:value-type="float" office:value="328" calcext:value-type="float">
            <text:p>328</text:p>
          </table:table-cell>
          <table:table-cell office:value-type="float" office:value="0.9613" calcext:value-type="float">
            <text:p>0.961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3" calcext:value-type="float">
            <text:p>13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3:.U63])" office:value-type="float" office:value="698424" calcext:value-type="float">
            <text:p>698424</text:p>
          </table:table-cell>
          <table:table-cell office:value-type="float" office:value="51717" calcext:value-type="float">
            <text:p>51717</text:p>
          </table:table-cell>
          <table:table-cell table:formula="of:=148828-[.P64]" office:value-type="float" office:value="73175" calcext:value-type="float">
            <text:p>73175</text:p>
          </table:table-cell>
          <table:table-cell table:formula="of:=602657-[.Q60]-[.Q61]-[.Q62]-[.Q64]-[.Q65]" office:value-type="float" office:value="116110" calcext:value-type="float">
            <text:p>116110</text:p>
          </table:table-cell>
          <table:table-cell table:formula="of:=584066-[.R60]-[.R61]-[.R62]-[.R64]-[.R65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63]+[.J63]" office:value-type="float" office:value="341" calcext:value-type="float">
            <text:p>34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341s</text:p>
          </table:table-cell>
          <table:table-cell office:value-type="float" office:value="328" calcext:value-type="float">
            <text:p>328</text:p>
          </table:table-cell>
          <table:table-cell office:value-type="float" office:value="0.9641" calcext:value-type="float">
            <text:p>0.9641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4:.U64])" office:value-type="float" office:value="706008" calcext:value-type="float">
            <text:p>706008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office:value-type="float" office:value="94956" calcext:value-type="float">
            <text:p>94956</text:p>
          </table:table-cell>
          <table:table-cell table:formula="of:=474311-[.R60]-[.R61]-[.R62]-[.R65]" office:value-type="float" office:value="98499" calcext:value-type="float">
            <text:p>98499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64]+[.J64]" office:value-type="float" office:value="340" calcext:value-type="float">
            <text:p>34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40s</text:p>
          </table:table-cell>
          <table:table-cell office:value-type="float" office:value="327" calcext:value-type="float">
            <text:p>327</text:p>
          </table:table-cell>
          <table:table-cell office:value-type="float" office:value="0.9639" calcext:value-type="float">
            <text:p>0.9639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5:.U65])" office:value-type="float" office:value="677536" calcext:value-type="float">
            <text:p>677536</text:p>
          </table:table-cell>
          <table:table-cell office:value-type="float" office:value="53381" calcext:value-type="float">
            <text:p>53381</text:p>
          </table:table-cell>
          <table:table-cell table:formula="of:=304048-[.P63]-[.P64]-[.P61]" office:value-type="float" office:value="79323" calcext:value-type="float">
            <text:p>79323</text:p>
          </table:table-cell>
          <table:table-cell table:formula="of:=486547-[.Q60]-[.Q61]-[.Q62]-[.Q64]" office:value-type="float" office:value="99498" calcext:value-type="float">
            <text:p>99498</text:p>
          </table:table-cell>
          <table:table-cell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65]+[.J65]" office:value-type="float" office:value="339" calcext:value-type="float">
            <text:p>339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357s</text:p>
          </table:table-cell>
          <table:table-cell table:style-name="ce3" office:value-type="float" office:value="344" calcext:value-type="float">
            <text:p>344</text:p>
          </table:table-cell>
          <table:table-cell table:style-name="ce12" office:value-type="float" office:value="0.9657" calcext:value-type="float">
            <text:p>0.9657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float" office:value="3.43" calcext:value-type="float">
            <text:p>3.43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20651" calcext:value-type="float">
            <text:p>20651</text:p>
          </table:table-cell>
          <table:table-cell table:style-name="ce3" table:formula="of:=SUM([.O66:.U66])" office:value-type="float" office:value="924321" calcext:value-type="float">
            <text:p>924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377758-[.Q67]-[.Q68]-[.Q70]" office:value-type="float" office:value="97020" calcext:value-type="float">
            <text:p>97020</text:p>
          </table:table-cell>
          <table:table-cell table:style-name="ce3" table:formula="of:=373328-[.R67]-[.R68]-[.R70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66]+[.J66]" office:value-type="float" office:value="356" calcext:value-type="float">
            <text:p>356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344s</text:p>
          </table:table-cell>
          <table:table-cell office:value-type="float" office:value="332" calcext:value-type="float">
            <text:p>332</text:p>
          </table:table-cell>
          <table:table-cell office:value-type="float" office:value="0.9672" calcext:value-type="float">
            <text:p>0.9672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7:.U67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80738-[.Q68]-[.Q70]" office:value-type="float" office:value="91652" calcext:value-type="float">
            <text:p>91652</text:p>
          </table:table-cell>
          <table:table-cell table:formula="of:=184596-[.R68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67]+[.J67]"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343s</text:p>
          </table:table-cell>
          <table:table-cell office:value-type="float" office:value="331" calcext:value-type="float">
            <text:p>331</text:p>
          </table:table-cell>
          <table:table-cell office:value-type="float" office:value="0.9672" calcext:value-type="float">
            <text:p>0.9672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8:.U68])" office:value-type="float" office:value="678054" calcext:value-type="float">
            <text:p>678054</text:p>
          </table:table-cell>
          <table:table-cell office:value-type="float" office:value="50885" calcext:value-type="float">
            <text:p>50885</text:p>
          </table:table-cell>
          <table:table-cell table:formula="of:=312092-[.P67]-[.P69]-[.P71]" office:value-type="float" office:value="81923" calcext:value-type="float">
            <text:p>81923</text:p>
          </table:table-cell>
          <table:table-cell office:value-type="float" office:value="94130" calcext:value-type="float">
            <text:p>94130</text:p>
          </table:table-cell>
          <table:table-cell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68]+[.J68]" office:value-type="float" office:value="342" calcext:value-type="float">
            <text:p>34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342s</text:p>
          </table:table-cell>
          <table:table-cell office:value-type="float" office:value="330" calcext:value-type="float">
            <text:p>330</text:p>
          </table:table-cell>
          <table:table-cell office:value-type="float" office:value="0.9671" calcext:value-type="float">
            <text:p>0.9671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9:.U69])" office:value-type="float" office:value="675965" calcext:value-type="float">
            <text:p>675965</text:p>
          </table:table-cell>
          <table:table-cell office:value-type="float" office:value="51717" calcext:value-type="float">
            <text:p>51717</text:p>
          </table:table-cell>
          <table:table-cell table:formula="of:=150846-[.P67]" office:value-type="float" office:value="76723" calcext:value-type="float">
            <text:p>76723</text:p>
          </table:table-cell>
          <table:table-cell table:formula="of:=479527-[.Q66]-[.Q67]-[.Q68]-[.Q70]" office:value-type="float" office:value="101769" calcext:value-type="float">
            <text:p>101769</text:p>
          </table:table-cell>
          <table:table-cell table:formula="of:=471417-[.R66]-[.R67]-[.R68]-[.R70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69]+[.J69]" office:value-type="float" office:value="341" calcext:value-type="float">
            <text:p>34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341s</text:p>
          </table:table-cell>
          <table:table-cell office:value-type="float" office:value="329" calcext:value-type="float">
            <text:p>329</text:p>
          </table:table-cell>
          <table:table-cell office:value-type="float" office:value="0.9669" calcext:value-type="float">
            <text:p>0.9669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70:.U70])" office:value-type="float" office:value="717093" calcext:value-type="float">
            <text:p>717093</text:p>
          </table:table-cell>
          <table:table-cell office:value-type="float" office:value="52549" calcext:value-type="float">
            <text:p>52549</text:p>
          </table:table-cell>
          <table:table-cell table:formula="of:=402966-[.P67]-[.P68]-[.P69]-[.P71]" office:value-type="float" office:value="90874" calcext:value-type="float">
            <text:p>90874</text:p>
          </table:table-cell>
          <table:table-cell table:formula="of:=189086-[.Q68]" office:value-type="float" office:value="94956" calcext:value-type="float">
            <text:p>94956</text:p>
          </table:table-cell>
          <table:table-cell table:formula="of:=278959-[.R68]-[.R67]"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70]+[.J70]" office:value-type="float" office:value="340" calcext:value-type="float">
            <text:p>34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40s</text:p>
          </table:table-cell>
          <table:table-cell office:value-type="float" office:value="328" calcext:value-type="float">
            <text:p>328</text:p>
          </table:table-cell>
          <table:table-cell office:value-type="float" office:value="0.9669" calcext:value-type="float">
            <text:p>0.9669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71:.U71])" office:value-type="float" office:value="712844" calcext:value-type="float">
            <text:p>712844</text:p>
          </table:table-cell>
          <table:table-cell office:value-type="float" office:value="53381" calcext:value-type="float">
            <text:p>53381</text:p>
          </table:table-cell>
          <table:table-cell table:formula="of:=230169-[.P67]-[.P69]" office:value-type="float" office:value="79323" calcext:value-type="float">
            <text:p>79323</text:p>
          </table:table-cell>
          <table:table-cell table:formula="of:=596463-[.Q70]-[.Q69]-[.Q68]-[.Q67]-[.Q66]" office:value-type="float" office:value="116936" calcext:value-type="float">
            <text:p>116936</text:p>
          </table:table-cell>
          <table:table-cell table:formula="of:=581998-[.R66]-[.R67]-[.R68]-[.R69]-[.R70]" office:value-type="float" office:value="110581" calcext:value-type="float">
            <text:p>11058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71]+[.J71]" office:value-type="float" office:value="339" calcext:value-type="float">
            <text:p>339</text:p>
          </table:table-cell>
          <table:table-cell table:number-columns-repeated="998"/>
        </table:table-row>
        <table:table-row table:style-name="ro1" table:number-rows-repeated="4">
          <table:table-cell table:style-name="ce2" table:number-columns-repeated="6"/>
          <table:table-cell table:style-name="ce11"/>
          <table:table-cell table:style-name="ce2"/>
          <table:table-cell table:style-name="ce14"/>
          <table:table-cell table:style-name="ce2"/>
          <table:table-cell table:style-name="ce11"/>
          <table:table-cell table:style-name="ce2"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68">
            <text:p>n_choose_k.code</text:p>
          </table:table-cell>
          <table:table-cell table:style-name="ce1" office:value-type="float" office:value="1852988" calcext:value-type="float" table:number-columns-spanned="1" table:number-rows-spanned="68">
            <text:p>1852988</text:p>
          </table:table-cell>
          <table:table-cell table:style-name="ce1" office:value-type="string" calcext:value-type="string" table:number-columns-spanned="1" table:number-rows-spanned="68">
            <text:p>4763 / 1162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824s</text:p>
          </table:table-cell>
          <table:table-cell office:value-type="float" office:value="99" calcext:value-type="float">
            <text:p>99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24" calcext:value-type="float">
            <text:p>724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6:.U76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76]+[.J76]" office:value-type="float" office:value="823" calcext:value-type="float">
            <text:p>82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806s</text:p>
          </table:table-cell>
          <table:table-cell office:value-type="float" office:value="89" calcext:value-type="float">
            <text:p>89</text:p>
          </table:table-cell>
          <table:table-cell office:value-type="float" office:value="0.1106" calcext:value-type="float">
            <text:p>0.1106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16" calcext:value-type="float">
            <text:p>716</text:p>
          </table:table-cell>
          <table:table-cell office:value-type="float" office:value="88.94" calcext:value-type="float">
            <text:p>88.94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7:.U77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77]+[.J77]" office:value-type="float" office:value="805" calcext:value-type="float">
            <text:p>80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812s</text:p>
          </table:table-cell>
          <table:table-cell office:value-type="float" office:value="96" calcext:value-type="float">
            <text:p>96</text:p>
          </table:table-cell>
          <table:table-cell office:value-type="float" office:value="0.1183" calcext:value-type="float">
            <text:p>0.118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15" calcext:value-type="float">
            <text:p>715</text:p>
          </table:table-cell>
          <table:table-cell office:value-type="float" office:value="88.17" calcext:value-type="float">
            <text:p>88.17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8:.U78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78]+[.J78]" office:value-type="float" office:value="811" calcext:value-type="float">
            <text:p>81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815s</text:p>
          </table:table-cell>
          <table:table-cell office:value-type="float" office:value="98" calcext:value-type="float">
            <text:p>98</text:p>
          </table:table-cell>
          <table:table-cell office:value-type="float" office:value="0.1204" calcext:value-type="float">
            <text:p>0.1204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16" calcext:value-type="float">
            <text:p>716</text:p>
          </table:table-cell>
          <table:table-cell office:value-type="float" office:value="87.96" calcext:value-type="float">
            <text:p>87.96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9:.U79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79]+[.J79]" office:value-type="float" office:value="814" calcext:value-type="float">
            <text:p>81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807s</text:p>
          </table:table-cell>
          <table:table-cell office:value-type="float" office:value="93" calcext:value-type="float">
            <text:p>93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713" calcext:value-type="float">
            <text:p>713</text:p>
          </table:table-cell>
          <table:table-cell office:value-type="float" office:value="88.46" calcext:value-type="float">
            <text:p>88.46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0:.U80])"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80]+[.J80]" office:value-type="float" office:value="806" calcext:value-type="float">
            <text:p>806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5"/>
          <table:table-cell table:style-name="ce2" table:number-columns-repeated="2"/>
          <table:table-cell table:style-name="ce11"/>
          <table:table-cell table:style-name="ce2"/>
          <table:table-cell table:style-name="ce14"/>
          <table:table-cell table:style-name="ce2"/>
          <table:table-cell table:style-name="ce11"/>
          <table:table-cell table:style-name="ce2" table:number-columns-repeated="2"/>
          <table:table-cell table:style-name="ce2" table:formula="of:=SUM([.O81:.U81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094s</text:p>
          </table:table-cell>
          <table:table-cell table:style-name="ce3" office:value-type="float" office:value="367" calcext:value-type="float">
            <text:p>367</text:p>
          </table:table-cell>
          <table:table-cell table:style-name="ce12" office:value-type="float" office:value="0.3362" calcext:value-type="float">
            <text:p>0.3362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26" calcext:value-type="float">
            <text:p>726</text:p>
          </table:table-cell>
          <table:table-cell table:style-name="ce12" office:value-type="float" office:value="66.38" calcext:value-type="float">
            <text:p>66.38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82:.U82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82]+[.J82]" office:value-type="float" office:value="1093" calcext:value-type="float">
            <text:p>1093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80s</text:p>
          </table:table-cell>
          <table:table-cell office:value-type="float" office:value="845" calcext:value-type="float">
            <text:p>845</text:p>
          </table:table-cell>
          <table:table-cell office:value-type="float" office:value="0.7832" calcext:value-type="float">
            <text:p>0.7832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34" calcext:value-type="float">
            <text:p>234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3:.U83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2]" office:value-type="float" office:value="102895" calcext:value-type="float">
            <text:p>102895</text:p>
          </table:table-cell>
          <table:table-cell table:formula="of:=192958-[.R82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83]+[.J83]" office:value-type="float" office:value="1079" calcext:value-type="float">
            <text:p>1079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108s</text:p>
          </table:table-cell>
          <table:table-cell table:style-name="ce3" office:value-type="float" office:value="377" calcext:value-type="float">
            <text:p>377</text:p>
          </table:table-cell>
          <table:table-cell table:style-name="ce12" office:value-type="float" office:value="0.3405" calcext:value-type="float">
            <text:p>0.3405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30" calcext:value-type="float">
            <text:p>730</text:p>
          </table:table-cell>
          <table:table-cell table:style-name="ce12" office:value-type="float" office:value="65.95" calcext:value-type="float">
            <text:p>65.95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84:.U84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84]+[.J84]" office:value-type="float" office:value="1107" calcext:value-type="float">
            <text:p>1107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95s</text:p>
          </table:table-cell>
          <table:table-cell office:value-type="float" office:value="856" calcext:value-type="float">
            <text:p>856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38" calcext:value-type="float">
            <text:p>238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5:.U85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4]" office:value-type="float" office:value="102895" calcext:value-type="float">
            <text:p>102895</text:p>
          </table:table-cell>
          <table:table-cell table:formula="of:=192958-[.R84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85]+[.J85]" office:value-type="float" office:value="1094" calcext:value-type="float">
            <text:p>1094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108s</text:p>
          </table:table-cell>
          <table:table-cell table:style-name="ce3" office:value-type="float" office:value="375" calcext:value-type="float">
            <text:p>375</text:p>
          </table:table-cell>
          <table:table-cell table:style-name="ce12" office:value-type="float" office:value="0.3393" calcext:value-type="float">
            <text:p>0.3393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32" calcext:value-type="float">
            <text:p>732</text:p>
          </table:table-cell>
          <table:table-cell table:style-name="ce12" office:value-type="float" office:value="66.07" calcext:value-type="float">
            <text:p>66.07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86:.U86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86]+[.J86]" office:value-type="float" office:value="1107" calcext:value-type="float">
            <text:p>1107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97s</text:p>
          </table:table-cell>
          <table:table-cell office:value-type="float" office:value="856" calcext:value-type="float">
            <text:p>856</text:p>
          </table:table-cell>
          <table:table-cell office:value-type="float" office:value="0.7808" calcext:value-type="float">
            <text:p>0.7808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40" calcext:value-type="float">
            <text:p>240</text:p>
          </table:table-cell>
          <table:table-cell office:value-type="float" office:value="21.92" calcext:value-type="float">
            <text:p>21.92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7:.U87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6]" office:value-type="float" office:value="102895" calcext:value-type="float">
            <text:p>102895</text:p>
          </table:table-cell>
          <table:table-cell table:formula="of:=192958-[.R86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87]+[.J87]" office:value-type="float" office:value="1096" calcext:value-type="float">
            <text:p>1096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094s</text:p>
          </table:table-cell>
          <table:table-cell table:style-name="ce3" office:value-type="float" office:value="368" calcext:value-type="float">
            <text:p>368</text:p>
          </table:table-cell>
          <table:table-cell table:style-name="ce12" office:value-type="float" office:value="0.3372" calcext:value-type="float">
            <text:p>0.3372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25" calcext:value-type="float">
            <text:p>725</text:p>
          </table:table-cell>
          <table:table-cell table:style-name="ce12" office:value-type="float" office:value="66.28" calcext:value-type="float">
            <text:p>66.28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88:.U88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88]+[.J88]" office:value-type="float" office:value="1093" calcext:value-type="float">
            <text:p>1093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80s</text:p>
          </table:table-cell>
          <table:table-cell office:value-type="float" office:value="845" calcext:value-type="float">
            <text:p>845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34" calcext:value-type="float">
            <text:p>234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9:.U89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8]" office:value-type="float" office:value="102895" calcext:value-type="float">
            <text:p>102895</text:p>
          </table:table-cell>
          <table:table-cell table:formula="of:=192958-[.R88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89]+[.J89]" office:value-type="float" office:value="1079" calcext:value-type="float">
            <text:p>1079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092s</text:p>
          </table:table-cell>
          <table:table-cell table:style-name="ce3" office:value-type="float" office:value="367" calcext:value-type="float">
            <text:p>367</text:p>
          </table:table-cell>
          <table:table-cell table:style-name="ce12" office:value-type="float" office:value="0.3368" calcext:value-type="float">
            <text:p>0.3368</text:p>
          </table:table-cell>
          <table:table-cell table:style-name="ce3" office:value-type="string" calcext:value-type="string">
            <text:p>0s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24" calcext:value-type="float">
            <text:p>724</text:p>
          </table:table-cell>
          <table:table-cell table:style-name="ce12" office:value-type="float" office:value="66.32" calcext:value-type="float">
            <text:p>66.32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90:.U90])" office:value-type="float" office:value="934832" calcext:value-type="float">
            <text:p>934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93721-[.Q91]" office:value-type="float" office:value="102069" calcext:value-type="float">
            <text:p>102069</text:p>
          </table:table-cell>
          <table:table-cell table:style-name="ce3" table:formula="of:=190890-[.R91]" office:value-type="float" office:value="99831" calcext:value-type="float">
            <text:p>9983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90]+[.J90]" office:value-type="float" office:value="1091" calcext:value-type="float">
            <text:p>1091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81s</text:p>
          </table:table-cell>
          <table:table-cell office:value-type="float" office:value="832" calcext:value-type="float">
            <text:p>832</text:p>
          </table:table-cell>
          <table:table-cell office:value-type="float" office:value="0.7702" calcext:value-type="float">
            <text:p>0.7702</text:p>
          </table:table-cell>
          <table:table-cell office:value-type="string" calcext:value-type="string">
            <text:p>0s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48" calcext:value-type="float">
            <text:p>248</text:p>
          </table:table-cell>
          <table:table-cell office:value-type="float" office:value="22.98" calcext:value-type="float">
            <text:p>22.98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1:.U91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91]+[.J91]" office:value-type="float" office:value="1080" calcext:value-type="float">
            <text:p>1080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8"/>
          <table:table-cell table:style-name="ce2" table:number-columns-repeated="2"/>
          <table:table-cell table:style-name="ce11"/>
          <table:table-cell table:style-name="ce2"/>
          <table:table-cell table:style-name="ce14"/>
          <table:table-cell table:style-name="ce2"/>
          <table:table-cell table:style-name="ce11"/>
          <table:table-cell table:style-name="ce2" table:number-columns-repeated="2"/>
          <table:table-cell table:style-name="ce2" table:formula="of:=SUM([.O92:.U92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1665" calcext:value-type="float">
            <text:p>1665</text:p>
          </table:table-cell>
          <table:table-cell table:style-name="ce3" office:value-type="float" office:value="932" calcext:value-type="float">
            <text:p>932</text:p>
          </table:table-cell>
          <table:table-cell table:style-name="ce12" office:value-type="float" office:value="0.5599" calcext:value-type="float">
            <text:p>0.5599</text:p>
          </table:table-cell>
          <table:table-cell table:style-name="ce3" office:value-type="string" calcext:value-type="string">
            <text:p>2s</text:p>
          </table:table-cell>
          <table:table-cell table:style-name="ce15" office:value-type="percentage" office:value="0.0109" calcext:value-type="percentage">
            <text:p>1.09%</text:p>
          </table:table-cell>
          <table:table-cell table:style-name="ce3" office:value-type="float" office:value="732" calcext:value-type="float">
            <text:p>732</text:p>
          </table:table-cell>
          <table:table-cell table:style-name="ce12" office:value-type="float" office:value="44.01" calcext:value-type="float">
            <text:p>44.01</text:p>
          </table:table-cell>
          <table:table-cell table:style-name="ce3" office:value-type="string" calcext:value-type="string">
            <text:p>s.l.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93:.U93])" office:value-type="float" office:value="921224" calcext:value-type="float">
            <text:p>92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table:formula="of:=278139-[.R94]-[.R96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93]+[.J93]" office:value-type="float" office:value="1664" calcext:value-type="float">
            <text:p>1664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1653" calcext:value-type="float">
            <text:p>1653</text:p>
          </table:table-cell>
          <table:table-cell office:value-type="float" office:value="1416" calcext:value-type="float">
            <text:p>1416</text:p>
          </table:table-cell>
          <table:table-cell office:value-type="float" office:value="0.8566" calcext:value-type="float">
            <text:p>0.8566</text:p>
          </table:table-cell>
          <table:table-cell office:value-type="string" calcext:value-type="string">
            <text:p>3s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float" office:value="236" calcext:value-type="float">
            <text:p>236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4:.U94])" office:value-type="float" office:value="667035" calcext:value-type="float">
            <text:p>667035</text:p>
          </table:table-cell>
          <table:table-cell office:value-type="float" office:value="50053" calcext:value-type="float">
            <text:p>50053</text:p>
          </table:table-cell>
          <table:table-cell table:formula="of:=148124-[.P96]" office:value-type="float" office:value="74123" calcext:value-type="float">
            <text:p>74123</text:p>
          </table:table-cell>
          <table:table-cell table:formula="of:=394988-[.Q93]-[.Q95]-[.Q96]" office:value-type="float" office:value="109089" calcext:value-type="float">
            <text:p>109089</text:p>
          </table:table-cell>
          <table:table-cell table:formula="of:=183770-[.R96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94]+[.J94]" office:value-type="float" office:value="1652" calcext:value-type="float">
            <text:p>165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1650" calcext:value-type="float">
            <text:p>1650</text:p>
          </table:table-cell>
          <table:table-cell office:value-type="float" office:value="1413" calcext:value-type="float">
            <text:p>1413</text:p>
          </table:table-cell>
          <table:table-cell office:value-type="float" office:value="0.8568" calcext:value-type="float">
            <text:p>0.8568</text:p>
          </table:table-cell>
          <table:table-cell office:value-type="string" calcext:value-type="string">
            <text:p>3s</text:p>
          </table:table-cell>
          <table:table-cell table:style-name="ce13" office:value-type="percentage" office:value="0.0154" calcext:value-type="percentage">
            <text:p>1.54%</text:p>
          </table:table-cell>
          <table:table-cell office:value-type="float" office:value="236" calcext:value-type="float">
            <text:p>236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5:.U95])" office:value-type="float" office:value="684594" calcext:value-type="float">
            <text:p>684594</text:p>
          </table:table-cell>
          <table:table-cell office:value-type="float" office:value="50885" calcext:value-type="float">
            <text:p>50885</text:p>
          </table:table-cell>
          <table:table-cell table:formula="of:=232972-[.P94]-[.P96]" office:value-type="float" office:value="84848" calcext:value-type="float">
            <text:p>84848</text:p>
          </table:table-cell>
          <table:table-cell table:formula="of:=285899-[.Q96]-[.Q93]" office:value-type="float" office:value="95575" calcext:value-type="float">
            <text:p>95575</text:p>
          </table:table-cell>
          <table:table-cell table:formula="of:=383758-[.R93]-[.R94]-[.R96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95]+[.J95]" office:value-type="float" office:value="1649" calcext:value-type="float">
            <text:p>164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1649" calcext:value-type="float">
            <text:p>1649</text:p>
          </table:table-cell>
          <table:table-cell office:value-type="float" office:value="1412" calcext:value-type="float">
            <text:p>1412</text:p>
          </table:table-cell>
          <table:table-cell office:value-type="float" office:value="0.8564" calcext:value-type="float">
            <text:p>0.8564</text:p>
          </table:table-cell>
          <table:table-cell office:value-type="string" calcext:value-type="string">
            <text:p>4s</text:p>
          </table:table-cell>
          <table:table-cell table:style-name="ce13" office:value-type="percentage" office:value="0.0173" calcext:value-type="percentage">
            <text:p>1.73%</text:p>
          </table:table-cell>
          <table:table-cell office:value-type="float" office:value="236" calcext:value-type="float">
            <text:p>236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6:.U96])" office:value-type="float" office:value="689269" calcext:value-type="float">
            <text:p>689269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table:formula="of:=190324-[.Q93]" office:value-type="float" office:value="96401" calcext:value-type="float">
            <text:p>96401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96]+[.J96]" office:value-type="float" office:value="1648" calcext:value-type="float">
            <text:p>1648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1696" calcext:value-type="float">
            <text:p>1696</text:p>
          </table:table-cell>
          <table:table-cell table:style-name="ce3" office:value-type="float" office:value="923" calcext:value-type="float">
            <text:p>923</text:p>
          </table:table-cell>
          <table:table-cell table:style-name="ce12" office:value-type="float" office:value="54.46" calcext:value-type="float">
            <text:p>54.46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72" calcext:value-type="float">
            <text:p>772</text:p>
          </table:table-cell>
          <table:table-cell table:style-name="ce12" office:value-type="float" office:value="45.54" calcext:value-type="float">
            <text:p>45.54</text:p>
          </table:table-cell>
          <table:table-cell table:style-name="ce3" office:value-type="string" calcext:value-type="string">
            <text:p>45.54/54.46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97:.U97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87227-[.Q100]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97]+[.J97]" office:value-type="float" office:value="1695" calcext:value-type="float">
            <text:p>1695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1681" calcext:value-type="float">
            <text:p>1681</text:p>
          </table:table-cell>
          <table:table-cell office:value-type="float" office:value="1425" calcext:value-type="float">
            <text:p>1425</text:p>
          </table:table-cell>
          <table:table-cell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55" calcext:value-type="float">
            <text:p>255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15.20/84.80</text:p>
          </table:table-cell>
          <table:table-cell office:value-type="float" office:value="5126811" calcext:value-type="float">
            <text:p>5126811</text:p>
          </table:table-cell>
          <table:table-cell table:formula="of:=SUM([.O98:.U98])" office:value-type="float" office:value="680769" calcext:value-type="float">
            <text:p>680769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391891-[.Q97]-[.Q99]-[.Q100]" office:value-type="float" office:value="109089" calcext:value-type="float">
            <text:p>109089</text:p>
          </table:table-cell>
          <table:table-cell table:formula="of:=385826-[.R97]-[.R99]-[.R100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98]+[.J98]" office:value-type="float" office:value="1680" calcext:value-type="float">
            <text:p>168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1678" calcext:value-type="float">
            <text:p>1678</text:p>
          </table:table-cell>
          <table:table-cell office:value-type="float" office:value="1425" calcext:value-type="float">
            <text:p>1425</text:p>
          </table:table-cell>
          <table:table-cell office:value-type="float" office:value="84.95" calcext:value-type="float">
            <text:p>84.95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52" calcext:value-type="float">
            <text:p>252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15.05/84.95</text:p>
          </table:table-cell>
          <table:table-cell office:value-type="float" office:value="5126811" calcext:value-type="float">
            <text:p>5126811</text:p>
          </table:table-cell>
          <table:table-cell table:formula="of:=SUM([.O99:.U99])" office:value-type="float" office:value="672928" calcext:value-type="float">
            <text:p>672928</text:p>
          </table:table-cell>
          <table:table-cell office:value-type="float" office:value="50885" calcext:value-type="float">
            <text:p>50885</text:p>
          </table:table-cell>
          <table:table-cell table:formula="of:=234746-[.P98]-[.P100]" office:value-type="float" office:value="84848" calcext:value-type="float">
            <text:p>84848</text:p>
          </table:table-cell>
          <table:table-cell table:formula="of:=282802-[.Q97]-[.Q100]" office:value-type="float" office:value="95575" calcext:value-type="float">
            <text:p>95575</text:p>
          </table:table-cell>
          <table:table-cell table:formula="of:=281033-[.R97]-[.R100]" office:value-type="float" office:value="93953" calcext:value-type="float">
            <text:p>939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99]+[.J99]" office:value-type="float" office:value="1677" calcext:value-type="float">
            <text:p>167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1677" calcext:value-type="float">
            <text:p>1677</text:p>
          </table:table-cell>
          <table:table-cell office:value-type="float" office:value="1426" calcext:value-type="float">
            <text:p>1426</text:p>
          </table:table-cell>
          <table:table-cell office:value-type="float" office:value="85.04" calcext:value-type="float">
            <text:p>85.04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50" calcext:value-type="float">
            <text:p>250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14.96/85.04</text:p>
          </table:table-cell>
          <table:table-cell office:value-type="float" office:value="5126811" calcext:value-type="float">
            <text:p>5126811</text:p>
          </table:table-cell>
          <table:table-cell table:formula="of:=SUM([.O100:.U100])" office:value-type="float" office:value="690014" calcext:value-type="float">
            <text:p>690014</text:p>
          </table:table-cell>
          <table:table-cell office:value-type="float" office:value="51717" calcext:value-type="float">
            <text:p>51717</text:p>
          </table:table-cell>
          <table:table-cell table:formula="of:=149898-[.P98]" office:value-type="float" office:value="75775" calcext:value-type="float">
            <text:p>75775</text:p>
          </table:table-cell>
          <table:table-cell office:value-type="float" office:value="93304" calcext:value-type="float">
            <text:p>93304</text:p>
          </table:table-cell>
          <table:table-cell table:formula="of:=187080-[.R97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00]+[.J100]" office:value-type="float" office:value="1676" calcext:value-type="float">
            <text:p>1676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933" calcext:value-type="float">
            <text:p>933</text:p>
          </table:table-cell>
          <table:table-cell table:style-name="ce12" office:value-type="float" office:value="54.96" calcext:value-type="float">
            <text:p>54.96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65" calcext:value-type="float">
            <text:p>765</text:p>
          </table:table-cell>
          <table:table-cell table:style-name="ce12" office:value-type="float" office:value="45.04" calcext:value-type="float">
            <text:p>45.04</text:p>
          </table:table-cell>
          <table:table-cell table:style-name="ce3" office:value-type="string" calcext:value-type="string">
            <text:p>45.04/54.96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01:.U101])" office:value-type="float" office:value="933496" calcext:value-type="float">
            <text:p>933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385697-[.Q102]-[.Q103]-[.Q104]" office:value-type="float" office:value="108263" calcext:value-type="float">
            <text:p>10826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01]+[.J101]" office:value-type="float" office:value="1698" calcext:value-type="float">
            <text:p>1698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1683" calcext:value-type="float">
            <text:p>1683</text:p>
          </table:table-cell>
          <table:table-cell office:value-type="float" office:value="1431" calcext:value-type="float">
            <text:p>1431</text:p>
          </table:table-cell>
          <table:table-cell office:value-type="float" office:value="85.08" calcext:value-type="float">
            <text:p>85.08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14.92/85.08</text:p>
          </table:table-cell>
          <table:table-cell office:value-type="float" office:value="5126811" calcext:value-type="float">
            <text:p>5126811</text:p>
          </table:table-cell>
          <table:table-cell table:formula="of:=SUM([.O102:.U102])" office:value-type="float" office:value="653734" calcext:value-type="float">
            <text:p>653734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office:value-type="float" office:value="91652" calcext:value-type="float">
            <text:p>91652</text:p>
          </table:table-cell>
          <table:table-cell table:formula="of:=187496-[.R101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02]+[.J102]" office:value-type="float" office:value="1682" calcext:value-type="float">
            <text:p>168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1679" calcext:value-type="float">
            <text:p>1679</text:p>
          </table:table-cell>
          <table:table-cell office:value-type="float" office:value="1427" calcext:value-type="float">
            <text:p>1427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14.98/85.02</text:p>
          </table:table-cell>
          <table:table-cell office:value-type="float" office:value="5126811" calcext:value-type="float">
            <text:p>5126811</text:p>
          </table:table-cell>
          <table:table-cell table:formula="of:=SUM([.O103:.U103])" office:value-type="float" office:value="673372" calcext:value-type="float">
            <text:p>673372</text:p>
          </table:table-cell>
          <table:table-cell office:value-type="float" office:value="50885" calcext:value-type="float">
            <text:p>50885</text:p>
          </table:table-cell>
          <table:table-cell table:formula="of:=150846-[.P102]" office:value-type="float" office:value="76723" calcext:value-type="float">
            <text:p>76723</text:p>
          </table:table-cell>
          <table:table-cell table:formula="of:=277434-[.Q104]-[.Q102]" office:value-type="float" office:value="92478" calcext:value-type="float">
            <text:p>92478</text:p>
          </table:table-cell>
          <table:table-cell table:formula="of:=389962-[.R101]-[.R102]-[.R104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03]+[.J103]" office:value-type="float" office:value="1678" calcext:value-type="float">
            <text:p>1678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1676" calcext:value-type="float">
            <text:p>1676</text:p>
          </table:table-cell>
          <table:table-cell office:value-type="float" office:value="1424" calcext:value-type="float">
            <text:p>1424</text:p>
          </table:table-cell>
          <table:table-cell office:value-type="float" office:value="84.99" calcext:value-type="float">
            <text:p>84.99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15.01/84.99</text:p>
          </table:table-cell>
          <table:table-cell office:value-type="float" office:value="5126811" calcext:value-type="float">
            <text:p>5126811</text:p>
          </table:table-cell>
          <table:table-cell table:formula="of:=SUM([.O104:.U104])" office:value-type="float" office:value="701981" calcext:value-type="float">
            <text:p>701981</text:p>
          </table:table-cell>
          <table:table-cell office:value-type="float" office:value="51717" calcext:value-type="float">
            <text:p>51717</text:p>
          </table:table-cell>
          <table:table-cell table:formula="of:=236520-[.P102]-[.P103]" office:value-type="float" office:value="85674" calcext:value-type="float">
            <text:p>85674</text:p>
          </table:table-cell>
          <table:table-cell table:formula="of:=184956-[.Q102]" office:value-type="float" office:value="93304" calcext:value-type="float">
            <text:p>93304</text:p>
          </table:table-cell>
          <table:table-cell table:formula="of:=284343-[.R101]-[.R102]" office:value-type="float" office:value="96847" calcext:value-type="float">
            <text:p>96847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04]+[.J104]" office:value-type="float" office:value="1675" calcext:value-type="float">
            <text:p>1675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111" calcext:value-type="float">
            <text:p>1111</text:p>
          </table:table-cell>
          <table:table-cell table:style-name="ce12" office:value-type="float" office:value="60.16" calcext:value-type="float">
            <text:p>60.16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" office:value-type="float" office:value="736" calcext:value-type="float">
            <text:p>736</text:p>
          </table:table-cell>
          <table:table-cell table:style-name="ce12" office:value-type="float" office:value="39.84" calcext:value-type="float">
            <text:p>39.84</text:p>
          </table:table-cell>
          <table:table-cell table:style-name="ce3" office:value-type="string" calcext:value-type="string">
            <text:p>39.84/60.16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05:.U105])" office:value-type="float" office:value="924321" calcext:value-type="float">
            <text:p>92432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246749-152655" office:value-type="float" office:value="94094" calcext:value-type="float">
            <text:p>94094</text:p>
          </table:table-cell>
          <table:table-cell table:style-name="ce3" table:formula="of:=188672-[.Q106]" office:value-type="float" office:value="97020" calcext:value-type="float">
            <text:p>97020</text:p>
          </table:table-cell>
          <table:table-cell table:style-name="ce3" table:formula="of:=185428-[.R106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05]+[.J105]" office:value-type="float" office:value="1847" calcext:value-type="float">
            <text:p>1847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1814" calcext:value-type="float">
            <text:p>1814</text:p>
          </table:table-cell>
          <table:table-cell office:value-type="float" office:value="1378" calcext:value-type="float">
            <text:p>1378</text:p>
          </table:table-cell>
          <table:table-cell office:value-type="float" office:value="75.99" calcext:value-type="float">
            <text:p>75.99</text:p>
          </table:table-cell>
          <table:table-cell office:value-type="float" office:value="186" calcext:value-type="float">
            <text:p>186</text:p>
          </table:table-cell>
          <table:table-cell table:style-name="ce13" office:value-type="percentage" office:value="0.103" calcext:value-type="percentage">
            <text:p>10.30%</text:p>
          </table:table-cell>
          <table:table-cell office:value-type="float" office:value="248" calcext:value-type="float">
            <text:p>248</text:p>
          </table:table-cell>
          <table:table-cell office:value-type="float" office:value="13.71" calcext:value-type="float">
            <text:p>13.71</text:p>
          </table:table-cell>
          <table:table-cell office:value-type="string" calcext:value-type="string">
            <text:p>15.28/84.72</text:p>
          </table:table-cell>
          <table:table-cell office:value-type="float" office:value="5126811" calcext:value-type="float">
            <text:p>5126811</text:p>
          </table:table-cell>
          <table:table-cell table:formula="of:=SUM([.O106:.U106])" office:value-type="float" office:value="659497" calcext:value-type="float">
            <text:p>659497</text:p>
          </table:table-cell>
          <table:table-cell office:value-type="float" office:value="50053" calcext:value-type="float">
            <text:p>50053</text:p>
          </table:table-cell>
          <table:table-cell table:formula="of:=157197-[.P108]" office:value-type="float" office:value="84022" calcext:value-type="float">
            <text:p>84022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06]+[.J106]" office:value-type="float" office:value="1626" calcext:value-type="float">
            <text:p>162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1813" calcext:value-type="float">
            <text:p>1813</text:p>
          </table:table-cell>
          <table:table-cell office:value-type="float" office:value="1430" calcext:value-type="float">
            <text:p>1430</text:p>
          </table:table-cell>
          <table:table-cell office:value-type="float" office:value="78.88" calcext:value-type="float">
            <text:p>78.88</text:p>
          </table:table-cell>
          <table:table-cell office:value-type="float" office:value="146" calcext:value-type="float">
            <text:p>146</text:p>
          </table:table-cell>
          <table:table-cell table:style-name="ce13" office:value-type="percentage" office:value="0.0807" calcext:value-type="percentage">
            <text:p>8.07%</text:p>
          </table:table-cell>
          <table:table-cell office:value-type="float" office:value="236" calcext:value-type="float">
            <text:p>236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14.19/85.81</text:p>
          </table:table-cell>
          <table:table-cell office:value-type="float" office:value="5126811" calcext:value-type="float">
            <text:p>5126811</text:p>
          </table:table-cell>
          <table:table-cell table:formula="of:=SUM([.O107:.U107])" office:value-type="float" office:value="668898" calcext:value-type="float">
            <text:p>668898</text:p>
          </table:table-cell>
          <table:table-cell office:value-type="float" office:value="50885" calcext:value-type="float">
            <text:p>50885</text:p>
          </table:table-cell>
          <table:table-cell office:value-type="float" office:value="74001" calcext:value-type="float">
            <text:p>74001</text:p>
          </table:table-cell>
          <table:table-cell table:formula="of:=288170-[.Q106]-[.Q105]" office:value-type="float" office:value="99498" calcext:value-type="float">
            <text:p>99498</text:p>
          </table:table-cell>
          <table:table-cell table:formula="of:=282275-[.R105]-[.R106]" office:value-type="float" office:value="96847" calcext:value-type="float">
            <text:p>96847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07]+[.J107]" office:value-type="float" office:value="1666" calcext:value-type="float">
            <text:p>166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1814" calcext:value-type="float">
            <text:p>1814</text:p>
          </table:table-cell>
          <table:table-cell office:value-type="float" office:value="1374" calcext:value-type="float">
            <text:p>1374</text:p>
          </table:table-cell>
          <table:table-cell office:value-type="float" office:value="75.79" calcext:value-type="float">
            <text:p>75.79</text:p>
          </table:table-cell>
          <table:table-cell office:value-type="float" office:value="184" calcext:value-type="float">
            <text:p>184</text:p>
          </table:table-cell>
          <table:table-cell table:style-name="ce13" office:value-type="percentage" office:value="0.1015" calcext:value-type="percentage">
            <text:p>10.15%</text:p>
          </table:table-cell>
          <table:table-cell office:value-type="float" office:value="255" calcext:value-type="float">
            <text:p>255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15.66/84.34</text:p>
          </table:table-cell>
          <table:table-cell office:value-type="float" office:value="5126811" calcext:value-type="float">
            <text:p>5126811</text:p>
          </table:table-cell>
          <table:table-cell table:formula="of:=SUM([.O108:.U108])" office:value-type="float" office:value="714865" calcext:value-type="float">
            <text:p>714865</text:p>
          </table:table-cell>
          <table:table-cell office:value-type="float" office:value="51717" calcext:value-type="float">
            <text:p>51717</text:p>
          </table:table-cell>
          <table:table-cell office:value-type="float" office:value="73175" calcext:value-type="float">
            <text:p>73175</text:p>
          </table:table-cell>
          <table:table-cell table:formula="of:=398085-[.Q105]-[.Q106]-[.Q107]" office:value-type="float" office:value="109915" calcext:value-type="float">
            <text:p>109915</text:p>
          </table:table-cell>
          <table:table-cell table:formula="of:=387894-[.R105]-[.R106]-[.R107]" office:value-type="float" office:value="105619" calcext:value-type="float">
            <text:p>10561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08]+[.J108]" office:value-type="float" office:value="1629" calcext:value-type="float">
            <text:p>1629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054" calcext:value-type="float">
            <text:p>2054</text:p>
          </table:table-cell>
          <table:table-cell table:style-name="ce3" office:value-type="float" office:value="918" calcext:value-type="float">
            <text:p>918</text:p>
          </table:table-cell>
          <table:table-cell table:style-name="ce12" office:value-type="float" office:value="44.73" calcext:value-type="float">
            <text:p>44.73</text:p>
          </table:table-cell>
          <table:table-cell table:style-name="ce3" office:value-type="float" office:value="390" calcext:value-type="float">
            <text:p>390</text:p>
          </table:table-cell>
          <table:table-cell table:style-name="ce15" office:value-type="percentage" office:value="0.19" calcext:value-type="percentage">
            <text:p>19.00%</text:p>
          </table:table-cell>
          <table:table-cell table:style-name="ce3" office:value-type="float" office:value="744" calcext:value-type="float">
            <text:p>744</text:p>
          </table:table-cell>
          <table:table-cell table:style-name="ce12" office:value-type="float" office:value="36.27" calcext:value-type="float">
            <text:p>36.27</text:p>
          </table:table-cell>
          <table:table-cell table:style-name="ce3" office:value-type="string" calcext:value-type="string">
            <text:p>44.78/55.22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09:.U109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86401-[.Q111]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09]+[.J109]" office:value-type="float" office:value="1662" calcext:value-type="float">
            <text:p>1662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float" office:value="1797" calcext:value-type="float">
            <text:p>1797</text:p>
          </table:table-cell>
          <table:table-cell office:value-type="float" office:value="88.13" calcext:value-type="float">
            <text:p>88.13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242" calcext:value-type="float">
            <text:p>242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11.87/88.13</text:p>
          </table:table-cell>
          <table:table-cell office:value-type="float" office:value="5126811" calcext:value-type="float">
            <text:p>5126811</text:p>
          </table:table-cell>
          <table:table-cell table:formula="of:=SUM([.O110:.U110])" office:value-type="float" office:value="682522" calcext:value-type="float">
            <text:p>682522</text:p>
          </table:table-cell>
          <table:table-cell office:value-type="float" office:value="50053" calcext:value-type="float">
            <text:p>50053</text:p>
          </table:table-cell>
          <table:table-cell table:formula="of:=231198-[.P111]-[.P112]" office:value-type="float" office:value="84022" calcext:value-type="float">
            <text:p>84022</text:p>
          </table:table-cell>
          <table:table-cell table:formula="of:=287344-[.Q109]-[.Q111]" office:value-type="float" office:value="100943" calcext:value-type="float">
            <text:p>100943</text:p>
          </table:table-cell>
          <table:table-cell table:formula="of:=385826-[.R109]-[.R111]-[.R112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10]+[.J110]" office:value-type="float" office:value="2039" calcext:value-type="float">
            <text:p>203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2040" calcext:value-type="float">
            <text:p>2040</text:p>
          </table:table-cell>
          <table:table-cell office:value-type="float" office:value="1484" calcext:value-type="float">
            <text:p>1484</text:p>
          </table:table-cell>
          <table:table-cell office:value-type="float" office:value="72.77" calcext:value-type="float">
            <text:p>72.77</text:p>
          </table:table-cell>
          <table:table-cell office:value-type="float" office:value="314" calcext:value-type="float">
            <text:p>314</text:p>
          </table:table-cell>
          <table:table-cell table:style-name="ce13" office:value-type="percentage" office:value="0.1543" calcext:value-type="percentage">
            <text:p>15.43%</text:p>
          </table:table-cell>
          <table:table-cell office:value-type="float" office:value="240" calcext:value-type="float">
            <text:p>2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3.95/86.05</text:p>
          </table:table-cell>
          <table:table-cell office:value-type="float" office:value="5126811" calcext:value-type="float">
            <text:p>5126811</text:p>
          </table:table-cell>
          <table:table-cell table:formula="of:=SUM([.O111:.U111])" office:value-type="float" office:value="658158" calcext:value-type="float">
            <text:p>658158</text:p>
          </table:table-cell>
          <table:table-cell office:value-type="float" office:value="50885" calcext:value-type="float">
            <text:p>50885</text:p>
          </table:table-cell>
          <table:table-cell table:formula="of:=147176-[.P112]"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table:formula="of:=186254-[.R109]" office:value-type="float" office:value="93953" calcext:value-type="float">
            <text:p>939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11]+[.J111]" office:value-type="float" office:value="1724" calcext:value-type="float">
            <text:p>172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2039" calcext:value-type="float">
            <text:p>2039</text:p>
          </table:table-cell>
          <table:table-cell office:value-type="float" office:value="1588" calcext:value-type="float">
            <text:p>1588</text:p>
          </table:table-cell>
          <table:table-cell office:value-type="float" office:value="77.9" calcext:value-type="float">
            <text:p>77.9</text:p>
          </table:table-cell>
          <table:table-cell office:value-type="float" office:value="208" calcext:value-type="float">
            <text:p>208</text:p>
          </table:table-cell>
          <table:table-cell table:style-name="ce13" office:value-type="percentage" office:value="0.1022" calcext:value-type="percentage">
            <text:p>10.22%</text:p>
          </table:table-cell>
          <table:table-cell office:value-type="float" office:value="242" calcext:value-type="float">
            <text:p>242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13.23/86.77</text:p>
          </table:table-cell>
          <table:table-cell office:value-type="float" office:value="5126811" calcext:value-type="float">
            <text:p>5126811</text:p>
          </table:table-cell>
          <table:table-cell table:formula="of:=SUM([.O112:.U112])" office:value-type="float" office:value="705677" calcext:value-type="float">
            <text:p>705677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table:formula="of:=398085-[.Q111]-[.Q109]-[.Q110]" office:value-type="float" office:value="110741" calcext:value-type="float">
            <text:p>110741</text:p>
          </table:table-cell>
          <table:table-cell table:formula="of:=281033-[.R109]-[.R111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12]+[.J112]" office:value-type="float" office:value="1830" calcext:value-type="float">
            <text:p>1830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8"/>
          <table:table-cell table:style-name="ce2" table:number-columns-repeated="2"/>
          <table:table-cell table:style-name="ce11"/>
          <table:table-cell table:style-name="ce2"/>
          <table:table-cell table:style-name="ce14"/>
          <table:table-cell table:style-name="ce2"/>
          <table:table-cell table:style-name="ce11"/>
          <table:table-cell table:style-name="ce2" table:number-columns-repeated="1013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463" calcext:value-type="float">
            <text:p>2463</text:p>
          </table:table-cell>
          <table:table-cell table:style-name="ce3" office:value-type="float" office:value="1478" calcext:value-type="float">
            <text:p>1478</text:p>
          </table:table-cell>
          <table:table-cell table:style-name="ce12" office:value-type="float" office:value="60.03" calcext:value-type="float">
            <text:p>60.0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.98" calcext:value-type="float">
            <text:p>9.98</text:p>
          </table:table-cell>
          <table:table-cell table:style-name="ce3" office:value-type="float" office:value="738" calcext:value-type="float">
            <text:p>738</text:p>
          </table:table-cell>
          <table:table-cell table:style-name="ce12" office:value-type="float" office:value="29.99" calcext:value-type="float">
            <text:p>29.99</text:p>
          </table:table-cell>
          <table:table-cell table:style-name="ce3" office:value-type="string" calcext:value-type="string">
            <text:p>33.32/66.68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14:.U114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283009-[.Q116]-[.Q118]" office:value-type="float" office:value="93923" calcext:value-type="float">
            <text:p>93923</text:p>
          </table:table-cell>
          <table:table-cell table:style-name="ce3" table:formula="of:=278549-[.R117]-[.R118]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14]+[.J114]" office:value-type="float" office:value="2216" calcext:value-type="float">
            <text:p>2216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2449" calcext:value-type="float">
            <text:p>2449</text:p>
          </table:table-cell>
          <table:table-cell office:value-type="float" office:value="2046" calcext:value-type="float">
            <text:p>2046</text:p>
          </table:table-cell>
          <table:table-cell office:value-type="float" office:value="83.55" calcext:value-type="float">
            <text:p>83.55</text:p>
          </table:table-cell>
          <table:table-cell office:value-type="float" office:value="146" calcext:value-type="float">
            <text:p>146</text:p>
          </table:table-cell>
          <table:table-cell office:value-type="float" office:value="5.99" calcext:value-type="float">
            <text:p>5.99</text:p>
          </table:table-cell>
          <table:table-cell office:value-type="float" office:value="256" calcext:value-type="float">
            <text:p>256</text:p>
          </table:table-cell>
          <table:table-cell office:value-type="float" office:value="10.46" calcext:value-type="float">
            <text:p>10.46</text:p>
          </table:table-cell>
          <table:table-cell office:value-type="string" calcext:value-type="string">
            <text:p>11.12/88.88</text:p>
          </table:table-cell>
          <table:table-cell office:value-type="float" office:value="5126811" calcext:value-type="float">
            <text:p>5126811</text:p>
          </table:table-cell>
          <table:table-cell table:formula="of:=SUM([.O115:.U115])" office:value-type="float" office:value="679434" calcext:value-type="float">
            <text:p>679434</text:p>
          </table:table-cell>
          <table:table-cell office:value-type="float" office:value="50053" calcext:value-type="float">
            <text:p>50053</text:p>
          </table:table-cell>
          <table:table-cell table:formula="of:=298540-[.P116]-[.P118]-[.P119]" office:value-type="float" office:value="74123" calcext:value-type="float">
            <text:p>74123</text:p>
          </table:table-cell>
          <table:table-cell table:formula="of:=590269-[.Q114]-[.Q116]-[.Q117]-[.Q118]-[.Q119]" office:value-type="float" office:value="115284" calcext:value-type="float">
            <text:p>115284</text:p>
          </table:table-cell>
          <table:table-cell table:formula="of:=375812-[.R114]-[.R117]-[.R118]" office:value-type="float" office:value="97263" calcext:value-type="float">
            <text:p>9726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15]+[.J115]" office:value-type="float" office:value="2302" calcext:value-type="float">
            <text:p>230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1992" calcext:value-type="float">
            <text:p>1992</text:p>
          </table:table-cell>
          <table:table-cell office:value-type="float" office:value="81.37" calcext:value-type="float">
            <text:p>81.37</text:p>
          </table:table-cell>
          <table:table-cell office:value-type="float" office:value="204" calcext:value-type="float">
            <text:p>204</text:p>
          </table:table-cell>
          <table:table-cell office:value-type="float" office:value="8.34" calcext:value-type="float">
            <text:p>8.34</text:p>
          </table:table-cell>
          <table:table-cell office:value-type="float" office:value="251" calcext:value-type="float">
            <text:p>251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11.22/88.78</text:p>
          </table:table-cell>
          <table:table-cell office:value-type="float" office:value="5126811" calcext:value-type="float">
            <text:p>5126811</text:p>
          </table:table-cell>
          <table:table-cell table:formula="of:=SUM([.O116:.U116])" office:value-type="float" office:value="688828" calcext:value-type="float">
            <text:p>688828</text:p>
          </table:table-cell>
          <table:table-cell office:value-type="float" office:value="50885" calcext:value-type="float">
            <text:p>50885</text:p>
          </table:table-cell>
          <table:table-cell table:formula="of:=224417-[.P118]-[.P119]" office:value-type="float" office:value="74827" calcext:value-type="float">
            <text:p>74827</text:p>
          </table:table-cell>
          <table:table-cell table:formula="of:=189086-[.Q118]" office:value-type="float" office:value="94130" calcext:value-type="float">
            <text:p>94130</text:p>
          </table:table-cell>
          <table:table-cell table:formula="of:=588202-[.R119]-[.R114]-[.R115]-[.R117]-[.R118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16]+[.J116]" office:value-type="float" office:value="2243" calcext:value-type="float">
            <text:p>224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2446" calcext:value-type="float">
            <text:p>2446</text:p>
          </table:table-cell>
          <table:table-cell office:value-type="float" office:value="1921" calcext:value-type="float">
            <text:p>1921</text:p>
          </table:table-cell>
          <table:table-cell office:value-type="float" office:value="78.56" calcext:value-type="float">
            <text:p>78.56</text:p>
          </table:table-cell>
          <table:table-cell office:value-type="float" office:value="269" calcext:value-type="float">
            <text:p>269</text:p>
          </table:table-cell>
          <table:table-cell office:value-type="float" office:value="11.03" calcext:value-type="float">
            <text:p>11.03</text:p>
          </table:table-cell>
          <table:table-cell office:value-type="float" office:value="254" calcext:value-type="float">
            <text:p>254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11.71/88.29</text:p>
          </table:table-cell>
          <table:table-cell office:value-type="float" office:value="5126811" calcext:value-type="float">
            <text:p>5126811</text:p>
          </table:table-cell>
          <table:table-cell table:formula="of:=SUM([.O117:.U117])" office:value-type="float" office:value="675240" calcext:value-type="float">
            <text:p>675240</text:p>
          </table:table-cell>
          <table:table-cell office:value-type="float" office:value="51717" calcext:value-type="float">
            <text:p>51717</text:p>
          </table:table-cell>
          <table:table-cell office:value-type="float" office:value="88396" calcext:value-type="float">
            <text:p>88396</text:p>
          </table:table-cell>
          <table:table-cell table:formula="of:=378584-[.Q114]-[.Q116]-[.Q118]" office:value-type="float" office:value="95575" calcext:value-type="float">
            <text:p>95575</text:p>
          </table:table-cell>
          <table:table-cell table:formula="of:=186248-[.R118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17]+[.J117]" office:value-type="float" office:value="2175" calcext:value-type="float">
            <text:p>217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2446" calcext:value-type="float">
            <text:p>2446</text:p>
          </table:table-cell>
          <table:table-cell office:value-type="float" office:value="1981" calcext:value-type="float">
            <text:p>1981</text:p>
          </table:table-cell>
          <table:table-cell office:value-type="float" office:value="81.01" calcext:value-type="float">
            <text:p>81.01</text:p>
          </table:table-cell>
          <table:table-cell office:value-type="float" office:value="223" calcext:value-type="float">
            <text:p>223</text:p>
          </table:table-cell>
          <table:table-cell office:value-type="float" office:value="9.13" calcext:value-type="float">
            <text:p>9.13</text:p>
          </table:table-cell>
          <table:table-cell office:value-type="float" office:value="241" calcext:value-type="float">
            <text:p>241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10.85/89.15</text:p>
          </table:table-cell>
          <table:table-cell office:value-type="float" office:value="5126811" calcext:value-type="float">
            <text:p>5126811</text:p>
          </table:table-cell>
          <table:table-cell table:formula="of:=SUM([.O118:.U118])" office:value-type="float" office:value="701872" calcext:value-type="float">
            <text:p>701872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18]+[.J118]" office:value-type="float" office:value="2222" calcext:value-type="float">
            <text:p>222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2445" calcext:value-type="float">
            <text:p>2445</text:p>
          </table:table-cell>
          <table:table-cell office:value-type="float" office:value="2201" calcext:value-type="float">
            <text:p>2201</text:p>
          </table:table-cell>
          <table:table-cell office:value-type="float" office:value="90.05" calcext:value-type="float">
            <text:p>9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9.95/90.05</text:p>
          </table:table-cell>
          <table:table-cell office:value-type="float" office:value="5126811" calcext:value-type="float">
            <text:p>5126811</text:p>
          </table:table-cell>
          <table:table-cell table:formula="of:=SUM([.O119:.U119])" office:value-type="float" office:value="677325" calcext:value-type="float">
            <text:p>677325</text:p>
          </table:table-cell>
          <table:table-cell office:value-type="float" office:value="53381" calcext:value-type="float">
            <text:p>53381</text:p>
          </table:table-cell>
          <table:table-cell table:formula="of:=149590-[.P118]" office:value-type="float" office:value="73937" calcext:value-type="float">
            <text:p>73937</text:p>
          </table:table-cell>
          <table:table-cell table:formula="of:=474985-[.Q114]-[.Q116]-[.Q117]-[.Q118]" office:value-type="float" office:value="96401" calcext:value-type="float">
            <text:p>96401</text:p>
          </table:table-cell>
          <table:table-cell table:formula="of:=476795-[.R114]-[.R115]-[.R117]-[.R118]" office:value-type="float" office:value="100983" calcext:value-type="float">
            <text:p>100983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119]+[.J119]" office:value-type="float" office:value="2444" calcext:value-type="float">
            <text:p>2444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642" calcext:value-type="float">
            <text:p>2642</text:p>
          </table:table-cell>
          <table:table-cell table:style-name="ce3" office:value-type="float" office:value="1624" calcext:value-type="float">
            <text:p>1624</text:p>
          </table:table-cell>
          <table:table-cell table:style-name="ce12" office:value-type="float" office:value="0.6147" calcext:value-type="float">
            <text:p>0.614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.43" calcext:value-type="float">
            <text:p>9.43</text:p>
          </table:table-cell>
          <table:table-cell table:style-name="ce3" office:value-type="float" office:value="768" calcext:value-type="float">
            <text:p>768</text:p>
          </table:table-cell>
          <table:table-cell table:style-name="ce12" office:value-type="float" office:value="29.1" calcext:value-type="float">
            <text:p>29.1</text:p>
          </table:table-cell>
          <table:table-cell table:style-name="ce3" office:value-type="string" calcext:value-type="string">
            <text:p>32.13/67.87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20:.U120])" office:value-type="float" office:value="939627" calcext:value-type="float">
            <text:p>939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30" calcext:value-type="float">
            <text:p>94030</text:p>
          </table:table-cell>
          <table:table-cell table:style-name="ce3" table:formula="of:=580978-[.Q121]-[.Q122]-[.Q123]-[.Q124]-[.Q125]" office:value-type="float" office:value="114458" calcext:value-type="float">
            <text:p>114458</text:p>
          </table:table-cell>
          <table:table-cell table:style-name="ce3" table:formula="of:=186664-[.R124]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20]+[.J120]" office:value-type="float" office:value="2392" calcext:value-type="float">
            <text:p>2392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2629" calcext:value-type="float">
            <text:p>2629</text:p>
          </table:table-cell>
          <table:table-cell office:value-type="float" office:value="2378" calcext:value-type="float">
            <text:p>2378</text:p>
          </table:table-cell>
          <table:table-cell office:value-type="float" office:value="0.9047" calcext:value-type="float">
            <text:p>0.9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9.53/90.47</text:p>
          </table:table-cell>
          <table:table-cell office:value-type="float" office:value="5126811" calcext:value-type="float">
            <text:p>5126811</text:p>
          </table:table-cell>
          <table:table-cell table:formula="of:=SUM([.O121:.U121])" office:value-type="float" office:value="653734" calcext:value-type="float">
            <text:p>653734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374042-[.Q122]-[.Q124]-[.Q125]" office:value-type="float" office:value="91652" calcext:value-type="float">
            <text:p>91652</text:p>
          </table:table-cell>
          <table:table-cell table:formula="of:=281859-[.R120]-[.R124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21]+[.J121]" office:value-type="float" office:value="2628" calcext:value-type="float">
            <text:p>2628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2627" calcext:value-type="float">
            <text:p>2627</text:p>
          </table:table-cell>
          <table:table-cell office:value-type="float" office:value="2216" calcext:value-type="float">
            <text:p>2216</text:p>
          </table:table-cell>
          <table:table-cell office:value-type="float" office:value="0.8436" calcext:value-type="float">
            <text:p>0.84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10.26/89.74</text:p>
          </table:table-cell>
          <table:table-cell office:value-type="float" office:value="5126811" calcext:value-type="float">
            <text:p>5126811</text:p>
          </table:table-cell>
          <table:table-cell table:formula="of:=SUM([.O122:.U122])" office:value-type="float" office:value="676868" calcext:value-type="float">
            <text:p>676868</text:p>
          </table:table-cell>
          <table:table-cell office:value-type="float" office:value="50885" calcext:value-type="float">
            <text:p>50885</text:p>
          </table:table-cell>
          <table:table-cell table:formula="of:=150724-[.P121]" office:value-type="float" office:value="76601" calcext:value-type="float">
            <text:p>76601</text:p>
          </table:table-cell>
          <table:table-cell table:formula="of:=189086-[.Q124]" office:value-type="float" office:value="94130" calcext:value-type="float">
            <text:p>94130</text:p>
          </table:table-cell>
          <table:table-cell table:formula="of:=476379-[.R120]-[.R121]-[.R124]-[.R125]" office:value-type="float" office:value="97673" calcext:value-type="float">
            <text:p>97673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22]+[.J122]" office:value-type="float" office:value="2469" calcext:value-type="float">
            <text:p>246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2626" calcext:value-type="float">
            <text:p>2626</text:p>
          </table:table-cell>
          <table:table-cell office:value-type="float" office:value="2091" calcext:value-type="float">
            <text:p>2091</text:p>
          </table:table-cell>
          <table:table-cell office:value-type="float" office:value="0.7966" calcext:value-type="float">
            <text:p>0.7966</text:p>
          </table:table-cell>
          <table:table-cell office:value-type="float" office:value="279" calcext:value-type="float">
            <text:p>279</text:p>
          </table:table-cell>
          <table:table-cell table:style-name="ce13" office:value-type="percentage" office:value="0.1064" calcext:value-type="percentage">
            <text:p>10.64%</text:p>
          </table:table-cell>
          <table:table-cell office:value-type="float" office:value="254" calcext:value-type="float">
            <text:p>254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10.85/89.15</text:p>
          </table:table-cell>
          <table:table-cell office:value-type="float" office:value="5126811" calcext:value-type="float">
            <text:p>5126811</text:p>
          </table:table-cell>
          <table:table-cell table:formula="of:=SUM([.O123:.U123])" office:value-type="float" office:value="678340" calcext:value-type="float">
            <text:p>678340</text:p>
          </table:table-cell>
          <table:table-cell office:value-type="float" office:value="51717" calcext:value-type="float">
            <text:p>51717</text:p>
          </table:table-cell>
          <table:table-cell table:formula="of:=227447-[.P121]-[.P122]" office:value-type="float" office:value="76723" calcext:value-type="float">
            <text:p>76723</text:p>
          </table:table-cell>
          <table:table-cell table:formula="of:=466520-[.Q121]-[.Q122]-[.Q124]-[.Q125]" office:value-type="float" office:value="92478" calcext:value-type="float">
            <text:p>92478</text:p>
          </table:table-cell>
          <table:table-cell table:formula="of:=586134-[.R120]-[.R121]-[.R122]-[.R124]-[.R125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23]+[.J123]" office:value-type="float" office:value="2345" calcext:value-type="float">
            <text:p>234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office:value-type="float" office:value="1944" calcext:value-type="float">
            <text:p>1944</text:p>
          </table:table-cell>
          <table:table-cell office:value-type="float" office:value="0.7407" calcext:value-type="float">
            <text:p>0.7407</text:p>
          </table:table-cell>
          <table:table-cell office:value-type="float" office:value="428" calcext:value-type="float">
            <text:p>428</text:p>
          </table:table-cell>
          <table:table-cell table:style-name="ce13" office:value-type="percentage" office:value="0.1632" calcext:value-type="percentage">
            <text:p>16.32%</text:p>
          </table:table-cell>
          <table:table-cell office:value-type="float" office:value="252" calcext:value-type="float">
            <text:p>252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11.49/88.51</text:p>
          </table:table-cell>
          <table:table-cell office:value-type="float" office:value="5126811" calcext:value-type="float">
            <text:p>5126811</text:p>
          </table:table-cell>
          <table:table-cell table:formula="of:=SUM([.O124:.U124])" office:value-type="float" office:value="717093" calcext:value-type="float">
            <text:p>717093</text:p>
          </table:table-cell>
          <table:table-cell office:value-type="float" office:value="52549" calcext:value-type="float">
            <text:p>52549</text:p>
          </table:table-cell>
          <table:table-cell office:value-type="float" office:value="90874" calcext:value-type="float">
            <text:p>90874</text:p>
          </table:table-cell>
          <table:table-cell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24]+[.J124]" office:value-type="float" office:value="2196" calcext:value-type="float">
            <text:p>219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2624" calcext:value-type="float">
            <text:p>2624</text:p>
          </table:table-cell>
          <table:table-cell office:value-type="float" office:value="1973" calcext:value-type="float">
            <text:p>1973</text:p>
          </table:table-cell>
          <table:table-cell office:value-type="float" office:value="0.7522" calcext:value-type="float">
            <text:p>0.7522</text:p>
          </table:table-cell>
          <table:table-cell office:value-type="float" office:value="398" calcext:value-type="float">
            <text:p>398</text:p>
          </table:table-cell>
          <table:table-cell table:style-name="ce13" office:value-type="percentage" office:value="0.1517" calcext:value-type="percentage">
            <text:p>15.17%</text:p>
          </table:table-cell>
          <table:table-cell office:value-type="float" office:value="252" calcext:value-type="float">
            <text:p>252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11.33/88.67</text:p>
          </table:table-cell>
          <table:table-cell office:value-type="float" office:value="5126811" calcext:value-type="float">
            <text:p>5126811</text:p>
          </table:table-cell>
          <table:table-cell table:formula="of:=SUM([.O125:.U125])" office:value-type="float" office:value="677252" calcext:value-type="float">
            <text:p>677252</text:p>
          </table:table-cell>
          <table:table-cell office:value-type="float" office:value="53381" calcext:value-type="float">
            <text:p>53381</text:p>
          </table:table-cell>
          <table:table-cell office:value-type="float" office:value="81097" calcext:value-type="float">
            <text:p>81097</text:p>
          </table:table-cell>
          <table:table-cell table:formula="of:=282390-[.Q124]-[.Q122]" office:value-type="float" office:value="93304" calcext:value-type="float">
            <text:p>93304</text:p>
          </table:table-cell>
          <table:table-cell table:formula="of:=378706-[.R124]-[.R121]-[.R120]" office:value-type="float" office:value="96847" calcext:value-type="float">
            <text:p>96847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125]+[.J125]" office:value-type="float" office:value="2225" calcext:value-type="float">
            <text:p>2225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254" calcext:value-type="float">
            <text:p>2254</text:p>
          </table:table-cell>
          <table:table-cell table:style-name="ce3" office:value-type="float" office:value="1380" calcext:value-type="float">
            <text:p>1380</text:p>
          </table:table-cell>
          <table:table-cell table:style-name="ce12" office:value-type="float" office:value="61.27" calcext:value-type="float">
            <text:p>61.2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.57" calcext:value-type="float">
            <text:p>6.57</text:p>
          </table:table-cell>
          <table:table-cell table:style-name="ce3" office:value-type="float" office:value="724" calcext:value-type="float">
            <text:p>724</text:p>
          </table:table-cell>
          <table:table-cell table:style-name="ce12" office:value-type="float" office:value="32.16" calcext:value-type="float">
            <text:p>32.16</text:p>
          </table:table-cell>
          <table:table-cell table:style-name="ce3" office:value-type="string" calcext:value-type="string">
            <text:p>34.42/65.58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26:.U126])" office:value-type="float" office:value="921224" calcext:value-type="float">
            <text:p>92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87227-[.Q131]" office:value-type="float" office:value="93923" calcext:value-type="float">
            <text:p>93923</text:p>
          </table:table-cell>
          <table:table-cell table:style-name="ce3" table:formula="of:=466039-[.R127]-[.R128]-[.R130]-[.R131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26]+[.J126]" office:value-type="float" office:value="2104" calcext:value-type="float">
            <text:p>2104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2239" calcext:value-type="float">
            <text:p>2239</text:p>
          </table:table-cell>
          <table:table-cell office:value-type="float" office:value="1872" calcext:value-type="float">
            <text:p>1872</text:p>
          </table:table-cell>
          <table:table-cell office:value-type="float" office:value="83.65" calcext:value-type="float">
            <text:p>83.65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11.94/88.06</text:p>
          </table:table-cell>
          <table:table-cell office:value-type="float" office:value="5126811" calcext:value-type="float">
            <text:p>5126811</text:p>
          </table:table-cell>
          <table:table-cell table:formula="of:=SUM([.O127:.U127])" office:value-type="float" office:value="669239" calcext:value-type="float">
            <text:p>669239</text:p>
          </table:table-cell>
          <table:table-cell office:value-type="float" office:value="50053" calcext:value-type="float">
            <text:p>50053</text:p>
          </table:table-cell>
          <table:table-cell table:formula="of:=385226-[.P128]-[.P129]-[.P130]-[.P131]" office:value-type="float" office:value="87570" calcext:value-type="float">
            <text:p>87570</text:p>
          </table:table-cell>
          <table:table-cell table:formula="of:=480353-[.Q126]-[.Q128]-[.Q130]-[.Q131]" office:value-type="float" office:value="97846" calcext:value-type="float">
            <text:p>97846</text:p>
          </table:table-cell>
          <table:table-cell table:formula="of:=278959-[.R128]-[.R130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27]+[.J127]" office:value-type="float" office:value="2125" calcext:value-type="float">
            <text:p>212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1831" calcext:value-type="float">
            <text:p>1831</text:p>
          </table:table-cell>
          <table:table-cell office:value-type="float" office:value="81.87" calcext:value-type="float">
            <text:p>81.87</text:p>
          </table:table-cell>
          <table:table-cell office:value-type="float" office:value="140" calcext:value-type="float">
            <text:p>140</text:p>
          </table:table-cell>
          <table:table-cell office:value-type="float" office:value="6.26" calcext:value-type="float">
            <text:p>6.26</text:p>
          </table:table-cell>
          <table:table-cell office:value-type="float" office:value="265" calcext:value-type="float">
            <text:p>265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12.66/87.34</text:p>
          </table:table-cell>
          <table:table-cell office:value-type="float" office:value="5126811" calcext:value-type="float">
            <text:p>5126811</text:p>
          </table:table-cell>
          <table:table-cell table:formula="of:=SUM([.O128:.U128])" office:value-type="float" office:value="674055" calcext:value-type="float">
            <text:p>674055</text:p>
          </table:table-cell>
          <table:table-cell office:value-type="float" office:value="50885" calcext:value-type="float">
            <text:p>50885</text:p>
          </table:table-cell>
          <table:table-cell table:formula="of:=222003-[.P129]-[.P131]" office:value-type="float" office:value="74827" calcext:value-type="float">
            <text:p>74827</text:p>
          </table:table-cell>
          <table:table-cell table:formula="of:=382507-[.Q130]-[.Q131]-[.Q126]" office:value-type="float" office:value="97227" calcext:value-type="float">
            <text:p>97227</text:p>
          </table:table-cell>
          <table:table-cell table:formula="of:=187900-[.R130]"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28]+[.J128]" office:value-type="float" office:value="2096" calcext:value-type="float">
            <text:p>209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2235" calcext:value-type="float">
            <text:p>2235</text:p>
          </table:table-cell>
          <table:table-cell office:value-type="float" office:value="1972" calcext:value-type="float">
            <text:p>1972</text:p>
          </table:table-cell>
          <table:table-cell office:value-type="float" office:value="88.27" calcext:value-type="float">
            <text:p>8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11.73/88.27</text:p>
          </table:table-cell>
          <table:table-cell office:value-type="float" office:value="5126811" calcext:value-type="float">
            <text:p>5126811</text:p>
          </table:table-cell>
          <table:table-cell table:formula="of:=SUM([.O129:.U129])" office:value-type="float" office:value="698424" calcext:value-type="float">
            <text:p>698424</text:p>
          </table:table-cell>
          <table:table-cell office:value-type="float" office:value="51717" calcext:value-type="float">
            <text:p>51717</text:p>
          </table:table-cell>
          <table:table-cell office:value-type="float" office:value="73175" calcext:value-type="float">
            <text:p>73175</text:p>
          </table:table-cell>
          <table:table-cell table:formula="of:=596463-[.Q127]-[.Q128]-[.Q130]-[.Q131]-[.Q126]" office:value-type="float" office:value="116110" calcext:value-type="float">
            <text:p>116110</text:p>
          </table:table-cell>
          <table:table-cell table:formula="of:=575794-[.R126]-[.R127]-[.R128]-[.R130]-[.R131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29]+[.J129]" office:value-type="float" office:value="2234" calcext:value-type="float">
            <text:p>223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2234" calcext:value-type="float">
            <text:p>2234</text:p>
          </table:table-cell>
          <table:table-cell office:value-type="float" office:value="1842" calcext:value-type="float">
            <text:p>1842</text:p>
          </table:table-cell>
          <table:table-cell office:value-type="float" office:value="82.47" calcext:value-type="float">
            <text:p>82.47</text:p>
          </table:table-cell>
          <table:table-cell office:value-type="float" office:value="127" calcext:value-type="float">
            <text:p>127</text:p>
          </table:table-cell>
          <table:table-cell office:value-type="float" office:value="5.7" calcext:value-type="float">
            <text:p>5.7</text:p>
          </table:table-cell>
          <table:table-cell office:value-type="float" office:value="264" calcext:value-type="float">
            <text:p>264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12.54/87.46</text:p>
          </table:table-cell>
          <table:table-cell office:value-type="float" office:value="5126811" calcext:value-type="float">
            <text:p>5126811</text:p>
          </table:table-cell>
          <table:table-cell table:formula="of:=SUM([.O130:.U130])" office:value-type="float" office:value="704969" calcext:value-type="float">
            <text:p>704969</text:p>
          </table:table-cell>
          <table:table-cell office:value-type="float" office:value="52549" calcext:value-type="float">
            <text:p>52549</text:p>
          </table:table-cell>
          <table:table-cell table:formula="of:=297656-[.P128]-[.P129]-[.P131]" office:value-type="float" office:value="75653" calcext:value-type="float">
            <text:p>75653</text:p>
          </table:table-cell>
          <table:table-cell table:formula="of:=285280-[.Q126]-[.Q131]" office:value-type="float" office:value="98053" calcext:value-type="float">
            <text:p>98053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30]+[.J130]" office:value-type="float" office:value="2106" calcext:value-type="float">
            <text:p>210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2233" calcext:value-type="float">
            <text:p>2233</text:p>
          </table:table-cell>
          <table:table-cell office:value-type="float" office:value="1904" calcext:value-type="float">
            <text:p>1904</text:p>
          </table:table-cell>
          <table:table-cell office:value-type="float" office:value="85.3" calcext:value-type="float">
            <text:p>85.3</text:p>
          </table:table-cell>
          <table:table-cell office:value-type="float" office:value="77" calcext:value-type="float">
            <text:p>77</text:p>
          </table:table-cell>
          <table:table-cell office:value-type="float" office:value="3.49" calcext:value-type="float">
            <text:p>3.49</text:p>
          </table:table-cell>
          <table:table-cell office:value-type="float" office:value="250" calcext:value-type="float">
            <text:p>250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11.61/88.39</text:p>
          </table:table-cell>
          <table:table-cell office:value-type="float" office:value="5126811" calcext:value-type="float">
            <text:p>5126811</text:p>
          </table:table-cell>
          <table:table-cell table:formula="of:=SUM([.O131:.U131])" office:value-type="float" office:value="666020" calcext:value-type="float">
            <text:p>666020</text:p>
          </table:table-cell>
          <table:table-cell office:value-type="float" office:value="53381" calcext:value-type="float">
            <text:p>53381</text:p>
          </table:table-cell>
          <table:table-cell table:formula="of:=147176-[.P129]" office:value-type="float" office:value="74001" calcext:value-type="float">
            <text:p>74001</text:p>
          </table:table-cell>
          <table:table-cell office:value-type="float" office:value="93304" calcext:value-type="float">
            <text:p>93304</text:p>
          </table:table-cell>
          <table:table-cell table:formula="of:=371670-[.R127]-[.R128]-[.R130]"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131]+[.J131]" office:value-type="float" office:value="2154" calcext:value-type="float">
            <text:p>2154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4124" calcext:value-type="float">
            <text:p>4124</text:p>
          </table:table-cell>
          <table:table-cell table:style-name="ce3" office:value-type="float" office:value="1389" calcext:value-type="float">
            <text:p>1389</text:p>
          </table:table-cell>
          <table:table-cell table:style-name="ce12" office:value-type="float" office:value="33.69" calcext:value-type="float">
            <text:p>33.69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8.91" calcext:value-type="float">
            <text:p>48.91</text:p>
          </table:table-cell>
          <table:table-cell table:style-name="ce3" office:value-type="float" office:value="717" calcext:value-type="float">
            <text:p>717</text:p>
          </table:table-cell>
          <table:table-cell table:style-name="ce12" office:value-type="float" office:value="17.4" calcext:value-type="float">
            <text:p>17.4</text:p>
          </table:table-cell>
          <table:table-cell table:style-name="ce3" office:value-type="string" calcext:value-type="string">
            <text:p>34.06/65.94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32:.U132])" office:value-type="float" office:value="941759" calcext:value-type="float">
            <text:p>941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580978-[.Q133]-[.Q134]-[.Q136]-[.Q135]-[.Q137]" office:value-type="float" office:value="114458" calcext:value-type="float">
            <text:p>114458</text:p>
          </table:table-cell>
          <table:table-cell table:style-name="ce3" table:formula="of:=279791-[.R133]-[.R136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32]+[.J132]" office:value-type="float" office:value="2106" calcext:value-type="float">
            <text:p>2106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4114" calcext:value-type="float">
            <text:p>4114</text:p>
          </table:table-cell>
          <table:table-cell office:value-type="float" office:value="2092" calcext:value-type="float">
            <text:p>2092</text:p>
          </table:table-cell>
          <table:table-cell office:value-type="float" office:value="50.85" calcext:value-type="float">
            <text:p>50.85</text:p>
          </table:table-cell>
          <table:table-cell office:value-type="float" office:value="1782" calcext:value-type="float">
            <text:p>1782</text:p>
          </table:table-cell>
          <table:table-cell office:value-type="float" office:value="43.33" calcext:value-type="float">
            <text:p>43.33</text:p>
          </table:table-cell>
          <table:table-cell office:value-type="float" office:value="239" calcext:value-type="float">
            <text:p>239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10.27/89.73</text:p>
          </table:table-cell>
          <table:table-cell office:value-type="float" office:value="5126811" calcext:value-type="float">
            <text:p>5126811</text:p>
          </table:table-cell>
          <table:table-cell table:formula="of:=SUM([.O133:.U133])" office:value-type="float" office:value="663045" calcext:value-type="float">
            <text:p>663045</text:p>
          </table:table-cell>
          <table:table-cell office:value-type="float" office:value="50053" calcext:value-type="float">
            <text:p>50053</text:p>
          </table:table-cell>
          <table:table-cell table:formula="of:=385226-[.P134]-[.P135]-[.P136]-[.P137]" office:value-type="float" office:value="87570" calcext:value-type="float">
            <text:p>8757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33]+[.J133]" office:value-type="float" office:value="2331" calcext:value-type="float">
            <text:p>233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4112" calcext:value-type="float">
            <text:p>4112</text:p>
          </table:table-cell>
          <table:table-cell office:value-type="float" office:value="3878" calcext:value-type="float">
            <text:p>3878</text:p>
          </table:table-cell>
          <table:table-cell office:value-type="float" office:value="94.33" calcext:value-type="float">
            <text:p>9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5.67/94.33</text:p>
          </table:table-cell>
          <table:table-cell office:value-type="float" office:value="5126811" calcext:value-type="float">
            <text:p>5126811</text:p>
          </table:table-cell>
          <table:table-cell table:formula="of:=SUM([.O134:.U134])" office:value-type="float" office:value="675094" calcext:value-type="float">
            <text:p>675094</text:p>
          </table:table-cell>
          <table:table-cell office:value-type="float" office:value="50885" calcext:value-type="float">
            <text:p>50885</text:p>
          </table:table-cell>
          <table:table-cell table:formula="of:=148002-[.P135]" office:value-type="float" office:value="74827" calcext:value-type="float">
            <text:p>74827</text:p>
          </table:table-cell>
          <table:table-cell table:formula="of:=278260-[.Q133]-[.Q135]" office:value-type="float" office:value="94130" calcext:value-type="float">
            <text:p>94130</text:p>
          </table:table-cell>
          <table:table-cell table:formula="of:=377464-[.R132]-[.R133]-[.R136]" office:value-type="float" office:value="97673" calcext:value-type="float">
            <text:p>97673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34]+[.J134]" office:value-type="float" office:value="4111" calcext:value-type="float">
            <text:p>411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4111" calcext:value-type="float">
            <text:p>4111</text:p>
          </table:table-cell>
          <table:table-cell office:value-type="float" office:value="2791" calcext:value-type="float">
            <text:p>2791</text:p>
          </table:table-cell>
          <table:table-cell office:value-type="float" office:value="67.9" calcext:value-type="float">
            <text:p>67.9</text:p>
          </table:table-cell>
          <table:table-cell office:value-type="float" office:value="1066" calcext:value-type="float">
            <text:p>1066</text:p>
          </table:table-cell>
          <table:table-cell office:value-type="float" office:value="25.94" calcext:value-type="float">
            <text:p>25.94</text:p>
          </table:table-cell>
          <table:table-cell office:value-type="float" office:value="253" calcext:value-type="float">
            <text:p>25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8.31/91.69</text:p>
          </table:table-cell>
          <table:table-cell office:value-type="float" office:value="5126811" calcext:value-type="float">
            <text:p>5126811</text:p>
          </table:table-cell>
          <table:table-cell table:formula="of:=SUM([.O135:.U135])" office:value-type="float" office:value="663126" calcext:value-type="float">
            <text:p>663126</text:p>
          </table:table-cell>
          <table:table-cell office:value-type="float" office:value="51717" calcext:value-type="float">
            <text:p>51717</text:p>
          </table:table-cell>
          <table:table-cell office:value-type="float" office:value="73175" calcext:value-type="float">
            <text:p>73175</text:p>
          </table:table-cell>
          <table:table-cell table:formula="of:=184130-[.Q133]" office:value-type="float" office:value="92478" calcext:value-type="float">
            <text:p>92478</text:p>
          </table:table-cell>
          <table:table-cell table:formula="of:=475553-[.R132]-[.R133]-[.R134]-[.R136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35]+[.J135]" office:value-type="float" office:value="3044" calcext:value-type="float">
            <text:p>304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4109" calcext:value-type="float">
            <text:p>4109</text:p>
          </table:table-cell>
          <table:table-cell office:value-type="float" office:value="1952" calcext:value-type="float">
            <text:p>1952</text:p>
          </table:table-cell>
          <table:table-cell office:value-type="float" office:value="47.52" calcext:value-type="float">
            <text:p>47.52</text:p>
          </table:table-cell>
          <table:table-cell office:value-type="float" office:value="1923" calcext:value-type="float">
            <text:p>1923</text:p>
          </table:table-cell>
          <table:table-cell office:value-type="float" office:value="46.8" calcext:value-type="float">
            <text:p>46.8</text:p>
          </table:table-cell>
          <table:table-cell office:value-type="float" office:value="233" calcext:value-type="float">
            <text:p>233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10.67/89.33</text:p>
          </table:table-cell>
          <table:table-cell office:value-type="float" office:value="5126811" calcext:value-type="float">
            <text:p>5126811</text:p>
          </table:table-cell>
          <table:table-cell table:formula="of:=SUM([.O136:.U136])" office:value-type="float" office:value="701872" calcext:value-type="float">
            <text:p>701872</text:p>
          </table:table-cell>
          <table:table-cell office:value-type="float" office:value="52549" calcext:value-type="float">
            <text:p>52549</text:p>
          </table:table-cell>
          <table:table-cell table:formula="of:=223655-[.P134]-[.P135]" office:value-type="float" office:value="75653" calcext:value-type="float">
            <text:p>75653</text:p>
          </table:table-cell>
          <table:table-cell table:formula="of:=466520-[.Q133]-[.Q134]-[.Q135]-[.Q137]" office:value-type="float" office:value="94956" calcext:value-type="float">
            <text:p>94956</text:p>
          </table:table-cell>
          <table:table-cell table:formula="of:=185422-[.R133]"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36]+[.J136]" office:value-type="float" office:value="2185" calcext:value-type="float">
            <text:p>2185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4107" calcext:value-type="float">
            <text:p>4107</text:p>
          </table:table-cell>
          <table:table-cell office:value-type="float" office:value="2107" calcext:value-type="float">
            <text:p>2107</text:p>
          </table:table-cell>
          <table:table-cell office:value-type="float" office:value="51.32" calcext:value-type="float">
            <text:p>51.32</text:p>
          </table:table-cell>
          <table:table-cell office:value-type="float" office:value="1766" calcext:value-type="float">
            <text:p>1766</text:p>
          </table:table-cell>
          <table:table-cell office:value-type="float" office:value="43.02" calcext:value-type="float">
            <text:p>43.02</text:p>
          </table:table-cell>
          <table:table-cell office:value-type="float" office:value="232" calcext:value-type="float">
            <text:p>232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9.95/90.05</text:p>
          </table:table-cell>
          <table:table-cell office:value-type="float" office:value="5126811" calcext:value-type="float">
            <text:p>5126811</text:p>
          </table:table-cell>
          <table:table-cell table:formula="of:=SUM([.O137:.U137])" office:value-type="float" office:value="683890" calcext:value-type="float">
            <text:p>683890</text:p>
          </table:table-cell>
          <table:table-cell office:value-type="float" office:value="53381" calcext:value-type="float">
            <text:p>53381</text:p>
          </table:table-cell>
          <table:table-cell table:formula="of:=297656-[.P134]-[.P135]-[.P136]" office:value-type="float" office:value="74001" calcext:value-type="float">
            <text:p>74001</text:p>
          </table:table-cell>
          <table:table-cell table:formula="of:=371564-[.Q133]-[.Q134]-[.Q135]" office:value-type="float" office:value="93304" calcext:value-type="float">
            <text:p>93304</text:p>
          </table:table-cell>
          <table:table-cell table:formula="of:=586134-[.R132]-[.R133]-[.R134]-[.R135]-[.R136]" office:value-type="float" office:value="110581" calcext:value-type="float">
            <text:p>11058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137]+[.J137]" office:value-type="float" office:value="2339" calcext:value-type="float">
            <text:p>2339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3911" calcext:value-type="float">
            <text:p>3911</text:p>
          </table:table-cell>
          <table:table-cell table:style-name="ce3" office:value-type="float" office:value="1508" calcext:value-type="float">
            <text:p>1508</text:p>
          </table:table-cell>
          <table:table-cell table:style-name="ce12" office:value-type="float" office:value="38.57" calcext:value-type="float">
            <text:p>38.57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43.13" calcext:value-type="float">
            <text:p>43.13</text:p>
          </table:table-cell>
          <table:table-cell table:style-name="ce3" office:value-type="float" office:value="715" calcext:value-type="float">
            <text:p>715</text:p>
          </table:table-cell>
          <table:table-cell table:style-name="ce12" office:value-type="float" office:value="18.3" calcext:value-type="float">
            <text:p>18.3</text:p>
          </table:table-cell>
          <table:table-cell table:style-name="ce3" office:value-type="string" calcext:value-type="string">
            <text:p>32.18/67.82</text:p>
          </table:table-cell>
          <table:table-cell table:style-name="ce3" office:value-type="float" office:value="13957483" calcext:value-type="float">
            <text:p>13957483</text:p>
          </table:table-cell>
          <table:table-cell table:style-name="ce3" table:formula="of:=SUM([.O138:.U138])" office:value-type="float" office:value="955493" calcext:value-type="float">
            <text:p>955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580978-[.Q139]-[.Q140]-[.Q141]-[.Q142]-[.Q143]" office:value-type="float" office:value="114458" calcext:value-type="float">
            <text:p>114458</text:p>
          </table:table-cell>
          <table:table-cell table:style-name="ce3" table:formula="of:=571658-[.R139]-[.R140]-[.R141]-[.R142]-[.R143]" office:value-type="float" office:value="108103" calcext:value-type="float">
            <text:p>108103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38]+[.J138]" office:value-type="float" office:value="2223" calcext:value-type="float">
            <text:p>2223</text:p>
          </table:table-cell>
          <table:table-cell table:style-name="ce3"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3900" calcext:value-type="float">
            <text:p>3900</text:p>
          </table:table-cell>
          <table:table-cell office:value-type="float" office:value="3668" calcext:value-type="float">
            <text:p>3668</text:p>
          </table:table-cell>
          <table:table-cell office:value-type="float" office:value="94.07" calcext:value-type="float">
            <text:p>9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5.93/94.07</text:p>
          </table:table-cell>
          <table:table-cell office:value-type="float" office:value="5126811" calcext:value-type="float">
            <text:p>5126811</text:p>
          </table:table-cell>
          <table:table-cell table:formula="of:=SUM([.O139:.U139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466520-[.Q140]-[.Q141]-[.Q142]-[.Q143]" office:value-type="float" office:value="91652" calcext:value-type="float">
            <text:p>91652</text:p>
          </table:table-cell>
          <table:table-cell table:formula="of:=278959-[.R140]-[.R142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39]+[.J139]" office:value-type="float" office:value="3899" calcext:value-type="float">
            <text:p>389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3895" calcext:value-type="float">
            <text:p>3895</text:p>
          </table:table-cell>
          <table:table-cell office:value-type="float" office:value="3065" calcext:value-type="float">
            <text:p>3065</text:p>
          </table:table-cell>
          <table:table-cell office:value-type="float" office:value="78.69" calcext:value-type="float">
            <text:p>78.69</text:p>
          </table:table-cell>
          <table:table-cell office:value-type="float" office:value="597" calcext:value-type="float">
            <text:p>597</text:p>
          </table:table-cell>
          <table:table-cell office:value-type="float" office:value="15.34" calcext:value-type="float">
            <text:p>15.34</text:p>
          </table:table-cell>
          <table:table-cell office:value-type="float" office:value="232" calcext:value-type="float">
            <text:p>232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7.05/92.95</text:p>
          </table:table-cell>
          <table:table-cell office:value-type="float" office:value="5126811" calcext:value-type="float">
            <text:p>5126811</text:p>
          </table:table-cell>
          <table:table-cell table:formula="of:=SUM([.O140:.U140])" office:value-type="float" office:value="672732" calcext:value-type="float">
            <text:p>672732</text:p>
          </table:table-cell>
          <table:table-cell office:value-type="float" office:value="50885" calcext:value-type="float">
            <text:p>50885</text:p>
          </table:table-cell>
          <table:table-cell table:formula="of:=226499-[.P139]-[.P143]" office:value-type="float" office:value="76601" calcext:value-type="float">
            <text:p>76601</text:p>
          </table:table-cell>
          <table:table-cell table:formula="of:=186608-[.Q141]" office:value-type="float" office:value="94130" calcext:value-type="float">
            <text:p>94130</text:p>
          </table:table-cell>
          <table:table-cell table:formula="of:=187900-[.R142]"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40]+[.J140]" office:value-type="float" office:value="3297" calcext:value-type="float">
            <text:p>329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3839" calcext:value-type="float">
            <text:p>3839</text:p>
          </table:table-cell>
          <table:table-cell office:value-type="float" office:value="1823" calcext:value-type="float">
            <text:p>1823</text:p>
          </table:table-cell>
          <table:table-cell office:value-type="float" office:value="46.48" calcext:value-type="float">
            <text:p>46.48</text:p>
          </table:table-cell>
          <table:table-cell office:value-type="float" office:value="1838" calcext:value-type="float">
            <text:p>1838</text:p>
          </table:table-cell>
          <table:table-cell office:value-type="float" office:value="47.21" calcext:value-type="float">
            <text:p>47.21</text:p>
          </table:table-cell>
          <table:table-cell office:value-type="float" office:value="231" calcext:value-type="float">
            <text:p>231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11.27/88.73</text:p>
          </table:table-cell>
          <table:table-cell office:value-type="float" office:value="5126811" calcext:value-type="float">
            <text:p>5126811</text:p>
          </table:table-cell>
          <table:table-cell table:formula="of:=SUM([.O141:.U141])" office:value-type="float" office:value="672079" calcext:value-type="float">
            <text:p>672079</text:p>
          </table:table-cell>
          <table:table-cell office:value-type="float" office:value="51717" calcext:value-type="float">
            <text:p>51717</text:p>
          </table:table-cell>
          <table:table-cell office:value-type="float" office:value="88332" calcext:value-type="float">
            <text:p>88332</text:p>
          </table:table-cell>
          <table:table-cell office:value-type="float" office:value="92478" calcext:value-type="float">
            <text:p>92478</text:p>
          </table:table-cell>
          <table:table-cell table:formula="of:=370844-[.R139]-[.R140]-[.R142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41]+[.J141]" office:value-type="float" office:value="2054" calcext:value-type="float">
            <text:p>205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3892" calcext:value-type="float">
            <text:p>3892</text:p>
          </table:table-cell>
          <table:table-cell office:value-type="float" office:value="2361" calcext:value-type="float">
            <text:p>2361</text:p>
          </table:table-cell>
          <table:table-cell office:value-type="float" office:value="60.69" calcext:value-type="float">
            <text:p>60.69</text:p>
          </table:table-cell>
          <table:table-cell office:value-type="float" office:value="1299" calcext:value-type="float">
            <text:p>1299</text:p>
          </table:table-cell>
          <table:table-cell office:value-type="float" office:value="33.39" calcext:value-type="float">
            <text:p>33.39</text:p>
          </table:table-cell>
          <table:table-cell office:value-type="float" office:value="230" calcext:value-type="float">
            <text:p>230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8.90/91.10</text:p>
          </table:table-cell>
          <table:table-cell office:value-type="float" office:value="5126811" calcext:value-type="float">
            <text:p>5126811</text:p>
          </table:table-cell>
          <table:table-cell table:formula="of:=SUM([.O142:.U142])" office:value-type="float" office:value="703646" calcext:value-type="float">
            <text:p>703646</text:p>
          </table:table-cell>
          <table:table-cell office:value-type="float" office:value="52549" calcext:value-type="float">
            <text:p>52549</text:p>
          </table:table-cell>
          <table:table-cell table:formula="of:=303926-[.P139]-[.P140]-[.P143]" office:value-type="float" office:value="77427" calcext:value-type="float">
            <text:p>77427</text:p>
          </table:table-cell>
          <table:table-cell table:formula="of:=281564-[.Q140]-[.Q141]"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42]+[.J142]" office:value-type="float" office:value="2591" calcext:value-type="float">
            <text:p>259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3890" calcext:value-type="float">
            <text:p>3890</text:p>
          </table:table-cell>
          <table:table-cell office:value-type="float" office:value="2775" calcext:value-type="float">
            <text:p>2775</text:p>
          </table:table-cell>
          <table:table-cell office:value-type="float" office:value="71.34" calcext:value-type="float">
            <text:p>71.34</text:p>
          </table:table-cell>
          <table:table-cell office:value-type="float" office:value="883" calcext:value-type="float">
            <text:p>883</text:p>
          </table:table-cell>
          <table:table-cell office:value-type="float" office:value="22.7" calcext:value-type="float">
            <text:p>22.7</text:p>
          </table:table-cell>
          <table:table-cell office:value-type="float" office:value="231" calcext:value-type="float">
            <text:p>231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7.71/92.29</text:p>
          </table:table-cell>
          <table:table-cell office:value-type="float" office:value="5126811" calcext:value-type="float">
            <text:p>5126811</text:p>
          </table:table-cell>
          <table:table-cell table:formula="of:=SUM([.O143:.U143])" office:value-type="float" office:value="667794" calcext:value-type="float">
            <text:p>667794</text:p>
          </table:table-cell>
          <table:table-cell office:value-type="float" office:value="53381" calcext:value-type="float">
            <text:p>53381</text:p>
          </table:table-cell>
          <table:table-cell table:formula="of:=149898-[.P139]" office:value-type="float" office:value="75775" calcext:value-type="float">
            <text:p>75775</text:p>
          </table:table-cell>
          <table:table-cell table:formula="of:=374868-[.Q140]-[.Q141]-[.Q142]" office:value-type="float" office:value="93304" calcext:value-type="float">
            <text:p>93304</text:p>
          </table:table-cell>
          <table:table-cell table:formula="of:=463555-[.R139]-[.R140]-[.R141]-[.R142]"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143]+[.J143]" office:value-type="float" office:value="3006" calcext:value-type="float">
            <text:p>3006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68">
            <text:p>sudokuchecker.code</text:p>
          </table:table-cell>
          <table:table-cell table:style-name="ce1" office:value-type="float" office:value="118192" calcext:value-type="float" table:number-columns-spanned="1" table:number-rows-spanned="68">
            <text:p>118192</text:p>
          </table:table-cell>
          <table:table-cell table:style-name="ce1" office:value-type="string" calcext:value-type="string" table:number-columns-spanned="1" table:number-rows-spanned="68">
            <text:p>7 <text:s/>/ 101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office:value-type="float" office:value="59.23" calcext:value-type="float">
            <text:p>59.2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.77" calcext:value-type="float">
            <text:p>40.77</text:p>
          </table:table-cell>
          <table:table-cell office:value-type="string" calcext:value-type="string">
            <text:p>40.77/59.23</text:p>
          </table:table-cell>
          <table:table-cell office:value-type="float" office:value="990621" calcext:value-type="float">
            <text:p>990621</text:p>
          </table:table-cell>
          <table:table-cell table:formula="of:=SUM([.O145:.U145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145]+[.J145]" office:value-type="float" office:value="141" calcext:value-type="float">
            <text:p>14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58.27" calcext:value-type="float">
            <text:p>58.2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.34" calcext:value-type="float">
            <text:p>2.34</text:p>
          </table:table-cell>
          <table:table-cell office:value-type="float" office:value="57" calcext:value-type="float">
            <text:p>57</text:p>
          </table:table-cell>
          <table:table-cell office:value-type="float" office:value="39.39" calcext:value-type="float">
            <text:p>39.39</text:p>
          </table:table-cell>
          <table:table-cell office:value-type="string" calcext:value-type="string">
            <text:p>40.33/59.67</text:p>
          </table:table-cell>
          <table:table-cell office:value-type="float" office:value="990621" calcext:value-type="float">
            <text:p>990621</text:p>
          </table:table-cell>
          <table:table-cell table:formula="of:=SUM([.O146:.U146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146]+[.J146]" office:value-type="float" office:value="142" calcext:value-type="float">
            <text:p>14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62.31" calcext:value-type="float">
            <text:p>62.3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7.69" calcext:value-type="float">
            <text:p>37.69</text:p>
          </table:table-cell>
          <table:table-cell office:value-type="string" calcext:value-type="string">
            <text:p>37.69/62.31</text:p>
          </table:table-cell>
          <table:table-cell office:value-type="float" office:value="990621" calcext:value-type="float">
            <text:p>990621</text:p>
          </table:table-cell>
          <table:table-cell table:formula="of:=SUM([.O147:.U147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147]+[.J147]" office:value-type="float" office:value="150" calcext:value-type="float">
            <text:p>15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47.53" calcext:value-type="float">
            <text:p>47.53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20.49" calcext:value-type="float">
            <text:p>20.49</text:p>
          </table:table-cell>
          <table:table-cell office:value-type="float" office:value="57" calcext:value-type="float">
            <text:p>57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40.22/59.78</text:p>
          </table:table-cell>
          <table:table-cell office:value-type="float" office:value="990621" calcext:value-type="float">
            <text:p>990621</text:p>
          </table:table-cell>
          <table:table-cell table:formula="of:=SUM([.O148:.U148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148]+[.J148]" office:value-type="float" office:value="142" calcext:value-type="float">
            <text:p>14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4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50.78" calcext:value-type="float">
            <text:p>50.78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21.62" calcext:value-type="float">
            <text:p>21.62</text:p>
          </table:table-cell>
          <table:table-cell office:value-type="float" office:value="56" calcext:value-type="float">
            <text:p>56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35.21/64.79</text:p>
          </table:table-cell>
          <table:table-cell office:value-type="float" office:value="990621" calcext:value-type="float">
            <text:p>990621</text:p>
          </table:table-cell>
          <table:table-cell table:formula="of:=SUM([.O149:.U149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4"/>
          <table:table-cell table:formula="of:=[.F149]+[.J149]" office:value-type="float" office:value="160" calcext:value-type="float">
            <text:p>160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5"/>
          <table:table-cell table:style-name="ce2" table:number-columns-repeated="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15"/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16" calcext:value-type="float">
            <text:p>216</text:p>
          </table:table-cell>
          <table:table-cell table:style-name="ce12" office:value-type="float" office:value="51.35" calcext:value-type="float">
            <text:p>51.35</text:p>
          </table:table-cell>
          <table:table-cell table:style-name="ce3" office:value-type="float" office:value="143" calcext:value-type="float">
            <text:p>143</text:p>
          </table:table-cell>
          <table:table-cell table:style-name="ce12" office:value-type="float" office:value="34.04" calcext:value-type="float">
            <text:p>34.04</text:p>
          </table:table-cell>
          <table:table-cell table:style-name="ce3" office:value-type="float" office:value="61" calcext:value-type="float">
            <text:p>61</text:p>
          </table:table-cell>
          <table:table-cell table:style-name="ce12" office:value-type="float" office:value="14.6" calcext:value-type="float">
            <text:p>14.6</text:p>
          </table:table-cell>
          <table:table-cell table:style-name="ce3" office:value-type="string" calcext:value-type="string">
            <text:p>22.14/77.86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51:.U151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51]+[.J151]" office:value-type="float" office:value="277" calcext:value-type="float">
            <text:p>27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328" calcext:value-type="float">
            <text:p>328</text:p>
          </table:table-cell>
          <table:table-cell office:value-type="float" office:value="80.58" calcext:value-type="float">
            <text:p>80.58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10.57" calcext:value-type="float">
            <text:p>10.57</text:p>
          </table:table-cell>
          <table:table-cell office:value-type="float" office:value="36" calcext:value-type="float">
            <text:p>36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9.89/90.11</text:p>
          </table:table-cell>
          <table:table-cell office:value-type="float" office:value="378680" calcext:value-type="float">
            <text:p>378680</text:p>
          </table:table-cell>
          <table:table-cell table:formula="of:=SUM([.O152:.U152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151]" office:value-type="float" office:value="102895" calcext:value-type="float">
            <text:p>102895</text:p>
          </table:table-cell>
          <table:table-cell table:formula="of:=192958-[.R151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52]+[.J152]" office:value-type="float" office:value="364" calcext:value-type="float">
            <text:p>364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98" calcext:value-type="float">
            <text:p>198</text:p>
          </table:table-cell>
          <table:table-cell table:style-name="ce12" office:value-type="float" office:value="63.48" calcext:value-type="float">
            <text:p>63.48</text:p>
          </table:table-cell>
          <table:table-cell table:style-name="ce3" office:value-type="float" office:value="52" calcext:value-type="float">
            <text:p>52</text:p>
          </table:table-cell>
          <table:table-cell table:style-name="ce12" office:value-type="float" office:value="16.68" calcext:value-type="float">
            <text:p>16.68</text:p>
          </table:table-cell>
          <table:table-cell table:style-name="ce3" office:value-type="float" office:value="62" calcext:value-type="float">
            <text:p>62</text:p>
          </table:table-cell>
          <table:table-cell table:style-name="ce12" office:value-type="float" office:value="19.84" calcext:value-type="float">
            <text:p>19.84</text:p>
          </table:table-cell>
          <table:table-cell table:style-name="ce3" office:value-type="string" calcext:value-type="string">
            <text:p>23.82/76.18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53:.U153])" office:value-type="float" office:value="926686" calcext:value-type="float">
            <text:p>926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table:formula="of:=190890-[.R154]" office:value-type="float" office:value="99831" calcext:value-type="float">
            <text:p>9983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53]+[.J153]" office:value-type="float" office:value="260" calcext:value-type="float">
            <text:p>26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62" calcext:value-type="float">
            <text:p>262</text:p>
          </table:table-cell>
          <table:table-cell office:value-type="float" office:value="87.6" calcext:value-type="float">
            <text:p>87.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12.40/87.60</text:p>
          </table:table-cell>
          <table:table-cell office:value-type="float" office:value="378680" calcext:value-type="float">
            <text:p>378680</text:p>
          </table:table-cell>
          <table:table-cell table:formula="of:=SUM([.O154:.U154])" office:value-type="float" office:value="689008" calcext:value-type="float">
            <text:p>689008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153]" office:value-type="float" office:value="102895" calcext:value-type="float">
            <text:p>102895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54]+[.J154]" office:value-type="float" office:value="299" calcext:value-type="float">
            <text:p>299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73" calcext:value-type="float">
            <text:p>173</text:p>
          </table:table-cell>
          <table:table-cell table:style-name="ce12" office:value-type="float" office:value="57.69" calcext:value-type="float">
            <text:p>57.69</text:p>
          </table:table-cell>
          <table:table-cell table:style-name="ce3" office:value-type="float" office:value="68" calcext:value-type="float">
            <text:p>68</text:p>
          </table:table-cell>
          <table:table-cell table:style-name="ce12" office:value-type="float" office:value="22.62" calcext:value-type="float">
            <text:p>22.62</text:p>
          </table:table-cell>
          <table:table-cell table:style-name="ce3" office:value-type="float" office:value="59" calcext:value-type="float">
            <text:p>59</text:p>
          </table:table-cell>
          <table:table-cell table:style-name="ce12" office:value-type="float" office:value="19.69" calcext:value-type="float">
            <text:p>19.69</text:p>
          </table:table-cell>
          <table:table-cell table:style-name="ce3" office:value-type="string" calcext:value-type="string">
            <text:p>25.45/74.55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55:.U155])" office:value-type="float" office:value="927302" calcext:value-type="float">
            <text:p>927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93721-[.Q156]" office:value-type="float" office:value="102069" calcext:value-type="float">
            <text:p>102069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55]+[.J155]" office:value-type="float" office:value="232" calcext:value-type="float">
            <text:p>23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245" calcext:value-type="float">
            <text:p>245</text:p>
          </table:table-cell>
          <table:table-cell office:value-type="float" office:value="86.05" calcext:value-type="float">
            <text:p>86.0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95" calcext:value-type="float">
            <text:p>0.9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13/86.87</text:p>
          </table:table-cell>
          <table:table-cell office:value-type="float" office:value="378680" calcext:value-type="float">
            <text:p>378680</text:p>
          </table:table-cell>
          <table:table-cell table:formula="of:=SUM([.O156:.U156])" office:value-type="float" office:value="687363" calcext:value-type="float">
            <text:p>687363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table:formula="of:=192958-[.R155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56]+[.J156]" office:value-type="float" office:value="282" calcext:value-type="float">
            <text:p>282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0" calcext:value-type="float">
            <text:p>190</text:p>
          </table:table-cell>
          <table:table-cell table:style-name="ce12" office:value-type="float" office:value="63.77" calcext:value-type="float">
            <text:p>63.77</text:p>
          </table:table-cell>
          <table:table-cell table:style-name="ce3" office:value-type="float" office:value="45" calcext:value-type="float">
            <text:p>45</text:p>
          </table:table-cell>
          <table:table-cell table:style-name="ce12" office:value-type="float" office:value="15.23" calcext:value-type="float">
            <text:p>15.23</text:p>
          </table:table-cell>
          <table:table-cell table:style-name="ce3" office:value-type="float" office:value="62" calcext:value-type="float">
            <text:p>62</text:p>
          </table:table-cell>
          <table:table-cell table:style-name="ce12" office:value-type="float" office:value="21.01" calcext:value-type="float">
            <text:p>21.01</text:p>
          </table:table-cell>
          <table:table-cell table:style-name="ce3" office:value-type="string" calcext:value-type="string">
            <text:p>24.78/75.22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57:.U157])" office:value-type="float" office:value="934832" calcext:value-type="float">
            <text:p>934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93721-[.Q158]" office:value-type="float" office:value="102069" calcext:value-type="float">
            <text:p>102069</text:p>
          </table:table-cell>
          <table:table-cell table:style-name="ce3" table:formula="of:=190890-[.R158]" office:value-type="float" office:value="99831" calcext:value-type="float">
            <text:p>9983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57]+[.J157]" office:value-type="float" office:value="252" calcext:value-type="float">
            <text:p>25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49" calcext:value-type="float">
            <text:p>249</text:p>
          </table:table-cell>
          <table:table-cell office:value-type="float" office:value="86.72" calcext:value-type="float">
            <text:p>86.7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13.28/86.72</text:p>
          </table:table-cell>
          <table:table-cell office:value-type="float" office:value="378680" calcext:value-type="float">
            <text:p>378680</text:p>
          </table:table-cell>
          <table:table-cell table:formula="of:=SUM([.O158:.U158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58]+[.J158]" office:value-type="float" office:value="287" calcext:value-type="float">
            <text:p>287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7" calcext:value-type="float">
            <text:p>197</text:p>
          </table:table-cell>
          <table:table-cell table:style-name="ce12" office:value-type="float" office:value="65.45" calcext:value-type="float">
            <text:p>65.45</text:p>
          </table:table-cell>
          <table:table-cell table:style-name="ce3" office:value-type="float" office:value="42" calcext:value-type="float">
            <text:p>42</text:p>
          </table:table-cell>
          <table:table-cell table:style-name="ce12" office:value-type="float" office:value="14.11" calcext:value-type="float">
            <text:p>14.11</text:p>
          </table:table-cell>
          <table:table-cell table:style-name="ce3" office:value-type="float" office:value="61" calcext:value-type="float">
            <text:p>61</text:p>
          </table:table-cell>
          <table:table-cell table:style-name="ce12" office:value-type="float" office:value="20.44" calcext:value-type="float">
            <text:p>20.44</text:p>
          </table:table-cell>
          <table:table-cell table:style-name="ce3" office:value-type="string" calcext:value-type="string">
            <text:p>23.79/76.21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59:.U159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59]+[.J159]" office:value-type="float" office:value="258" calcext:value-type="float">
            <text:p>258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  <table:table-cell office:value-type="float" office:value="84.17" calcext:value-type="float">
            <text:p>84.1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15.83/84.17</text:p>
          </table:table-cell>
          <table:table-cell office:value-type="float" office:value="378680" calcext:value-type="float">
            <text:p>378680</text:p>
          </table:table-cell>
          <table:table-cell table:formula="of:=SUM([.O160:.U160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159]" office:value-type="float" office:value="102895" calcext:value-type="float">
            <text:p>102895</text:p>
          </table:table-cell>
          <table:table-cell table:formula="of:=192958-[.R159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[.F160]+[.J160]" office:value-type="float" office:value="285" calcext:value-type="float">
            <text:p>285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8"/>
          <table:table-cell table:style-name="ce2" table:number-columns-repeated="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15"/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68" calcext:value-type="float">
            <text:p>368</text:p>
          </table:table-cell>
          <table:table-cell table:style-name="ce12" office:value-type="float" office:value="58.33" calcext:value-type="float">
            <text:p>58.33</text:p>
          </table:table-cell>
          <table:table-cell table:style-name="ce3" office:value-type="float" office:value="201" calcext:value-type="float">
            <text:p>201</text:p>
          </table:table-cell>
          <table:table-cell table:style-name="ce12" office:value-type="float" office:value="31.82" calcext:value-type="float">
            <text:p>31.82</text:p>
          </table:table-cell>
          <table:table-cell table:style-name="ce3" office:value-type="float" office:value="62" calcext:value-type="float">
            <text:p>62</text:p>
          </table:table-cell>
          <table:table-cell table:style-name="ce12" office:value-type="float" office:value="9.85" calcext:value-type="float">
            <text:p>9.85</text:p>
          </table:table-cell>
          <table:table-cell table:style-name="ce3" office:value-type="string" calcext:value-type="string">
            <text:p>14.45/85.55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office:value-type="float" office:value="923292" calcext:value-type="float">
            <text:p>923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3923" calcext:value-type="float">
            <text:p>93923</text:p>
          </table:table-cell>
          <table:table-cell table:style-name="ce3" office:value-type="float" office:value="96437" calcext:value-type="float">
            <text:p>96437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62]+[.J162]" office:value-type="float" office:value="430" calcext:value-type="float">
            <text:p>43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453" calcext:value-type="float">
            <text:p>453</text:p>
          </table:table-cell>
          <table:table-cell office:value-type="float" office:value="73.6" calcext:value-type="float">
            <text:p>73.6</text:p>
          </table:table-cell>
          <table:table-cell office:value-type="float" office:value="125" calcext:value-type="float">
            <text:p>125</text:p>
          </table:table-cell>
          <table:table-cell table:style-name="ce10" office:value-type="float" office:value="20.42" calcext:value-type="float">
            <text:p>20.42</text:p>
          </table:table-cell>
          <table:table-cell office:value-type="float" office:value="36" calcext:value-type="float">
            <text:p>36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7.52/92.48</text:p>
          </table:table-cell>
          <table:table-cell office:value-type="float" office:value="378680" calcext:value-type="float">
            <text:p>378680</text:p>
          </table:table-cell>
          <table:table-cell office:value-type="float" office:value="668809" calcext:value-type="float">
            <text:p>668809</text:p>
          </table:table-cell>
          <table:table-cell office:value-type="float" office:value="50053" calcext:value-type="float">
            <text:p>50053</text:p>
          </table:table-cell>
          <table:table-cell office:value-type="float" office:value="75897" calcext:value-type="float">
            <text:p>75897</text:p>
          </table:table-cell>
          <table:table-cell office:value-type="float" office:value="109089" calcext:value-type="float">
            <text:p>109089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63]+[.J163]" office:value-type="float" office:value="489" calcext:value-type="float">
            <text:p>48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office:value-type="float" office:value="355" calcext:value-type="float">
            <text:p>355</text:p>
          </table:table-cell>
          <table:table-cell office:value-type="float" office:value="57.86" calcext:value-type="float">
            <text:p>57.86</text:p>
          </table:table-cell>
          <table:table-cell office:value-type="float" office:value="221" calcext:value-type="float">
            <text:p>221</text:p>
          </table:table-cell>
          <table:table-cell table:style-name="ce10" office:value-type="float" office:value="36.06" calcext:value-type="float">
            <text:p>36.06</text:p>
          </table:table-cell>
          <table:table-cell office:value-type="float" office:value="37" calcext:value-type="float">
            <text:p>37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9.51/90.49</text:p>
          </table:table-cell>
          <table:table-cell office:value-type="float" office:value="378680" calcext:value-type="float">
            <text:p>378680</text:p>
          </table:table-cell>
          <table:table-cell office:value-type="float" office:value="659123" calcext:value-type="float">
            <text:p>659123</text:p>
          </table:table-cell>
          <table:table-cell office:value-type="float" office:value="50885" calcext:value-type="float">
            <text:p>50885</text:p>
          </table:table-cell>
          <table:table-cell office:value-type="float" office:value="73111" calcext:value-type="float">
            <text:p>73111</text:p>
          </table:table-cell>
          <table:table-cell office:value-type="float" office:value="95575" calcext:value-type="float">
            <text:p>95575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64]+[.J164]" office:value-type="float" office:value="392" calcext:value-type="float">
            <text:p>392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573" calcext:value-type="float">
            <text:p>573</text:p>
          </table:table-cell>
          <table:table-cell office:value-type="float" office:value="93.26" calcext:value-type="float">
            <text:p>93.2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6.74/93.26</text:p>
          </table:table-cell>
          <table:table-cell office:value-type="float" office:value="378680" calcext:value-type="float">
            <text:p>378680</text:p>
          </table:table-cell>
          <table:table-cell office:value-type="float" office:value="711579" calcext:value-type="float">
            <text:p>711579</text:p>
          </table:table-cell>
          <table:table-cell office:value-type="float" office:value="51717" calcext:value-type="float">
            <text:p>51717</text:p>
          </table:table-cell>
          <table:table-cell office:value-type="float" office:value="85674" calcext:value-type="float">
            <text:p>85674</text:p>
          </table:table-cell>
          <table:table-cell office:value-type="float" office:value="93304" calcext:value-type="float">
            <text:p>93304</text:p>
          </table:table-cell>
          <table:table-cell office:value-type="float" office:value="106445" calcext:value-type="float">
            <text:p>106445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65]+[.J165]" office:value-type="float" office:value="614" calcext:value-type="float">
            <text:p>614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34" calcext:value-type="float">
            <text:p>334</text:p>
          </table:table-cell>
          <table:table-cell table:style-name="ce12" office:value-type="float" office:value="60.36" calcext:value-type="float">
            <text:p>60.36</text:p>
          </table:table-cell>
          <table:table-cell table:style-name="ce3" office:value-type="float" office:value="156" calcext:value-type="float">
            <text:p>156</text:p>
          </table:table-cell>
          <table:table-cell table:style-name="ce12" office:value-type="float" office:value="28.19" calcext:value-type="float">
            <text:p>28.19</text:p>
          </table:table-cell>
          <table:table-cell table:style-name="ce3" office:value-type="float" office:value="63" calcext:value-type="float">
            <text:p>63</text:p>
          </table:table-cell>
          <table:table-cell table:style-name="ce12" office:value-type="float" office:value="11.45" calcext:value-type="float">
            <text:p>11.45</text:p>
          </table:table-cell>
          <table:table-cell table:style-name="ce3" office:value-type="string" calcext:value-type="string">
            <text:p>15.95/84.05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office:value-type="float" office:value="922253" calcext:value-type="float">
            <text:p>922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7020" calcext:value-type="float">
            <text:p>97020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66]+[.J166]" office:value-type="float" office:value="397" calcext:value-type="float">
            <text:p>39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406" calcext:value-type="float">
            <text:p>406</text:p>
          </table:table-cell>
          <table:table-cell office:value-type="float" office:value="75.69" calcext:value-type="float">
            <text:p>75.69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15.54" calcext:value-type="float">
            <text:p>15.54</text:p>
          </table:table-cell>
          <table:table-cell office:value-type="float" office:value="47" calcext:value-type="float">
            <text:p>47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10.38/89.62</text:p>
          </table:table-cell>
          <table:table-cell office:value-type="float" office:value="378680" calcext:value-type="float">
            <text:p>378680</text:p>
          </table:table-cell>
          <table:table-cell office:value-type="float" office:value="665106" calcext:value-type="float">
            <text:p>665106</text:p>
          </table:table-cell>
          <table:table-cell office:value-type="float" office:value="50053" calcext:value-type="float">
            <text:p>50053</text:p>
          </table:table-cell>
          <table:table-cell office:value-type="float" office:value="75897" calcext:value-type="float">
            <text:p>75897</text:p>
          </table:table-cell>
          <table:table-cell office:value-type="float" office:value="91652" calcext:value-type="float">
            <text:p>91652</text:p>
          </table:table-cell>
          <table:table-cell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67]+[.J167]" office:value-type="float" office:value="453" calcext:value-type="float">
            <text:p>45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494" calcext:value-type="float">
            <text:p>494</text:p>
          </table:table-cell>
          <table:table-cell office:value-type="float" office:value="92.07" calcext:value-type="float">
            <text:p>92.0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7.93/92.07</text:p>
          </table:table-cell>
          <table:table-cell office:value-type="float" office:value="378680" calcext:value-type="float">
            <text:p>378680</text:p>
          </table:table-cell>
          <table:table-cell office:value-type="float" office:value="673527" calcext:value-type="float">
            <text:p>673527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office:value-type="float" office:value="109915" calcext:value-type="float">
            <text:p>109915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68]+[.J168]" office:value-type="float" office:value="536" calcext:value-type="float">
            <text:p>53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317" calcext:value-type="float">
            <text:p>317</text:p>
          </table:table-cell>
          <table:table-cell office:value-type="float" office:value="59.29" calcext:value-type="float">
            <text:p>59.29</text:p>
          </table:table-cell>
          <table:table-cell office:value-type="float" office:value="177" calcext:value-type="float">
            <text:p>177</text:p>
          </table:table-cell>
          <table:table-cell table:style-name="ce10" office:value-type="float" office:value="33.11" calcext:value-type="float">
            <text:p>33.11</text:p>
          </table:table-cell>
          <table:table-cell office:value-type="float" office:value="40" calcext:value-type="float">
            <text:p>4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.37/88.63</text:p>
          </table:table-cell>
          <table:table-cell office:value-type="float" office:value="378680" calcext:value-type="float">
            <text:p>378680</text:p>
          </table:table-cell>
          <table:table-cell office:value-type="float" office:value="697845" calcext:value-type="float">
            <text:p>697845</text:p>
          </table:table-cell>
          <table:table-cell office:value-type="float" office:value="51717" calcext:value-type="float">
            <text:p>51717</text:p>
          </table:table-cell>
          <table:table-cell office:value-type="float" office:value="85674" calcext:value-type="float">
            <text:p>85674</text:p>
          </table:table-cell>
          <table:table-cell office:value-type="float" office:value="93304" calcext:value-type="float">
            <text:p>93304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69]+[.J169]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39" calcext:value-type="float">
            <text:p>339</text:p>
          </table:table-cell>
          <table:table-cell table:style-name="ce12" office:value-type="float" office:value="59.43" calcext:value-type="float">
            <text:p>59.43</text:p>
          </table:table-cell>
          <table:table-cell table:style-name="ce3" office:value-type="float" office:value="168" calcext:value-type="float">
            <text:p>168</text:p>
          </table:table-cell>
          <table:table-cell table:style-name="ce12" office:value-type="float" office:value="29.58" calcext:value-type="float">
            <text:p>29.58</text:p>
          </table:table-cell>
          <table:table-cell table:style-name="ce3" office:value-type="float" office:value="62" calcext:value-type="float">
            <text:p>62</text:p>
          </table:table-cell>
          <table:table-cell table:style-name="ce12" office:value-type="float" office:value="10.99" calcext:value-type="float">
            <text:p>10.99</text:p>
          </table:table-cell>
          <table:table-cell table:style-name="ce3" office:value-type="string" calcext:value-type="string">
            <text:p>15.61/84.39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office:value-type="float" office:value="926389" calcext:value-type="float">
            <text:p>926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office:value-type="float" office:value="97020" calcext:value-type="float">
            <text:p>97020</text:p>
          </table:table-cell>
          <table:table-cell table:style-name="ce3" office:value-type="float" office:value="96437" calcext:value-type="float">
            <text:p>96437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70]+[.J170]" office:value-type="float" office:value="401" calcext:value-type="float">
            <text:p>40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353" calcext:value-type="float">
            <text:p>353</text:p>
          </table:table-cell>
          <table:table-cell office:value-type="float" office:value="63.58" calcext:value-type="float">
            <text:p>63.58</text:p>
          </table:table-cell>
          <table:table-cell office:value-type="float" office:value="161" calcext:value-type="float">
            <text:p>161</text:p>
          </table:table-cell>
          <table:table-cell table:style-name="ce10" office:value-type="float" office:value="29.09" calcext:value-type="float">
            <text:p>29.09</text:p>
          </table:table-cell>
          <table:table-cell office:value-type="float" office:value="40" calcext:value-type="float">
            <text:p>40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10.34/89.66</text:p>
          </table:table-cell>
          <table:table-cell office:value-type="float" office:value="378680" calcext:value-type="float">
            <text:p>378680</text:p>
          </table:table-cell>
          <table:table-cell office:value-type="float" office:value="659497" calcext:value-type="float">
            <text:p>659497</text:p>
          </table:table-cell>
          <table:table-cell office:value-type="float" office:value="50053" calcext:value-type="float">
            <text:p>50053</text:p>
          </table:table-cell>
          <table:table-cell office:value-type="float" office:value="84022" calcext:value-type="float">
            <text:p>84022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71]+[.J171]" office:value-type="float" office:value="393" calcext:value-type="float">
            <text:p>39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433" calcext:value-type="float">
            <text:p>433</text:p>
          </table:table-cell>
          <table:table-cell office:value-type="float" office:value="78.19" calcext:value-type="float">
            <text:p>78.19</text:p>
          </table:table-cell>
          <table:table-cell office:value-type="float" office:value="77" calcext:value-type="float">
            <text:p>77</text:p>
          </table:table-cell>
          <table:table-cell table:style-name="ce10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9.08/90.92</text:p>
          </table:table-cell>
          <table:table-cell office:value-type="float" office:value="378680" calcext:value-type="float">
            <text:p>378680</text:p>
          </table:table-cell>
          <table:table-cell office:value-type="float" office:value="665381" calcext:value-type="float">
            <text:p>665381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office:value-type="float" office:value="101769" calcext:value-type="float">
            <text:p>101769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72]+[.J172]" office:value-type="float" office:value="476" calcext:value-type="float">
            <text:p>47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555" calcext:value-type="float">
            <text:p>555</text:p>
          </table:table-cell>
          <table:table-cell office:value-type="float" office:value="516" calcext:value-type="float">
            <text:p>516</text:p>
          </table:table-cell>
          <table:table-cell office:value-type="float" office:value="93.06" calcext:value-type="float">
            <text:p>93.0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6.94/93.06</text:p>
          </table:table-cell>
          <table:table-cell office:value-type="float" office:value="378680" calcext:value-type="float">
            <text:p>378680</text:p>
          </table:table-cell>
          <table:table-cell office:value-type="float" office:value="717343" calcext:value-type="float">
            <text:p>717343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office:value-type="float" office:value="110741" calcext:value-type="float">
            <text:p>110741</text:p>
          </table:table-cell>
          <table:table-cell office:value-type="float" office:value="106445" calcext:value-type="float">
            <text:p>106445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73]+[.J173]" office:value-type="float" office:value="554" calcext:value-type="float">
            <text:p>554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34" calcext:value-type="float">
            <text:p>434</text:p>
          </table:table-cell>
          <table:table-cell table:style-name="ce12" office:value-type="float" office:value="57.38" calcext:value-type="float">
            <text:p>57.38</text:p>
          </table:table-cell>
          <table:table-cell table:style-name="ce3" office:value-type="float" office:value="262" calcext:value-type="float">
            <text:p>262</text:p>
          </table:table-cell>
          <table:table-cell table:style-name="ce12" office:value-type="float" office:value="34.66" calcext:value-type="float">
            <text:p>34.66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float" office:value="7.96" calcext:value-type="float">
            <text:p>7.96</text:p>
          </table:table-cell>
          <table:table-cell table:style-name="ce3" office:value-type="string" calcext:value-type="string">
            <text:p>12.18/87.82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74:.U174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187227-[.Q177]" office:value-type="float" office:value="93923" calcext:value-type="float">
            <text:p>93923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74]+[.J174]" office:value-type="float" office:value="494" calcext:value-type="float">
            <text:p>49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319" calcext:value-type="float">
            <text:p>319</text:p>
          </table:table-cell>
          <table:table-cell office:value-type="float" office:value="42.64" calcext:value-type="float">
            <text:p>42.64</text:p>
          </table:table-cell>
          <table:table-cell office:value-type="float" office:value="392" calcext:value-type="float">
            <text:p>392</text:p>
          </table:table-cell>
          <table:table-cell table:style-name="ce10" office:value-type="float" office:value="52.29" calcext:value-type="float">
            <text:p>52.29</text:p>
          </table:table-cell>
          <table:table-cell office:value-type="float" office:value="38" calcext:value-type="float">
            <text:p>38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10.63/89.37</text:p>
          </table:table-cell>
          <table:table-cell office:value-type="float" office:value="378680" calcext:value-type="float">
            <text:p>378680</text:p>
          </table:table-cell>
          <table:table-cell table:formula="of:=SUM([.O175:.U175])" office:value-type="float" office:value="681954" calcext:value-type="float">
            <text:p>681954</text:p>
          </table:table-cell>
          <table:table-cell office:value-type="float" office:value="50053" calcext:value-type="float">
            <text:p>50053</text:p>
          </table:table-cell>
          <table:table-cell office:value-type="float" office:value="84022" calcext:value-type="float">
            <text:p>84022</text:p>
          </table:table-cell>
          <table:table-cell office:value-type="float" office:value="109973" calcext:value-type="float">
            <text:p>109973</text:p>
          </table:table-cell>
          <table:table-cell table:formula="of:=282275-[.R174]-[.R177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75]+[.J175]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749" calcext:value-type="float">
            <text:p>749</text:p>
          </table:table-cell>
          <table:table-cell office:value-type="float" office:value="368" calcext:value-type="float">
            <text:p>368</text:p>
          </table:table-cell>
          <table:table-cell office:value-type="float" office:value="49.24" calcext:value-type="float">
            <text:p>49.24</text:p>
          </table:table-cell>
          <table:table-cell office:value-type="float" office:value="344" calcext:value-type="float">
            <text:p>344</text:p>
          </table:table-cell>
          <table:table-cell table:style-name="ce10" office:value-type="float" office:value="46.02" calcext:value-type="float">
            <text:p>46.02</text:p>
          </table:table-cell>
          <table:table-cell office:value-type="float" office:value="35" calcext:value-type="float">
            <text:p>35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8.77/91.23</text:p>
          </table:table-cell>
          <table:table-cell office:value-type="float" office:value="378680" calcext:value-type="float">
            <text:p>378680</text:p>
          </table:table-cell>
          <table:table-cell table:formula="of:=SUM([.O176:.U176])" office:value-type="float" office:value="677298" calcext:value-type="float">
            <text:p>677298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office:value-type="float" office:value="99952" calcext:value-type="float">
            <text:p>99952</text:p>
          </table:table-cell>
          <table:table-cell table:formula="of:=387894-[.R175]-[.R174]-[.R177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76]+[.J176]" office:value-type="float" office:value="403" calcext:value-type="float">
            <text:p>40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749" calcext:value-type="float">
            <text:p>749</text:p>
          </table:table-cell>
          <table:table-cell office:value-type="float" office:value="711" calcext:value-type="float">
            <text:p>711</text:p>
          </table:table-cell>
          <table:table-cell office:value-type="float" office:value="95.03" calcext:value-type="float">
            <text:p>95.0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4.97/95.03</text:p>
          </table:table-cell>
          <table:table-cell office:value-type="float" office:value="378680" calcext:value-type="float">
            <text:p>378680</text:p>
          </table:table-cell>
          <table:table-cell table:formula="of:=SUM([.O177:.U177])" office:value-type="float" office:value="688176" calcext:value-type="float">
            <text:p>688176</text:p>
          </table:table-cell>
          <table:table-cell office:value-type="float" office:value="51717" calcext:value-type="float">
            <text:p>51717</text:p>
          </table:table-cell>
          <table:table-cell office:value-type="float" office:value="73937" calcext:value-type="float">
            <text:p>73937</text:p>
          </table:table-cell>
          <table:table-cell office:value-type="float" office:value="93304" calcext:value-type="float">
            <text:p>93304</text:p>
          </table:table-cell>
          <table:table-cell table:formula="of:=187080-[.R174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77]+[.J177]" office:value-type="float" office:value="748" calcext:value-type="float">
            <text:p>748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496" calcext:value-type="float">
            <text:p>496</text:p>
          </table:table-cell>
          <table:table-cell table:style-name="ce12" office:value-type="float" office:value="67.52" calcext:value-type="float">
            <text:p>67.52</text:p>
          </table:table-cell>
          <table:table-cell table:style-name="ce3" office:value-type="float" office:value="174" calcext:value-type="float">
            <text:p>174</text:p>
          </table:table-cell>
          <table:table-cell table:style-name="ce12" office:value-type="float" office:value="23.72" calcext:value-type="float">
            <text:p>23.72</text:p>
          </table:table-cell>
          <table:table-cell table:style-name="ce3" office:value-type="float" office:value="64" calcext:value-type="float">
            <text:p>64</text:p>
          </table:table-cell>
          <table:table-cell table:style-name="ce12" office:value-type="float" office:value="8.76" calcext:value-type="float">
            <text:p>8.76</text:p>
          </table:table-cell>
          <table:table-cell table:style-name="ce3" office:value-type="string" calcext:value-type="string">
            <text:p>11.48/88.52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78:.U178])" office:value-type="float" office:value="927064" calcext:value-type="float">
            <text:p>927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284247-[.Q180]-[.Q181]" office:value-type="float" office:value="90165" calcext:value-type="float">
            <text:p>90165</text:p>
          </table:table-cell>
          <table:table-cell table:style-name="ce3" table:formula="of:=379622-[.R179]-[.R180]-[.R181]" office:value-type="float" office:value="103967" calcext:value-type="float">
            <text:p>103967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78]+[.J178]" office:value-type="float" office:value="560" calcext:value-type="float">
            <text:p>56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office:value-type="float" office:value="339" calcext:value-type="float">
            <text:p>339</text:p>
          </table:table-cell>
          <table:table-cell office:value-type="float" office:value="47.06" calcext:value-type="float">
            <text:p>47.06</text:p>
          </table:table-cell>
          <table:table-cell office:value-type="float" office:value="340" calcext:value-type="float">
            <text:p>340</text:p>
          </table:table-cell>
          <table:table-cell table:style-name="ce10" office:value-type="float" office:value="47.25" calcext:value-type="float">
            <text:p>47.25</text:p>
          </table:table-cell>
          <table:table-cell office:value-type="float" office:value="41" calcext:value-type="float">
            <text:p>41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10.79/89.21</text:p>
          </table:table-cell>
          <table:table-cell office:value-type="float" office:value="378680" calcext:value-type="float">
            <text:p>378680</text:p>
          </table:table-cell>
          <table:table-cell table:formula="of:=SUM([.O179:.U179])" office:value-type="float" office:value="677626" calcext:value-type="float">
            <text:p>677626</text:p>
          </table:table-cell>
          <table:table-cell office:value-type="float" office:value="50053" calcext:value-type="float">
            <text:p>50053</text:p>
          </table:table-cell>
          <table:table-cell office:value-type="float" office:value="83958" calcext:value-type="float">
            <text:p>83958</text:p>
          </table:table-cell>
          <table:table-cell office:value-type="float" office:value="109845" calcext:value-type="float">
            <text:p>109845</text:p>
          </table:table-cell>
          <table:table-cell table:formula="of:=275655-[.R180]-[.R181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79]+[.J179]" office:value-type="float" office:value="380" calcext:value-type="float">
            <text:p>38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721" calcext:value-type="float">
            <text:p>721</text:p>
          </table:table-cell>
          <table:table-cell office:value-type="float" office:value="677" calcext:value-type="float">
            <text:p>677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6.09/93.91</text:p>
          </table:table-cell>
          <table:table-cell office:value-type="float" office:value="378680" calcext:value-type="float">
            <text:p>378680</text:p>
          </table:table-cell>
          <table:table-cell table:formula="of:=SUM([.O180:.U180])" office:value-type="float" office:value="656026" calcext:value-type="float">
            <text:p>656026</text:p>
          </table:table-cell>
          <table:table-cell office:value-type="float" office:value="50885" calcext:value-type="float">
            <text:p>50885</text:p>
          </table:table-cell>
          <table:table-cell office:value-type="float" office:value="73111" calcext:value-type="float">
            <text:p>73111</text:p>
          </table:table-cell>
          <table:table-cell office:value-type="float" office:value="92478" calcext:value-type="float">
            <text:p>92478</text:p>
          </table:table-cell>
          <table:table-cell table:formula="of:=184596-[.R181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80]+[.J180]" office:value-type="float" office:value="720" calcext:value-type="float">
            <text:p>72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359" calcext:value-type="float">
            <text:p>359</text:p>
          </table:table-cell>
          <table:table-cell office:value-type="float" office:value="49.98" calcext:value-type="float">
            <text:p>49.98</text:p>
          </table:table-cell>
          <table:table-cell office:value-type="float" office:value="318" calcext:value-type="float">
            <text:p>318</text:p>
          </table:table-cell>
          <table:table-cell table:style-name="ce10" office:value-type="float" office:value="44.27" calcext:value-type="float">
            <text:p>44.27</text:p>
          </table:table-cell>
          <table:table-cell office:value-type="float" office:value="41" calcext:value-type="float">
            <text:p>41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10.31/89.69</text:p>
          </table:table-cell>
          <table:table-cell office:value-type="float" office:value="378680" calcext:value-type="float">
            <text:p>378680</text:p>
          </table:table-cell>
          <table:table-cell table:formula="of:=SUM([.O181:.U181])" office:value-type="float" office:value="694472" calcext:value-type="float">
            <text:p>694472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office:value-type="float" office:value="101604" calcext:value-type="float">
            <text:p>101604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4"/>
          <table:table-cell table:formula="of:=[.F181]+[.J181]" office:value-type="float" office:value="400" calcext:value-type="float">
            <text:p>400</text:p>
          </table:table-cell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8"/>
          <table:table-cell table:style-name="ce2" table:number-columns-repeated="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15"/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511" calcext:value-type="float">
            <text:p>511</text:p>
          </table:table-cell>
          <table:table-cell table:style-name="ce12" office:value-type="float" office:value="56.59" calcext:value-type="float">
            <text:p>56.59</text:p>
          </table:table-cell>
          <table:table-cell table:style-name="ce3" office:value-type="float" office:value="323" calcext:value-type="float">
            <text:p>323</text:p>
          </table:table-cell>
          <table:table-cell table:style-name="ce12" office:value-type="float" office:value="35.83" calcext:value-type="float">
            <text:p>35.83</text:p>
          </table:table-cell>
          <table:table-cell table:style-name="ce3" office:value-type="float" office:value="68" calcext:value-type="float">
            <text:p>68</text:p>
          </table:table-cell>
          <table:table-cell table:style-name="ce12" office:value-type="float" office:value="7.58" calcext:value-type="float">
            <text:p>7.58</text:p>
          </table:table-cell>
          <table:table-cell table:style-name="ce3" office:value-type="string" calcext:value-type="string">
            <text:p>11.81/88.19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83:.U183])" office:value-type="float" office:value="919092" calcext:value-type="float">
            <text:p>919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30" calcext:value-type="float">
            <text:p>94030</text:p>
          </table:table-cell>
          <table:table-cell table:style-name="ce3" table:formula="of:=468791-[.Q185]-[.Q186]-[.Q187]-[.Q188]" office:value-type="float" office:value="93923" calcext:value-type="float">
            <text:p>93923</text:p>
          </table:table-cell>
          <table:table-cell table:style-name="ce3" table:formula="of:=464797-[.R185]-[.R186]-[.R187]-[.R188]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83]+[.J183]" office:value-type="float" office:value="579" calcext:value-type="float">
            <text:p>57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531" calcext:value-type="float">
            <text:p>531</text:p>
          </table:table-cell>
          <table:table-cell office:value-type="float" office:value="60.02" calcext:value-type="float">
            <text:p>60.02</text:p>
          </table:table-cell>
          <table:table-cell office:value-type="float" office:value="306" calcext:value-type="float">
            <text:p>306</text:p>
          </table:table-cell>
          <table:table-cell table:style-name="ce10" office:value-type="float" office:value="34.69" calcext:value-type="float">
            <text:p>34.69</text:p>
          </table:table-cell>
          <table:table-cell office:value-type="float" office:value="46" calcext:value-type="float">
            <text:p>4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8.11/91.89</text:p>
          </table:table-cell>
          <table:table-cell office:value-type="float" office:value="378680" calcext:value-type="float">
            <text:p>378680</text:p>
          </table:table-cell>
          <table:table-cell table:formula="of:=SUM([.O184:.U184])" office:value-type="float" office:value="692874" calcext:value-type="float">
            <text:p>692874</text:p>
          </table:table-cell>
          <table:table-cell office:value-type="float" office:value="50053" calcext:value-type="float">
            <text:p>50053</text:p>
          </table:table-cell>
          <table:table-cell table:formula="of:=223835-[.P185]-[.P186]" office:value-type="float" office:value="75897" calcext:value-type="float">
            <text:p>75897</text:p>
          </table:table-cell>
          <table:table-cell table:formula="of:=584075-[.Q183]-[.Q185]-[.Q186]-[.Q187]-[.Q188]" office:value-type="float" office:value="115284" calcext:value-type="float">
            <text:p>115284</text:p>
          </table:table-cell>
          <table:table-cell table:formula="of:=573726-[.R183]-[.R185]-[.R186]-[.R187]-[.R188]" office:value-type="float" office:value="108929" calcext:value-type="float">
            <text:p>10892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84]+[.J184]" office:value-type="float" office:value="577" calcext:value-type="float">
            <text:p>577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884" calcext:value-type="float">
            <text:p>884</text:p>
          </table:table-cell>
          <table:table-cell office:value-type="float" office:value="835" calcext:value-type="float">
            <text:p>835</text:p>
          </table:table-cell>
          <table:table-cell office:value-type="float" office:value="94.51" calcext:value-type="float">
            <text:p>94.5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5.49/94.51</text:p>
          </table:table-cell>
          <table:table-cell office:value-type="float" office:value="378680" calcext:value-type="float">
            <text:p>378680</text:p>
          </table:table-cell>
          <table:table-cell table:formula="of:=SUM([.O185:.U185])" office:value-type="float" office:value="670958" calcext:value-type="float">
            <text:p>670958</text:p>
          </table:table-cell>
          <table:table-cell office:value-type="float" office:value="50885" calcext:value-type="float">
            <text:p>50885</text:p>
          </table:table-cell>
          <table:table-cell table:formula="of:=147938-[.P186]" office:value-type="float" office:value="74827" calcext:value-type="float">
            <text:p>74827</text:p>
          </table:table-cell>
          <table:table-cell office:value-type="float" office:value="94130" calcext:value-type="float">
            <text:p>94130</text:p>
          </table:table-cell>
          <table:table-cell table:formula="of:=280611-[.R187]-[.R188]"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85]+[.J185]" office:value-type="float" office:value="883" calcext:value-type="float">
            <text:p>88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884" calcext:value-type="float">
            <text:p>884</text:p>
          </table:table-cell>
          <table:table-cell office:value-type="float" office:value="607" calcext:value-type="float">
            <text:p>607</text:p>
          </table:table-cell>
          <table:table-cell office:value-type="float" office:value="68.67" calcext:value-type="float">
            <text:p>68.67</text:p>
          </table:table-cell>
          <table:table-cell office:value-type="float" office:value="232" calcext:value-type="float">
            <text:p>232</text:p>
          </table:table-cell>
          <table:table-cell table:style-name="ce10" office:value-type="float" office:value="26.26" calcext:value-type="float">
            <text:p>26.26</text:p>
          </table:table-cell>
          <table:table-cell office:value-type="float" office:value="44" calcext:value-type="float">
            <text:p>44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6.88/93.12</text:p>
          </table:table-cell>
          <table:table-cell office:value-type="float" office:value="378680" calcext:value-type="float">
            <text:p>378680</text:p>
          </table:table-cell>
          <table:table-cell table:formula="of:=SUM([.O186:.U186])" office:value-type="float" office:value="656858" calcext:value-type="float">
            <text:p>656858</text:p>
          </table:table-cell>
          <table:table-cell office:value-type="float" office:value="51717" calcext:value-type="float">
            <text:p>51717</text:p>
          </table:table-cell>
          <table:table-cell office:value-type="float" office:value="73111" calcext:value-type="float">
            <text:p>73111</text:p>
          </table:table-cell>
          <table:table-cell table:formula="of:=374868-[.Q185]-[.Q187]-[.Q188]" office:value-type="float" office:value="92478" calcext:value-type="float">
            <text:p>92478</text:p>
          </table:table-cell>
          <table:table-cell table:formula="of:=372496-[.R185]-[.R187]-[.R188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86]+[.J186]" office:value-type="float" office:value="651" calcext:value-type="float">
            <text:p>65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883" calcext:value-type="float">
            <text:p>883</text:p>
          </table:table-cell>
          <table:table-cell office:value-type="float" office:value="506" calcext:value-type="float">
            <text:p>506</text:p>
          </table:table-cell>
          <table:table-cell office:value-type="float" office:value="57.41" calcext:value-type="float">
            <text:p>57.41</text:p>
          </table:table-cell>
          <table:table-cell office:value-type="float" office:value="333" calcext:value-type="float">
            <text:p>333</text:p>
          </table:table-cell>
          <table:table-cell table:style-name="ce10" office:value-type="float" office:value="37.82" calcext:value-type="float">
            <text:p>37.82</text:p>
          </table:table-cell>
          <table:table-cell office:value-type="float" office:value="42" calcext:value-type="float">
            <text:p>42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7.66/92.34</text:p>
          </table:table-cell>
          <table:table-cell office:value-type="float" office:value="378680" calcext:value-type="float">
            <text:p>378680</text:p>
          </table:table-cell>
          <table:table-cell table:formula="of:=SUM([.O187:.U187])" office:value-type="float" office:value="717093" calcext:value-type="float">
            <text:p>717093</text:p>
          </table:table-cell>
          <table:table-cell office:value-type="float" office:value="52549" calcext:value-type="float">
            <text:p>52549</text:p>
          </table:table-cell>
          <table:table-cell table:formula="of:=395806-[.P184]-[.P185]-[.P186]-[.P188]" office:value-type="float" office:value="90874" calcext:value-type="float">
            <text:p>90874</text:p>
          </table:table-cell>
          <table:table-cell table:formula="of:=189086-[.Q185]" office:value-type="float" office:value="94956" calcext:value-type="float">
            <text:p>94956</text:p>
          </table:table-cell>
          <table:table-cell table:formula="of:=187074-[.R188]"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87]+[.J187]" office:value-type="float" office:value="548" calcext:value-type="float">
            <text:p>548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883" calcext:value-type="float">
            <text:p>883</text:p>
          </table:table-cell>
          <table:table-cell office:value-type="float" office:value="520" calcext:value-type="float">
            <text:p>520</text:p>
          </table:table-cell>
          <table:table-cell office:value-type="float" office:value="58.99" calcext:value-type="float">
            <text:p>58.99</text:p>
          </table:table-cell>
          <table:table-cell office:value-type="float" office:value="318" calcext:value-type="float">
            <text:p>318</text:p>
          </table:table-cell>
          <table:table-cell table:style-name="ce10" office:value-type="float" office:value="36.1" calcext:value-type="float">
            <text:p>36.1</text:p>
          </table:table-cell>
          <table:table-cell office:value-type="float" office:value="43" calcext:value-type="float">
            <text:p>4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7.68/92.32</text:p>
          </table:table-cell>
          <table:table-cell office:value-type="float" office:value="378680" calcext:value-type="float">
            <text:p>378680</text:p>
          </table:table-cell>
          <table:table-cell table:formula="of:=SUM([.O188:.U188])" office:value-type="float" office:value="673116" calcext:value-type="float">
            <text:p>673116</text:p>
          </table:table-cell>
          <table:table-cell office:value-type="float" office:value="53381" calcext:value-type="float">
            <text:p>53381</text:p>
          </table:table-cell>
          <table:table-cell table:formula="of:=304932-[.P184]-[.P185]-[.P186]" office:value-type="float" office:value="81097" calcext:value-type="float">
            <text:p>81097</text:p>
          </table:table-cell>
          <table:table-cell table:formula="of:=282390-[.Q185]-[.Q187]" office:value-type="float" office:value="93304" calcext:value-type="float">
            <text:p>93304</text:p>
          </table:table-cell>
          <table:table-cell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188]+[.J188]" office:value-type="float" office:value="563" calcext:value-type="float">
            <text:p>563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505" calcext:value-type="float">
            <text:p>505</text:p>
          </table:table-cell>
          <table:table-cell table:style-name="ce12" office:value-type="float" office:value="48.11" calcext:value-type="float">
            <text:p>48.11</text:p>
          </table:table-cell>
          <table:table-cell table:style-name="ce3" office:value-type="float" office:value="478" calcext:value-type="float">
            <text:p>478</text:p>
          </table:table-cell>
          <table:table-cell table:style-name="ce12" office:value-type="float" office:value="45.6" calcext:value-type="float">
            <text:p>45.6</text:p>
          </table:table-cell>
          <table:table-cell table:style-name="ce3" office:value-type="float" office:value="66" calcext:value-type="float">
            <text:p>66</text:p>
          </table:table-cell>
          <table:table-cell table:style-name="ce12" office:value-type="float" office:value="6.29" calcext:value-type="float">
            <text:p>6.29</text:p>
          </table:table-cell>
          <table:table-cell table:style-name="ce3" office:value-type="string" calcext:value-type="string">
            <text:p>11.56/88.44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89:.U189])" office:value-type="float" office:value="922253" calcext:value-type="float">
            <text:p>922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471062-[.Q190]-[.Q191]-[.Q193]-[.Q194]" office:value-type="float" office:value="97020" calcext:value-type="float">
            <text:p>97020</text:p>
          </table:table-cell>
          <table:table-cell table:style-name="ce3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89]+[.J189]" office:value-type="float" office:value="571" calcext:value-type="float">
            <text:p>57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1030" calcext:value-type="float">
            <text:p>1030</text:p>
          </table:table-cell>
          <table:table-cell office:value-type="float" office:value="983" calcext:value-type="float">
            <text:p>983</text:p>
          </table:table-cell>
          <table:table-cell office:value-type="float" office:value="95.47" calcext:value-type="float">
            <text:p>95.4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4.53/95.47</text:p>
          </table:table-cell>
          <table:table-cell office:value-type="float" office:value="378680" calcext:value-type="float">
            <text:p>378680</text:p>
          </table:table-cell>
          <table:table-cell table:formula="of:=SUM([.O190:.U190])" office:value-type="float" office:value="669249" calcext:value-type="float">
            <text:p>669249</text:p>
          </table:table-cell>
          <table:table-cell office:value-type="float" office:value="50053" calcext:value-type="float">
            <text:p>50053</text:p>
          </table:table-cell>
          <table:table-cell table:formula="of:=385162-[.P191]-[.P192]-[.P193]-[.P194]" office:value-type="float" office:value="87570" calcext:value-type="float">
            <text:p>87570</text:p>
          </table:table-cell>
          <table:table-cell table:formula="of:=185782-[.Q191]" office:value-type="float" office:value="91652" calcext:value-type="float">
            <text:p>91652</text:p>
          </table:table-cell>
          <table:table-cell table:formula="of:=283517-[.R192]-[.R189]" office:value-type="float" office:value="97263" calcext:value-type="float">
            <text:p>9726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90]+[.J190]" office:value-type="float" office:value="1029" calcext:value-type="float">
            <text:p>102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1031" calcext:value-type="float">
            <text:p>1031</text:p>
          </table:table-cell>
          <table:table-cell office:value-type="float" office:value="635" calcext:value-type="float">
            <text:p>635</text:p>
          </table:table-cell>
          <table:table-cell office:value-type="float" office:value="61.64" calcext:value-type="float">
            <text:p>61.64</text:p>
          </table:table-cell>
          <table:table-cell office:value-type="float" office:value="350" calcext:value-type="float">
            <text:p>350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6.61/93.39</text:p>
          </table:table-cell>
          <table:table-cell office:value-type="float" office:value="378680" calcext:value-type="float">
            <text:p>378680</text:p>
          </table:table-cell>
          <table:table-cell table:formula="of:=SUM([.O191:.U191])" office:value-type="float" office:value="688764" calcext:value-type="float">
            <text:p>688764</text:p>
          </table:table-cell>
          <table:table-cell office:value-type="float" office:value="50885" calcext:value-type="float">
            <text:p>50885</text:p>
          </table:table-cell>
          <table:table-cell table:formula="of:=297592-[.P192]-[.P193]-[.P194]" office:value-type="float" office:value="74763" calcext:value-type="float">
            <text:p>74763</text:p>
          </table:table-cell>
          <table:table-cell office:value-type="float" office:value="94130" calcext:value-type="float">
            <text:p>94130</text:p>
          </table:table-cell>
          <table:table-cell table:formula="of:=598542-[.R189]-[.R190]-[.R192]-[.R193]-[.R194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91]+[.J191]" office:value-type="float" office:value="679" calcext:value-type="float">
            <text:p>67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1031" calcext:value-type="float">
            <text:p>1031</text:p>
          </table:table-cell>
          <table:table-cell office:value-type="float" office:value="538" calcext:value-type="float">
            <text:p>538</text:p>
          </table:table-cell>
          <table:table-cell office:value-type="float" office:value="52.25" calcext:value-type="float">
            <text:p>52.25</text:p>
          </table:table-cell>
          <table:table-cell office:value-type="float" office:value="448" calcext:value-type="float">
            <text:p>448</text:p>
          </table:table-cell>
          <table:table-cell table:style-name="ce10" office:value-type="float" office:value="43.52" calcext:value-type="float">
            <text:p>43.52</text:p>
          </table:table-cell>
          <table:table-cell office:value-type="float" office:value="43" calcext:value-type="float">
            <text:p>43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7.49/92.51</text:p>
          </table:table-cell>
          <table:table-cell office:value-type="float" office:value="378680" calcext:value-type="float">
            <text:p>378680</text:p>
          </table:table-cell>
          <table:table-cell table:formula="of:=SUM([.O192:.U192])" office:value-type="float" office:value="682622" calcext:value-type="float">
            <text:p>682622</text:p>
          </table:table-cell>
          <table:table-cell office:value-type="float" office:value="51717" calcext:value-type="float">
            <text:p>51717</text:p>
          </table:table-cell>
          <table:table-cell table:formula="of:=222829-[.P193]-[.P194]" office:value-type="float" office:value="73175" calcext:value-type="float">
            <text:p>73175</text:p>
          </table:table-cell>
          <table:table-cell table:formula="of:=587172-[.Q190]-[.Q191]-[.Q193]-[.Q194]-[.Q189]" office:value-type="float" office:value="116110" calcext:value-type="float">
            <text:p>116110</text:p>
          </table:table-cell>
          <table:table-cell table:formula="of:=186254-[.R189]" office:value-type="float" office:value="93953" calcext:value-type="float">
            <text:p>939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92]+[.J192]" office:value-type="float" office:value="581" calcext:value-type="float">
            <text:p>58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1030" calcext:value-type="float">
            <text:p>1030</text:p>
          </table:table-cell>
          <table:table-cell office:value-type="float" office:value="617" calcext:value-type="float">
            <text:p>617</text:p>
          </table:table-cell>
          <table:table-cell office:value-type="float" office:value="59.91" calcext:value-type="float">
            <text:p>59.91</text:p>
          </table:table-cell>
          <table:table-cell office:value-type="float" office:value="370" calcext:value-type="float">
            <text:p>370</text:p>
          </table:table-cell>
          <table:table-cell table:style-name="ce10" office:value-type="float" office:value="35.93" calcext:value-type="float">
            <text:p>35.93</text:p>
          </table:table-cell>
          <table:table-cell office:value-type="float" office:value="42" calcext:value-type="float">
            <text:p>42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6.50/93.50</text:p>
          </table:table-cell>
          <table:table-cell office:value-type="float" office:value="378680" calcext:value-type="float">
            <text:p>378680</text:p>
          </table:table-cell>
          <table:table-cell table:formula="of:=SUM([.O193:.U193])" office:value-type="float" office:value="710144" calcext:value-type="float">
            <text:p>710144</text:p>
          </table:table-cell>
          <table:table-cell office:value-type="float" office:value="52549" calcext:value-type="float">
            <text:p>52549</text:p>
          </table:table-cell>
          <table:table-cell table:formula="of:=149654-[.P194]" office:value-type="float" office:value="75653" calcext:value-type="float">
            <text:p>75653</text:p>
          </table:table-cell>
          <table:table-cell table:formula="of:=374042-[.Q194]-[.Q191]-[.Q190]" office:value-type="float" office:value="94956" calcext:value-type="float">
            <text:p>94956</text:p>
          </table:table-cell>
          <table:table-cell table:formula="of:=487135-[.R189]-[.R190]-[.R192]-[.R194]" office:value-type="float" office:value="102635" calcext:value-type="float">
            <text:p>102635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93]+[.J193]" office:value-type="float" office:value="659" calcext:value-type="float">
            <text:p>65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1029" calcext:value-type="float">
            <text:p>1029</text:p>
          </table:table-cell>
          <table:table-cell office:value-type="float" office:value="632" calcext:value-type="float">
            <text:p>632</text:p>
          </table:table-cell>
          <table:table-cell office:value-type="float" office:value="61.51" calcext:value-type="float">
            <text:p>61.51</text:p>
          </table:table-cell>
          <table:table-cell office:value-type="float" office:value="353" calcext:value-type="float">
            <text:p>353</text:p>
          </table:table-cell>
          <table:table-cell table:style-name="ce10" office:value-type="float" office:value="34.31" calcext:value-type="float">
            <text:p>34.31</text:p>
          </table:table-cell>
          <table:table-cell office:value-type="float" office:value="42" calcext:value-type="float">
            <text:p>42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6.36/93.64</text:p>
          </table:table-cell>
          <table:table-cell office:value-type="float" office:value="378680" calcext:value-type="float">
            <text:p>378680</text:p>
          </table:table-cell>
          <table:table-cell table:formula="of:=SUM([.O194:.U194])" office:value-type="float" office:value="674292" calcext:value-type="float">
            <text:p>674292</text:p>
          </table:table-cell>
          <table:table-cell office:value-type="float" office:value="53381" calcext:value-type="float">
            <text:p>53381</text:p>
          </table:table-cell>
          <table:table-cell office:value-type="float" office:value="74001" calcext:value-type="float">
            <text:p>74001</text:p>
          </table:table-cell>
          <table:table-cell table:formula="of:=279086-[.Q190]-[.Q191]" office:value-type="float" office:value="93304" calcext:value-type="float">
            <text:p>93304</text:p>
          </table:table-cell>
          <table:table-cell table:formula="of:=384500-[.R189]-[.R190]-[.R192]" office:value-type="float" office:value="100983" calcext:value-type="float">
            <text:p>100983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194]+[.J194]" office:value-type="float" office:value="674" calcext:value-type="float">
            <text:p>674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675" calcext:value-type="float">
            <text:p>675</text:p>
          </table:table-cell>
          <table:table-cell table:style-name="ce12" office:value-type="float" office:value="70.09" calcext:value-type="float">
            <text:p>70.09</text:p>
          </table:table-cell>
          <table:table-cell table:style-name="ce3" office:value-type="float" office:value="219" calcext:value-type="float">
            <text:p>219</text:p>
          </table:table-cell>
          <table:table-cell table:style-name="ce12" office:value-type="float" office:value="22.79" calcext:value-type="float">
            <text:p>22.79</text:p>
          </table:table-cell>
          <table:table-cell table:style-name="ce3" office:value-type="float" office:value="68" calcext:value-type="float">
            <text:p>68</text:p>
          </table:table-cell>
          <table:table-cell table:style-name="ce12" office:value-type="float" office:value="7.13" calcext:value-type="float">
            <text:p>7.13</text:p>
          </table:table-cell>
          <table:table-cell table:style-name="ce3" office:value-type="string" calcext:value-type="string">
            <text:p>9.23/90.77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195:.U195])" office:value-type="float" office:value="924321" calcext:value-type="float">
            <text:p>924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471062-[.Q196]-[.Q197]-[.Q199]-[.Q200]" office:value-type="float" office:value="97020" calcext:value-type="float">
            <text:p>97020</text:p>
          </table:table-cell>
          <table:table-cell table:style-name="ce3" table:formula="of:=372502-[.R196]-[.R199]-[.R200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195]+[.J195]" office:value-type="float" office:value="743" calcext:value-type="float">
            <text:p>74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947" calcext:value-type="float">
            <text:p>947</text:p>
          </table:table-cell>
          <table:table-cell office:value-type="float" office:value="491" calcext:value-type="float">
            <text:p>491</text:p>
          </table:table-cell>
          <table:table-cell office:value-type="float" office:value="51.85" calcext:value-type="float">
            <text:p>51.85</text:p>
          </table:table-cell>
          <table:table-cell office:value-type="float" office:value="413" calcext:value-type="float">
            <text:p>413</text:p>
          </table:table-cell>
          <table:table-cell table:style-name="ce10" office:value-type="float" office:value="43.65" calcext:value-type="float">
            <text:p>43.65</text:p>
          </table:table-cell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7.98/92.02</text:p>
          </table:table-cell>
          <table:table-cell office:value-type="float" office:value="378680" calcext:value-type="float">
            <text:p>378680</text:p>
          </table:table-cell>
          <table:table-cell table:formula="of:=SUM([.O196:.U196])" office:value-type="float" office:value="663045" calcext:value-type="float">
            <text:p>663045</text:p>
          </table:table-cell>
          <table:table-cell office:value-type="float" office:value="50053" calcext:value-type="float">
            <text:p>50053</text:p>
          </table:table-cell>
          <table:table-cell office:value-type="float" office:value="87570" calcext:value-type="float">
            <text:p>87570</text:p>
          </table:table-cell>
          <table:table-cell table:formula="of:=185782-[.Q197]" office:value-type="float" office:value="91652" calcext:value-type="float">
            <text:p>91652</text:p>
          </table:table-cell>
          <table:table-cell table:formula="of:=185422-[.R199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196]+[.J196]" office:value-type="float" office:value="533" calcext:value-type="float">
            <text:p>53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946" calcext:value-type="float">
            <text:p>946</text:p>
          </table:table-cell>
          <table:table-cell office:value-type="float" office:value="561" calcext:value-type="float">
            <text:p>561</text:p>
          </table:table-cell>
          <table:table-cell office:value-type="float" office:value="59.41" calcext:value-type="float">
            <text:p>59.41</text:p>
          </table:table-cell>
          <table:table-cell office:value-type="float" office:value="340" calcext:value-type="float">
            <text:p>340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7.18/92.82</text:p>
          </table:table-cell>
          <table:table-cell office:value-type="float" office:value="378680" calcext:value-type="float">
            <text:p>378680</text:p>
          </table:table-cell>
          <table:table-cell table:formula="of:=SUM([.O197:.U197])" office:value-type="float" office:value="688828" calcext:value-type="float">
            <text:p>688828</text:p>
          </table:table-cell>
          <table:table-cell office:value-type="float" office:value="50885" calcext:value-type="float">
            <text:p>50885</text:p>
          </table:table-cell>
          <table:table-cell office:value-type="float" office:value="74827" calcext:value-type="float">
            <text:p>74827</text:p>
          </table:table-cell>
          <table:table-cell office:value-type="float" office:value="94130" calcext:value-type="float">
            <text:p>94130</text:p>
          </table:table-cell>
          <table:table-cell table:formula="of:=584066-[.R195]-[.R196]-[.R198]-[.R199]-[.R200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197]+[.J197]" office:value-type="float" office:value="604" calcext:value-type="float">
            <text:p>60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office:value-type="float" office:value="696" calcext:value-type="float">
            <text:p>696</text:p>
          </table:table-cell>
          <table:table-cell office:value-type="float" office:value="73.66" calcext:value-type="float">
            <text:p>73.66</text:p>
          </table:table-cell>
          <table:table-cell office:value-type="float" office:value="203" calcext:value-type="float">
            <text:p>203</text:p>
          </table:table-cell>
          <table:table-cell table:style-name="ce10" office:value-type="float" office:value="21.52" calcext:value-type="float">
            <text:p>21.52</text:p>
          </table:table-cell>
          <table:table-cell office:value-type="float" office:value="45" calcext:value-type="float">
            <text:p>45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6.14/93.86</text:p>
          </table:table-cell>
          <table:table-cell office:value-type="float" office:value="378680" calcext:value-type="float">
            <text:p>378680</text:p>
          </table:table-cell>
          <table:table-cell table:formula="of:=SUM([.O198:.U198])" office:value-type="float" office:value="688826" calcext:value-type="float">
            <text:p>688826</text:p>
          </table:table-cell>
          <table:table-cell office:value-type="float" office:value="51717" calcext:value-type="float">
            <text:p>51717</text:p>
          </table:table-cell>
          <table:table-cell office:value-type="float" office:value="73175" calcext:value-type="float">
            <text:p>73175</text:p>
          </table:table-cell>
          <table:table-cell table:formula="of:=587172-[.Q196]-[.Q197]-[.Q199]-[.Q200]-[.Q195]" office:value-type="float" office:value="116110" calcext:value-type="float">
            <text:p>116110</text:p>
          </table:table-cell>
          <table:table-cell table:formula="of:=472659-[.R195]-[.R196]-[.R199]-[.R200]" office:value-type="float" office:value="100157" calcext:value-type="float">
            <text:p>100157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198]+[.J198]" office:value-type="float" office:value="741" calcext:value-type="float">
            <text:p>74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float" office:value="534" calcext:value-type="float">
            <text:p>534</text:p>
          </table:table-cell>
          <table:table-cell office:value-type="float" office:value="56.63" calcext:value-type="float">
            <text:p>56.63</text:p>
          </table:table-cell>
          <table:table-cell office:value-type="float" office:value="363" calcext:value-type="float">
            <text:p>363</text:p>
          </table:table-cell>
          <table:table-cell table:style-name="ce10" office:value-type="float" office:value="38.54" calcext:value-type="float">
            <text:p>38.54</text:p>
          </table:table-cell>
          <table:table-cell office:value-type="float" office:value="45" calcext:value-type="float">
            <text:p>45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7.86/92.14</text:p>
          </table:table-cell>
          <table:table-cell office:value-type="float" office:value="378680" calcext:value-type="float">
            <text:p>378680</text:p>
          </table:table-cell>
          <table:table-cell table:formula="of:=SUM([.O199:.U199])" office:value-type="float" office:value="701808" calcext:value-type="float">
            <text:p>701808</text:p>
          </table:table-cell>
          <table:table-cell office:value-type="float" office:value="52549" calcext:value-type="float">
            <text:p>52549</text:p>
          </table:table-cell>
          <table:table-cell office:value-type="float" office:value="75589" calcext:value-type="float">
            <text:p>75589</text:p>
          </table:table-cell>
          <table:table-cell table:formula="of:=374042-[.Q200]-[.Q197]-[.Q196]"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199]+[.J199]" office:value-type="float" office:value="579" calcext:value-type="float">
            <text:p>57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942" calcext:value-type="float">
            <text:p>942</text:p>
          </table:table-cell>
          <table:table-cell office:value-type="float" office:value="899" calcext:value-type="float">
            <text:p>899</text:p>
          </table:table-cell>
          <table:table-cell office:value-type="float" office:value="95.46" calcext:value-type="float">
            <text:p>95.4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4.54/95.46</text:p>
          </table:table-cell>
          <table:table-cell office:value-type="float" office:value="378680" calcext:value-type="float">
            <text:p>378680</text:p>
          </table:table-cell>
          <table:table-cell table:formula="of:=SUM([.O200:.U200])" office:value-type="float" office:value="666020" calcext:value-type="float">
            <text:p>666020</text:p>
          </table:table-cell>
          <table:table-cell office:value-type="float" office:value="53381" calcext:value-type="float">
            <text:p>53381</text:p>
          </table:table-cell>
          <table:table-cell table:formula="of:=147176-[.P198]" office:value-type="float" office:value="74001" calcext:value-type="float">
            <text:p>74001</text:p>
          </table:table-cell>
          <table:table-cell table:formula="of:=279086-[.Q196]-[.Q197]" office:value-type="float" office:value="93304" calcext:value-type="float">
            <text:p>93304</text:p>
          </table:table-cell>
          <table:table-cell table:formula="of:=278133-[.R196]-[.R199]"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200]+[.J200]" office:value-type="float" office:value="941" calcext:value-type="float">
            <text:p>941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77" calcext:value-type="float">
            <text:p>477</text:p>
          </table:table-cell>
          <table:table-cell table:style-name="ce12" office:value-type="float" office:value="55.84" calcext:value-type="float">
            <text:p>55.84</text:p>
          </table:table-cell>
          <table:table-cell table:style-name="ce3" office:value-type="float" office:value="315" calcext:value-type="float">
            <text:p>315</text:p>
          </table:table-cell>
          <table:table-cell table:style-name="ce12" office:value-type="float" office:value="36.91" calcext:value-type="float">
            <text:p>36.91</text:p>
          </table:table-cell>
          <table:table-cell table:style-name="ce3" office:value-type="float" office:value="61" calcext:value-type="float">
            <text:p>61</text:p>
          </table:table-cell>
          <table:table-cell table:style-name="ce12" office:value-type="float" office:value="7.25" calcext:value-type="float">
            <text:p>7.25</text:p>
          </table:table-cell>
          <table:table-cell table:style-name="ce3" office:value-type="string" calcext:value-type="string">
            <text:p>11.49/88.51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201:.U201])" office:value-type="float" office:value="919156" calcext:value-type="float">
            <text:p>91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283009-[.Q205]-[.Q203]" office:value-type="float" office:value="93923" calcext:value-type="float">
            <text:p>93923</text:p>
          </table:table-cell>
          <table:table-cell table:style-name="ce3" table:formula="of:=370434-[.R203]-[.R204]-[.R206]" office:value-type="float" office:value="92301" calcext:value-type="float">
            <text:p>92301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201]+[.J201]" office:value-type="float" office:value="538" calcext:value-type="float">
            <text:p>538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841" calcext:value-type="float">
            <text:p>841</text:p>
          </table:table-cell>
          <table:table-cell office:value-type="float" office:value="801" calcext:value-type="float">
            <text:p>801</text:p>
          </table:table-cell>
          <table:table-cell office:value-type="float" office:value="95.34" calcext:value-type="float">
            <text:p>95.3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4.66/95.34</text:p>
          </table:table-cell>
          <table:table-cell office:value-type="float" office:value="378680" calcext:value-type="float">
            <text:p>378680</text:p>
          </table:table-cell>
          <table:table-cell table:formula="of:=SUM([.O202:.U202])" office:value-type="float" office:value="696953" calcext:value-type="float">
            <text:p>696953</text:p>
          </table:table-cell>
          <table:table-cell office:value-type="float" office:value="50053" calcext:value-type="float">
            <text:p>50053</text:p>
          </table:table-cell>
          <table:table-cell table:formula="of:=385162-[.P203]-[.P204]-[.P205]-[.P206]" office:value-type="float" office:value="87506" calcext:value-type="float">
            <text:p>87506</text:p>
          </table:table-cell>
          <table:table-cell table:formula="of:=590269-[.Q201]-[.Q203]-[.Q204]-[.Q205]-[.Q206]" office:value-type="float" office:value="115284" calcext:value-type="float">
            <text:p>115284</text:p>
          </table:table-cell>
          <table:table-cell table:formula="of:=471833-[.R201]-[.R203]-[.R204]-[.R206]" office:value-type="float" office:value="101399" calcext:value-type="float">
            <text:p>10139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202]+[.J202]" office:value-type="float" office:value="840" calcext:value-type="float">
            <text:p>84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839" calcext:value-type="float">
            <text:p>839</text:p>
          </table:table-cell>
          <table:table-cell office:value-type="float" office:value="493" calcext:value-type="float">
            <text:p>493</text:p>
          </table:table-cell>
          <table:table-cell office:value-type="float" office:value="58.83" calcext:value-type="float">
            <text:p>58.83</text:p>
          </table:table-cell>
          <table:table-cell office:value-type="float" office:value="303" calcext:value-type="float">
            <text:p>303</text:p>
          </table:table-cell>
          <table:table-cell table:style-name="ce10" office:value-type="float" office:value="36.19" calcext:value-type="float">
            <text:p>36.19</text:p>
          </table:table-cell>
          <table:table-cell office:value-type="float" office:value="41" calcext:value-type="float">
            <text:p>41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7.82/92.18</text:p>
          </table:table-cell>
          <table:table-cell office:value-type="float" office:value="378680" calcext:value-type="float">
            <text:p>378680</text:p>
          </table:table-cell>
          <table:table-cell table:formula="of:=SUM([.O203:.U203])" office:value-type="float" office:value="670958" calcext:value-type="float">
            <text:p>670958</text:p>
          </table:table-cell>
          <table:table-cell office:value-type="float" office:value="50885" calcext:value-type="float">
            <text:p>50885</text:p>
          </table:table-cell>
          <table:table-cell table:formula="of:=297656-[.P204]-[.P205]-[.P206]" office:value-type="float" office:value="74827" calcext:value-type="float">
            <text:p>74827</text:p>
          </table:table-cell>
          <table:table-cell table:formula="of:=189086-[.Q205]" office:value-type="float" office:value="94130" calcext:value-type="float">
            <text:p>94130</text:p>
          </table:table-cell>
          <table:table-cell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203]+[.J203]" office:value-type="float" office:value="534" calcext:value-type="float">
            <text:p>534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838" calcext:value-type="float">
            <text:p>838</text:p>
          </table:table-cell>
          <table:table-cell office:value-type="float" office:value="512" calcext:value-type="float">
            <text:p>512</text:p>
          </table:table-cell>
          <table:table-cell office:value-type="float" office:value="61.13" calcext:value-type="float">
            <text:p>61.13</text:p>
          </table:table-cell>
          <table:table-cell office:value-type="float" office:value="285" calcext:value-type="float">
            <text:p>285</text:p>
          </table:table-cell>
          <table:table-cell table:style-name="ce10" office:value-type="float" office:value="34.12" calcext:value-type="float">
            <text:p>34.12</text:p>
          </table:table-cell>
          <table:table-cell office:value-type="float" office:value="39" calcext:value-type="float">
            <text:p>39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7.21/92.79</text:p>
          </table:table-cell>
          <table:table-cell office:value-type="float" office:value="378680" calcext:value-type="float">
            <text:p>378680</text:p>
          </table:table-cell>
          <table:table-cell table:formula="of:=SUM([.O204:.U204])" office:value-type="float" office:value="660019" calcext:value-type="float">
            <text:p>660019</text:p>
          </table:table-cell>
          <table:table-cell office:value-type="float" office:value="51717" calcext:value-type="float">
            <text:p>51717</text:p>
          </table:table-cell>
          <table:table-cell table:formula="of:=222829-[.P205]-[.P206]" office:value-type="float" office:value="73175" calcext:value-type="float">
            <text:p>73175</text:p>
          </table:table-cell>
          <table:table-cell table:formula="of:=378584-[.Q201]-[.Q203]-[.Q205]" office:value-type="float" office:value="95575" calcext:value-type="float">
            <text:p>95575</text:p>
          </table:table-cell>
          <table:table-cell table:formula="of:=185422-[.R203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204]+[.J204]" office:value-type="float" office:value="551" calcext:value-type="float">
            <text:p>55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837" calcext:value-type="float">
            <text:p>837</text:p>
          </table:table-cell>
          <table:table-cell office:value-type="float" office:value="472" calcext:value-type="float">
            <text:p>472</text:p>
          </table:table-cell>
          <table:table-cell office:value-type="float" office:value="56.45" calcext:value-type="float">
            <text:p>56.45</text:p>
          </table:table-cell>
          <table:table-cell office:value-type="float" office:value="324" calcext:value-type="float">
            <text:p>324</text:p>
          </table:table-cell>
          <table:table-cell table:style-name="ce10" office:value-type="float" office:value="38.78" calcext:value-type="float">
            <text:p>38.78</text:p>
          </table:table-cell>
          <table:table-cell office:value-type="float" office:value="39" calcext:value-type="float">
            <text:p>39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7.79/92.21</text:p>
          </table:table-cell>
          <table:table-cell office:value-type="float" office:value="378680" calcext:value-type="float">
            <text:p>378680</text:p>
          </table:table-cell>
          <table:table-cell table:formula="of:=SUM([.O205:.U205])" office:value-type="float" office:value="719742" calcext:value-type="float">
            <text:p>719742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office:value-type="float" office:value="94956" calcext:value-type="float">
            <text:p>94956</text:p>
          </table:table-cell>
          <table:table-cell table:formula="of:=584066-[.R206]-[.R204]-[.R203]-[.R201]-[.R202]" office:value-type="float" office:value="112233" calcext:value-type="float">
            <text:p>11223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205]+[.J205]" office:value-type="float" office:value="511" calcext:value-type="float">
            <text:p>511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836" calcext:value-type="float">
            <text:p>836</text:p>
          </table:table-cell>
          <table:table-cell office:value-type="float" office:value="609" calcext:value-type="float">
            <text:p>609</text:p>
          </table:table-cell>
          <table:table-cell office:value-type="float" office:value="72.87" calcext:value-type="float">
            <text:p>72.87</text:p>
          </table:table-cell>
          <table:table-cell office:value-type="float" office:value="187" calcext:value-type="float">
            <text:p>187</text:p>
          </table:table-cell>
          <table:table-cell table:style-name="ce10" office:value-type="float" office:value="22.46" calcext:value-type="float">
            <text:p>22.46</text:p>
          </table:table-cell>
          <table:table-cell office:value-type="float" office:value="39" calcext:value-type="float">
            <text:p>39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6.02/93.98</text:p>
          </table:table-cell>
          <table:table-cell office:value-type="float" office:value="378680" calcext:value-type="float">
            <text:p>378680</text:p>
          </table:table-cell>
          <table:table-cell table:formula="of:=SUM([.O206:.U206])" office:value-type="float" office:value="669117" calcext:value-type="float">
            <text:p>669117</text:p>
          </table:table-cell>
          <table:table-cell office:value-type="float" office:value="53381" calcext:value-type="float">
            <text:p>53381</text:p>
          </table:table-cell>
          <table:table-cell table:formula="of:=149654-[.P205]" office:value-type="float" office:value="74001" calcext:value-type="float">
            <text:p>74001</text:p>
          </table:table-cell>
          <table:table-cell table:formula="of:=474985-[.Q205]-[.Q204]-[.Q203]-[.Q201]" office:value-type="float" office:value="96401" calcext:value-type="float">
            <text:p>96401</text:p>
          </table:table-cell>
          <table:table-cell table:formula="of:=278133-[.R204]-[.R203]"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206]+[.J206]" office:value-type="float" office:value="648" calcext:value-type="float">
            <text:p>648</text:p>
          </table:table-cell>
          <table:table-cell table:number-columns-repeated="998"/>
        </table:table-row>
        <table:table-row table:style-name="ro1">
          <table:covered-table-cell table:number-columns-repeated="3"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69" calcext:value-type="float">
            <text:p>469</text:p>
          </table:table-cell>
          <table:table-cell table:style-name="ce12" office:value-type="float" office:value="59.14" calcext:value-type="float">
            <text:p>59.14</text:p>
          </table:table-cell>
          <table:table-cell table:style-name="ce3" office:value-type="float" office:value="263" calcext:value-type="float">
            <text:p>263</text:p>
          </table:table-cell>
          <table:table-cell table:style-name="ce12" office:value-type="float" office:value="33.17" calcext:value-type="float">
            <text:p>33.17</text:p>
          </table:table-cell>
          <table:table-cell table:style-name="ce3" office:value-type="float" office:value="61" calcext:value-type="float">
            <text:p>61</text:p>
          </table:table-cell>
          <table:table-cell table:style-name="ce12" office:value-type="float" office:value="7.68" calcext:value-type="float">
            <text:p>7.68</text:p>
          </table:table-cell>
          <table:table-cell table:style-name="ce3" office:value-type="string" calcext:value-type="string">
            <text:p>11.50/88.50</text:p>
          </table:table-cell>
          <table:table-cell table:style-name="ce3" office:value-type="float" office:value="990621" calcext:value-type="float">
            <text:p>990621</text:p>
          </table:table-cell>
          <table:table-cell table:style-name="ce3" table:formula="of:=SUM([.O207:.U207])" office:value-type="float" office:value="933613" calcext:value-type="float">
            <text:p>933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94" calcext:value-type="float">
            <text:p>94094</text:p>
          </table:table-cell>
          <table:table-cell table:style-name="ce3" table:formula="of:=477876-[.Q208]-[.Q209]-[.Q210]-[.Q212]" office:value-type="float" office:value="106312" calcext:value-type="float">
            <text:p>106312</text:p>
          </table:table-cell>
          <table:table-cell table:style-name="ce3" table:formula="of:=185428-[.R208]" office:value-type="float" office:value="94369" calcext:value-type="float">
            <text:p>94369</text:p>
          </table:table-cell>
          <table:table-cell table:style-name="ce3" office:value-type="float" office:value="242049" calcext:value-type="float">
            <text:p>242049</text:p>
          </table:table-cell>
          <table:table-cell table:style-name="ce3" office:value-type="float" office:value="197946" calcext:value-type="float">
            <text:p>197946</text:p>
          </table:table-cell>
          <table:table-cell table:style-name="ce3" office:value-type="float" office:value="198843" calcext:value-type="float">
            <text:p>198843</text:p>
          </table:table-cell>
          <table:table-cell table:style-name="ce3" table:number-columns-repeated="4"/>
          <table:table-cell table:formula="of:=[.F207]+[.J207]" office:value-type="float" office:value="530" calcext:value-type="float">
            <text:p>530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778" calcext:value-type="float">
            <text:p>778</text:p>
          </table:table-cell>
          <table:table-cell office:value-type="float" office:value="445" calcext:value-type="float">
            <text:p>445</text:p>
          </table:table-cell>
          <table:table-cell office:value-type="float" office:value="57.2" calcext:value-type="float">
            <text:p>57.2</text:p>
          </table:table-cell>
          <table:table-cell office:value-type="float" office:value="288" calcext:value-type="float">
            <text:p>288</text:p>
          </table:table-cell>
          <table:table-cell table:style-name="ce10" office:value-type="float" office:value="37.07" calcext:value-type="float">
            <text:p>37.07</text:p>
          </table:table-cell>
          <table:table-cell office:value-type="float" office:value="44" calcext:value-type="float">
            <text:p>44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9.10/90.90</text:p>
          </table:table-cell>
          <table:table-cell office:value-type="float" office:value="378680" calcext:value-type="float">
            <text:p>378680</text:p>
          </table:table-cell>
          <table:table-cell table:formula="of:=SUM([.O208:.U208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table:formula="of:=224603-[.P209]-[.P211]" office:value-type="float" office:value="74123" calcext:value-type="float">
            <text:p>74123</text:p>
          </table:table-cell>
          <table:table-cell table:formula="of:=371564-[.Q209]-[.Q210]-[.Q212]"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4"/>
          <table:table-cell table:formula="of:=[.F208]+[.J208]" office:value-type="float" office:value="489" calcext:value-type="float">
            <text:p>489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625" calcext:value-type="float">
            <text:p>625</text:p>
          </table:table-cell>
          <table:table-cell office:value-type="float" office:value="80.34" calcext:value-type="float">
            <text:p>80.34</text:p>
          </table:table-cell>
          <table:table-cell office:value-type="float" office:value="114" calcext:value-type="float">
            <text:p>114</text:p>
          </table:table-cell>
          <table:table-cell table:style-name="ce10" office:value-type="float" office:value="14.74" calcext:value-type="float">
            <text:p>14.74</text:p>
          </table:table-cell>
          <table:table-cell office:value-type="float" office:value="38" calcext:value-type="float">
            <text:p>38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5.76/94.24</text:p>
          </table:table-cell>
          <table:table-cell office:value-type="float" office:value="378680" calcext:value-type="float">
            <text:p>378680</text:p>
          </table:table-cell>
          <table:table-cell table:formula="of:=SUM([.O209:.U209])" office:value-type="float" office:value="675094" calcext:value-type="float">
            <text:p>675094</text:p>
          </table:table-cell>
          <table:table-cell office:value-type="float" office:value="50885" calcext:value-type="float">
            <text:p>50885</text:p>
          </table:table-cell>
          <table:table-cell table:formula="of:=150480-[.P211]" office:value-type="float" office:value="74827" calcext:value-type="float">
            <text:p>74827</text:p>
          </table:table-cell>
          <table:table-cell office:value-type="float" office:value="94130" calcext:value-type="float">
            <text:p>94130</text:p>
          </table:table-cell>
          <table:table-cell table:formula="of:=283101-[.R207]-[.R208]" office:value-type="float" office:value="97673" calcext:value-type="float">
            <text:p>97673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4"/>
          <table:table-cell table:formula="of:=[.F209]+[.J209]" office:value-type="float" office:value="663" calcext:value-type="float">
            <text:p>66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777" calcext:value-type="float">
            <text:p>777</text:p>
          </table:table-cell>
          <table:table-cell office:value-type="float" office:value="461" calcext:value-type="float">
            <text:p>461</text:p>
          </table:table-cell>
          <table:table-cell office:value-type="float" office:value="59.35" calcext:value-type="float">
            <text:p>59.35</text:p>
          </table:table-cell>
          <table:table-cell office:value-type="float" office:value="273" calcext:value-type="float">
            <text:p>273</text:p>
          </table:table-cell>
          <table:table-cell table:style-name="ce10" office:value-type="float" office:value="35.15" calcext:value-type="float">
            <text:p>35.15</text:p>
          </table:table-cell>
          <table:table-cell office:value-type="float" office:value="42" calcext:value-type="float">
            <text:p>4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8.48/91.52</text:p>
          </table:table-cell>
          <table:table-cell office:value-type="float" office:value="378680" calcext:value-type="float">
            <text:p>378680</text:p>
          </table:table-cell>
          <table:table-cell table:formula="of:=SUM([.O210:.U210])" office:value-type="float" office:value="690013" calcext:value-type="float">
            <text:p>690013</text:p>
          </table:table-cell>
          <table:table-cell office:value-type="float" office:value="51717" calcext:value-type="float">
            <text:p>51717</text:p>
          </table:table-cell>
          <table:table-cell table:formula="of:=388774-[.P208]-[.P209]-[.P211]-[.P212]" office:value-type="float" office:value="88396" calcext:value-type="float">
            <text:p>88396</text:p>
          </table:table-cell>
          <table:table-cell table:formula="of:=186608-[.Q209]" office:value-type="float" office:value="92478" calcext:value-type="float">
            <text:p>92478</text:p>
          </table:table-cell>
          <table:table-cell table:formula="of:=588202-[.R207]-[.R208]-[.R209]-[.R211]-[.R212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4"/>
          <table:table-cell table:formula="of:=[.F210]+[.J210]" office:value-type="float" office:value="503" calcext:value-type="float">
            <text:p>503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float" office:value="735" calcext:value-type="float">
            <text:p>735</text:p>
          </table:table-cell>
          <table:table-cell office:value-type="float" office:value="94.67" calcext:value-type="float">
            <text:p>94.6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5.33/94.67</text:p>
          </table:table-cell>
          <table:table-cell office:value-type="float" office:value="378680" calcext:value-type="float">
            <text:p>378680</text:p>
          </table:table-cell>
          <table:table-cell table:formula="of:=SUM([.O211:.U211])" office:value-type="float" office:value="729640" calcext:value-type="float">
            <text:p>729640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table:formula="of:=596464-[.Q207]-[.Q208]-[.Q209]-[.Q210]-[.Q212]" office:value-type="float" office:value="118588" calcext:value-type="float">
            <text:p>118588</text:p>
          </table:table-cell>
          <table:table-cell table:formula="of:=478447-[.R207]-[.R208]-[.R209]-[.R212]" office:value-type="float" office:value="98499" calcext:value-type="float">
            <text:p>98499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4"/>
          <table:table-cell table:formula="of:=[.F211]+[.J211]" office:value-type="float" office:value="776" calcext:value-type="float">
            <text:p>776</text:p>
          </table:table-cell>
          <table:table-cell table:number-columns-repeated="998"/>
        </table:table-row>
        <table:table-row table:style-name="ro1">
          <table:covered-table-cell table:number-columns-repeated="3"/>
          <table:table-cell table:style-name="ce7"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float" office:value="451" calcext:value-type="float">
            <text:p>451</text:p>
          </table:table-cell>
          <table:table-cell office:value-type="float" office:value="58.05" calcext:value-type="float">
            <text:p>58.05</text:p>
          </table:table-cell>
          <table:table-cell office:value-type="float" office:value="279" calcext:value-type="float">
            <text:p>279</text:p>
          </table:table-cell>
          <table:table-cell table:style-name="ce10" office:value-type="float" office:value="35.97" calcext:value-type="float">
            <text:p>35.97</text:p>
          </table:table-cell>
          <table:table-cell office:value-type="float" office:value="46" calcext:value-type="float">
            <text:p>46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9.33/90.67</text:p>
          </table:table-cell>
          <table:table-cell office:value-type="float" office:value="378680" calcext:value-type="float">
            <text:p>378680</text:p>
          </table:table-cell>
          <table:table-cell table:formula="of:=SUM([.O212:.U212])" office:value-type="float" office:value="671930" calcext:value-type="float">
            <text:p>671930</text:p>
          </table:table-cell>
          <table:table-cell office:value-type="float" office:value="53381" calcext:value-type="float">
            <text:p>53381</text:p>
          </table:table-cell>
          <table:table-cell table:formula="of:=300378-[.P208]-[.P209]-[.P211]" office:value-type="float" office:value="75775" calcext:value-type="float">
            <text:p>75775</text:p>
          </table:table-cell>
          <table:table-cell table:formula="of:=279912-[.Q209]-[.Q210]" office:value-type="float" office:value="93304" calcext:value-type="float">
            <text:p>93304</text:p>
          </table:table-cell>
          <table:table-cell table:formula="of:=379948-[.R207]-[.R208]-[.R209]" office:value-type="float" office:value="96847" calcext:value-type="float">
            <text:p>96847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4"/>
          <table:table-cell table:formula="of:=[.F212]+[.J212]" office:value-type="float" office:value="497" calcext:value-type="float">
            <text:p>497</text:p>
          </table:table-cell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1013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0:56:46.533838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29:09.952077956</meta:creation-date>
    <dc:date>2018-03-19T16:56:40.946568762</dc:date>
    <meta:editing-duration>PT12H10M33S</meta:editing-duration>
    <meta:editing-cycles>91</meta:editing-cycles>
    <meta:generator>LibreOffice/5.1.6.2$Linux_X86_64 LibreOffice_project/10m0$Build-2</meta:generator>
    <meta:document-statistic meta:table-count="1" meta:cell-count="3740" meta:object-count="0"/>
  </office:meta>
</office:document-meta>
</file>